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504in" svg:height="7.6134in" svg:x="7.1764in" svg:y="0.3972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54068" calcext:value-type="float">
            <text:p>349.54068</text:p>
          </table:table-cell>
          <table:table-cell office:value-type="float" office:value="7194" calcext:value-type="float">
            <text:p>7194</text:p>
          </table:table-cell>
          <table:table-cell office:value-type="float" office:value="349.422485" calcext:value-type="float">
            <text:p>349.422485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25529" calcext:value-type="float">
            <text:p>12.325529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45399" calcext:value-type="float">
            <text:p>4539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394104" calcext:value-type="float">
            <text:p>349.394104</text:p>
          </table:table-cell>
          <table:table-cell office:value-type="float" office:value="7285" calcext:value-type="float">
            <text:p>7285</text:p>
          </table:table-cell>
          <table:table-cell office:value-type="float" office:value="349.433411" calcext:value-type="float">
            <text:p>349.433411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5914" calcext:value-type="float">
            <text:p>12.325914</text:p>
          </table:table-cell>
          <table:table-cell table:formula="of:=[.C2]-[.C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146575999999982" calcext:value-type="float">
            <text:p>0.146575999999982</text:p>
          </table:table-cell>
          <table:table-cell office:value-type="float" office:value="7376" calcext:value-type="float">
            <text:p>7376</text:p>
          </table:table-cell>
          <table:table-cell office:value-type="float" office:value="349.437958" calcext:value-type="float">
            <text:p>349.43795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6075" calcext:value-type="float">
            <text:p>12.326075</text:p>
          </table:table-cell>
          <table:table-cell table:formula="of:=[.C3]-[.C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977264" calcext:value-type="float">
            <text:p>349.977264</text:p>
          </table:table-cell>
          <table:table-cell office:value-type="float" office:value="7467" calcext:value-type="float">
            <text:p>7467</text:p>
          </table:table-cell>
          <table:table-cell office:value-type="float" office:value="349.43454" calcext:value-type="float">
            <text:p>349.4345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5953" calcext:value-type="float">
            <text:p>12.325953</text:p>
          </table:table-cell>
          <table:table-cell table:formula="of:=[.C4]-[.C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9.21817" calcext:value-type="float">
            <text:p>349.21817</text:p>
          </table:table-cell>
          <table:table-cell office:value-type="float" office:value="7558" calcext:value-type="float">
            <text:p>7558</text:p>
          </table:table-cell>
          <table:table-cell office:value-type="float" office:value="349.420929" calcext:value-type="float">
            <text:p>349.420929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5474" calcext:value-type="float">
            <text:p>12.325474</text:p>
          </table:table-cell>
          <table:table-cell table:formula="of:=[.C5]-[.C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0.759094000000005" calcext:value-type="float">
            <text:p>0.759094000000005</text:p>
          </table:table-cell>
          <table:table-cell office:value-type="float" office:value="7649" calcext:value-type="float">
            <text:p>764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216" calcext:value-type="float">
            <text:p>12.325216</text:p>
          </table:table-cell>
          <table:table-cell table:formula="of:=[.C6]-[.C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0" calcext:value-type="float">
            <text:p>7740</text:p>
          </table:table-cell>
          <table:table-cell office:value-type="float" office:value="349.411163" calcext:value-type="float">
            <text:p>349.41116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513" calcext:value-type="float">
            <text:p>12.32513</text:p>
          </table:table-cell>
          <table:table-cell table:formula="of:=[.C7]-[.C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8" calcext:value-type="float">
            <text:p>8</text:p>
          </table:table-cell>
          <table:table-cell office:value-type="float" office:value="7830" calcext:value-type="float">
            <text:p>7830</text:p>
          </table:table-cell>
          <table:table-cell office:value-type="float" office:value="349.44455" calcext:value-type="float">
            <text:p>349.44455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26307" calcext:value-type="float">
            <text:p>12.326307</text:p>
          </table:table-cell>
          <table:table-cell table:formula="of:=[.C8]-[.C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10" calcext:value-type="float">
            <text:p>10</text:p>
          </table:table-cell>
          <table:table-cell office:value-type="float" office:value="7921" calcext:value-type="float">
            <text:p>7921</text:p>
          </table:table-cell>
          <table:table-cell office:value-type="float" office:value="349.449799" calcext:value-type="float">
            <text:p>349.449799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492" calcext:value-type="float">
            <text:p>12.326492</text:p>
          </table:table-cell>
          <table:table-cell table:formula="of:=[.C9]-[.C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 on buss</text:p>
          </table:table-cell>
          <table:table-cell/>
          <table:table-cell office:value-type="float" office:value="8012" calcext:value-type="float">
            <text:p>8012</text:p>
          </table:table-cell>
          <table:table-cell office:value-type="float" office:value="349.442993" calcext:value-type="float">
            <text:p>349.44299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6252" calcext:value-type="float">
            <text:p>12.326252</text:p>
          </table:table-cell>
          <table:table-cell table:formula="of:=[.C10]-[.C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3" calcext:value-type="float">
            <text:p>8103</text:p>
          </table:table-cell>
          <table:table-cell office:value-type="float" office:value="349.439575" calcext:value-type="float">
            <text:p>349.439575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6132" calcext:value-type="float">
            <text:p>12.326132</text:p>
          </table:table-cell>
          <table:table-cell table:formula="of:=[.C11]-[.C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194" calcext:value-type="float">
            <text:p>8194</text:p>
          </table:table-cell>
          <table:table-cell office:value-type="float" office:value="349.450928" calcext:value-type="float">
            <text:p>349.450928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6532" calcext:value-type="float">
            <text:p>12.326532</text:p>
          </table:table-cell>
          <table:table-cell table:formula="of:=[.C12]-[.C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5" calcext:value-type="float">
            <text:p>8285</text:p>
          </table:table-cell>
          <table:table-cell office:value-type="float" office:value="349.453674" calcext:value-type="float">
            <text:p>349.45367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6629" calcext:value-type="float">
            <text:p>12.326629</text:p>
          </table:table-cell>
          <table:table-cell table:formula="of:=[.C13]-[.C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6" calcext:value-type="float">
            <text:p>8376</text:p>
          </table:table-cell>
          <table:table-cell office:value-type="float" office:value="349.462097" calcext:value-type="float">
            <text:p>349.46209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6926" calcext:value-type="float">
            <text:p>12.326926</text:p>
          </table:table-cell>
          <table:table-cell table:formula="of:=[.C14]-[.C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7" calcext:value-type="float">
            <text:p>8467</text:p>
          </table:table-cell>
          <table:table-cell office:value-type="float" office:value="349.447083" calcext:value-type="float">
            <text:p>349.44708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6396" calcext:value-type="float">
            <text:p>12.326396</text:p>
          </table:table-cell>
          <table:table-cell table:formula="of:=[.C15]-[.C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8" calcext:value-type="float">
            <text:p>8558</text:p>
          </table:table-cell>
          <table:table-cell office:value-type="float" office:value="349.445923" calcext:value-type="float">
            <text:p>349.445923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6356" calcext:value-type="float">
            <text:p>12.326356</text:p>
          </table:table-cell>
          <table:table-cell table:formula="of:=[.C16]-[.C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9" calcext:value-type="float">
            <text:p>8649</text:p>
          </table:table-cell>
          <table:table-cell office:value-type="float" office:value="349.434326" calcext:value-type="float">
            <text:p>349.43432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5947" calcext:value-type="float">
            <text:p>12.325947</text:p>
          </table:table-cell>
          <table:table-cell table:formula="of:=[.C17]-[.C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40" calcext:value-type="float">
            <text:p>8740</text:p>
          </table:table-cell>
          <table:table-cell office:value-type="float" office:value="349.410706" calcext:value-type="float">
            <text:p>349.410706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5113" calcext:value-type="float">
            <text:p>12.325113</text:p>
          </table:table-cell>
          <table:table-cell table:formula="of:=[.C18]-[.C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1" calcext:value-type="float">
            <text:p>8831</text:p>
          </table:table-cell>
          <table:table-cell office:value-type="float" office:value="349.411591" calcext:value-type="float">
            <text:p>349.41159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5145" calcext:value-type="float">
            <text:p>12.325145</text:p>
          </table:table-cell>
          <table:table-cell table:formula="of:=[.C19]-[.C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2" calcext:value-type="float">
            <text:p>8922</text:p>
          </table:table-cell>
          <table:table-cell office:value-type="float" office:value="349.413391" calcext:value-type="float">
            <text:p>349.413391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208" calcext:value-type="float">
            <text:p>12.325208</text:p>
          </table:table-cell>
          <table:table-cell table:formula="of:=[.C20]-[.C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13" calcext:value-type="float">
            <text:p>9013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25329" calcext:value-type="float">
            <text:p>12.325329</text:p>
          </table:table-cell>
          <table:table-cell table:formula="of:=[.C21]-[.C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04" calcext:value-type="float">
            <text:p>9104</text:p>
          </table:table-cell>
          <table:table-cell office:value-type="float" office:value="349.405945" calcext:value-type="float">
            <text:p>349.40594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4945" calcext:value-type="float">
            <text:p>12.324945</text:p>
          </table:table-cell>
          <table:table-cell table:formula="of:=[.C22]-[.C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5" calcext:value-type="float">
            <text:p>9195</text:p>
          </table:table-cell>
          <table:table-cell office:value-type="float" office:value="349.407501" calcext:value-type="float">
            <text:p>349.40750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5" calcext:value-type="float">
            <text:p>12.325</text:p>
          </table:table-cell>
          <table:table-cell table:formula="of:=[.C23]-[.C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86" calcext:value-type="float">
            <text:p>9286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5152" calcext:value-type="float">
            <text:p>12.325152</text:p>
          </table:table-cell>
          <table:table-cell table:formula="of:=[.C24]-[.C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77" calcext:value-type="float">
            <text:p>9377</text:p>
          </table:table-cell>
          <table:table-cell office:value-type="float" office:value="349.405212" calcext:value-type="float">
            <text:p>349.405212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492" calcext:value-type="float">
            <text:p>12.32492</text:p>
          </table:table-cell>
          <table:table-cell table:formula="of:=[.C25]-[.C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8" calcext:value-type="float">
            <text:p>9468</text:p>
          </table:table-cell>
          <table:table-cell office:value-type="float" office:value="349.411591" calcext:value-type="float">
            <text:p>349.411591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5145" calcext:value-type="float">
            <text:p>12.325145</text:p>
          </table:table-cell>
          <table:table-cell table:formula="of:=[.C26]-[.C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9" calcext:value-type="float">
            <text:p>9559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5634" calcext:value-type="float">
            <text:p>12.325634</text:p>
          </table:table-cell>
          <table:table-cell table:formula="of:=[.C27]-[.C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50" calcext:value-type="float">
            <text:p>9650</text:p>
          </table:table-cell>
          <table:table-cell office:value-type="float" office:value="349.442291" calcext:value-type="float">
            <text:p>349.442291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6227" calcext:value-type="float">
            <text:p>12.326227</text:p>
          </table:table-cell>
          <table:table-cell table:formula="of:=[.C28]-[.C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41" calcext:value-type="float">
            <text:p>9741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5874" calcext:value-type="float">
            <text:p>12.325874</text:p>
          </table:table-cell>
          <table:table-cell table:formula="of:=[.C29]-[.C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32" calcext:value-type="float">
            <text:p>9832</text:p>
          </table:table-cell>
          <table:table-cell office:value-type="float" office:value="349.432526" calcext:value-type="float">
            <text:p>349.43252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883" calcext:value-type="float">
            <text:p>12.325883</text:p>
          </table:table-cell>
          <table:table-cell table:formula="of:=[.C30]-[.C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23" calcext:value-type="float">
            <text:p>9923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329" calcext:value-type="float">
            <text:p>12.325329</text:p>
          </table:table-cell>
          <table:table-cell table:formula="of:=[.C31]-[.C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4" calcext:value-type="float">
            <text:p>10014</text:p>
          </table:table-cell>
          <table:table-cell office:value-type="float" office:value="349.427246" calcext:value-type="float">
            <text:p>349.427246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5697" calcext:value-type="float">
            <text:p>12.325697</text:p>
          </table:table-cell>
          <table:table-cell table:formula="of:=[.C32]-[.C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05" calcext:value-type="float">
            <text:p>10105</text:p>
          </table:table-cell>
          <table:table-cell office:value-type="float" office:value="349.436829" calcext:value-type="float">
            <text:p>349.436829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6035" calcext:value-type="float">
            <text:p>12.326035</text:p>
          </table:table-cell>
          <table:table-cell table:formula="of:=[.C33]-[.C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96" calcext:value-type="float">
            <text:p>10196</text:p>
          </table:table-cell>
          <table:table-cell office:value-type="float" office:value="349.436584" calcext:value-type="float">
            <text:p>349.436584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6026" calcext:value-type="float">
            <text:p>12.326026</text:p>
          </table:table-cell>
          <table:table-cell table:formula="of:=[.C34]-[.C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7" calcext:value-type="float">
            <text:p>10287</text:p>
          </table:table-cell>
          <table:table-cell office:value-type="float" office:value="349.437927" calcext:value-type="float">
            <text:p>349.43792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6074" calcext:value-type="float">
            <text:p>12.326074</text:p>
          </table:table-cell>
          <table:table-cell table:formula="of:=[.C35]-[.C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78" calcext:value-type="float">
            <text:p>10378</text:p>
          </table:table-cell>
          <table:table-cell office:value-type="float" office:value="349.438416" calcext:value-type="float">
            <text:p>349.438416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6091" calcext:value-type="float">
            <text:p>12.326091</text:p>
          </table:table-cell>
          <table:table-cell table:formula="of:=[.C36]-[.C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69" calcext:value-type="float">
            <text:p>10469</text:p>
          </table:table-cell>
          <table:table-cell office:value-type="float" office:value="349.43158" calcext:value-type="float">
            <text:p>349.4315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585" calcext:value-type="float">
            <text:p>12.32585</text:p>
          </table:table-cell>
          <table:table-cell table:formula="of:=[.C37]-[.C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60" calcext:value-type="float">
            <text:p>10560</text:p>
          </table:table-cell>
          <table:table-cell office:value-type="float" office:value="349.423401" calcext:value-type="float">
            <text:p>349.423401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561" calcext:value-type="float">
            <text:p>12.325561</text:p>
          </table:table-cell>
          <table:table-cell table:formula="of:=[.C38]-[.C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51" calcext:value-type="float">
            <text:p>10651</text:p>
          </table:table-cell>
          <table:table-cell office:value-type="float" office:value="349.436584" calcext:value-type="float">
            <text:p>349.43658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6026" calcext:value-type="float">
            <text:p>12.326026</text:p>
          </table:table-cell>
          <table:table-cell table:formula="of:=[.C39]-[.C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42" calcext:value-type="float">
            <text:p>10742</text:p>
          </table:table-cell>
          <table:table-cell office:value-type="float" office:value="349.434296" calcext:value-type="float">
            <text:p>349.43429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5945" calcext:value-type="float">
            <text:p>12.325945</text:p>
          </table:table-cell>
          <table:table-cell table:formula="of:=[.C40]-[.C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33" calcext:value-type="float">
            <text:p>10833</text:p>
          </table:table-cell>
          <table:table-cell office:value-type="float" office:value="349.435211" calcext:value-type="float">
            <text:p>349.43521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977" calcext:value-type="float">
            <text:p>12.325977</text:p>
          </table:table-cell>
          <table:table-cell table:formula="of:=[.C41]-[.C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24" calcext:value-type="float">
            <text:p>10924</text:p>
          </table:table-cell>
          <table:table-cell office:value-type="float" office:value="349.446594" calcext:value-type="float">
            <text:p>349.446594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6379" calcext:value-type="float">
            <text:p>12.326379</text:p>
          </table:table-cell>
          <table:table-cell table:formula="of:=[.C42]-[.C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15" calcext:value-type="float">
            <text:p>11015</text:p>
          </table:table-cell>
          <table:table-cell office:value-type="float" office:value="349.432251" calcext:value-type="float">
            <text:p>349.432251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5873" calcext:value-type="float">
            <text:p>12.325873</text:p>
          </table:table-cell>
          <table:table-cell table:formula="of:=[.C43]-[.C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06" calcext:value-type="float">
            <text:p>11106</text:p>
          </table:table-cell>
          <table:table-cell office:value-type="float" office:value="349.417267" calcext:value-type="float">
            <text:p>349.41726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5345" calcext:value-type="float">
            <text:p>12.325345</text:p>
          </table:table-cell>
          <table:table-cell table:formula="of:=[.C44]-[.C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97" calcext:value-type="float">
            <text:p>11197</text:p>
          </table:table-cell>
          <table:table-cell office:value-type="float" office:value="349.437469" calcext:value-type="float">
            <text:p>349.437469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6057" calcext:value-type="float">
            <text:p>12.326057</text:p>
          </table:table-cell>
          <table:table-cell table:formula="of:=[.C45]-[.C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88" calcext:value-type="float">
            <text:p>11288</text:p>
          </table:table-cell>
          <table:table-cell office:value-type="float" office:value="349.419525" calcext:value-type="float">
            <text:p>349.41952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5424" calcext:value-type="float">
            <text:p>12.325424</text:p>
          </table:table-cell>
          <table:table-cell table:formula="of:=[.C46]-[.C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9" calcext:value-type="float">
            <text:p>11379</text:p>
          </table:table-cell>
          <table:table-cell office:value-type="float" office:value="349.411346" calcext:value-type="float">
            <text:p>349.41134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5136" calcext:value-type="float">
            <text:p>12.325136</text:p>
          </table:table-cell>
          <table:table-cell table:formula="of:=[.C47]-[.C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70" calcext:value-type="float">
            <text:p>11470</text:p>
          </table:table-cell>
          <table:table-cell office:value-type="float" office:value="349.414764" calcext:value-type="float">
            <text:p>349.414764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5256" calcext:value-type="float">
            <text:p>12.325256</text:p>
          </table:table-cell>
          <table:table-cell table:formula="of:=[.C48]-[.C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61" calcext:value-type="float">
            <text:p>11561</text:p>
          </table:table-cell>
          <table:table-cell office:value-type="float" office:value="349.423889" calcext:value-type="float">
            <text:p>349.423889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25579" calcext:value-type="float">
            <text:p>12.325579</text:p>
          </table:table-cell>
          <table:table-cell table:formula="of:=[.C49]-[.C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52" calcext:value-type="float">
            <text:p>11652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6018" calcext:value-type="float">
            <text:p>12.326018</text:p>
          </table:table-cell>
          <table:table-cell table:formula="of:=[.C50]-[.C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43" calcext:value-type="float">
            <text:p>11743</text:p>
          </table:table-cell>
          <table:table-cell office:value-type="float" office:value="349.441132" calcext:value-type="float">
            <text:p>349.441132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6186" calcext:value-type="float">
            <text:p>12.326186</text:p>
          </table:table-cell>
          <table:table-cell table:formula="of:=[.C51]-[.C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34" calcext:value-type="float">
            <text:p>11834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5793" calcext:value-type="float">
            <text:p>12.325793</text:p>
          </table:table-cell>
          <table:table-cell table:formula="of:=[.C52]-[.C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25" calcext:value-type="float">
            <text:p>11925</text:p>
          </table:table-cell>
          <table:table-cell office:value-type="float" office:value="349.444336" calcext:value-type="float">
            <text:p>349.444336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63" calcext:value-type="float">
            <text:p>12.3263</text:p>
          </table:table-cell>
          <table:table-cell table:formula="of:=[.C53]-[.C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16" calcext:value-type="float">
            <text:p>12016</text:p>
          </table:table-cell>
          <table:table-cell office:value-type="float" office:value="349.451843" calcext:value-type="float">
            <text:p>349.451843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565" calcext:value-type="float">
            <text:p>12.326565</text:p>
          </table:table-cell>
          <table:table-cell table:formula="of:=[.C54]-[.C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07" calcext:value-type="float">
            <text:p>12107</text:p>
          </table:table-cell>
          <table:table-cell office:value-type="float" office:value="349.452942" calcext:value-type="float">
            <text:p>349.452942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6603" calcext:value-type="float">
            <text:p>12.326603</text:p>
          </table:table-cell>
          <table:table-cell table:formula="of:=[.C55]-[.C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98" calcext:value-type="float">
            <text:p>12198</text:p>
          </table:table-cell>
          <table:table-cell office:value-type="float" office:value="349.467072" calcext:value-type="float">
            <text:p>349.467072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7102" calcext:value-type="float">
            <text:p>12.327102</text:p>
          </table:table-cell>
          <table:table-cell table:formula="of:=[.C56]-[.C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89" calcext:value-type="float">
            <text:p>12289</text:p>
          </table:table-cell>
          <table:table-cell office:value-type="float" office:value="349.482513" calcext:value-type="float">
            <text:p>349.482513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646" calcext:value-type="float">
            <text:p>12.327646</text:p>
          </table:table-cell>
          <table:table-cell table:formula="of:=[.C57]-[.C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80" calcext:value-type="float">
            <text:p>12380</text:p>
          </table:table-cell>
          <table:table-cell office:value-type="float" office:value="349.480255" calcext:value-type="float">
            <text:p>349.48025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7566" calcext:value-type="float">
            <text:p>12.327566</text:p>
          </table:table-cell>
          <table:table-cell table:formula="of:=[.C58]-[.C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71" calcext:value-type="float">
            <text:p>12471</text:p>
          </table:table-cell>
          <table:table-cell office:value-type="float" office:value="349.461823" calcext:value-type="float">
            <text:p>349.46182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6917" calcext:value-type="float">
            <text:p>12.326917</text:p>
          </table:table-cell>
          <table:table-cell table:formula="of:=[.C59]-[.C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62" calcext:value-type="float">
            <text:p>12562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6595" calcext:value-type="float">
            <text:p>12.326595</text:p>
          </table:table-cell>
          <table:table-cell table:formula="of:=[.C60]-[.C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53" calcext:value-type="float">
            <text:p>12653</text:p>
          </table:table-cell>
          <table:table-cell office:value-type="float" office:value="349.457275" calcext:value-type="float">
            <text:p>349.457275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6756" calcext:value-type="float">
            <text:p>12.326756</text:p>
          </table:table-cell>
          <table:table-cell table:formula="of:=[.C61]-[.C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43" calcext:value-type="float">
            <text:p>12743</text:p>
          </table:table-cell>
          <table:table-cell office:value-type="float" office:value="349.467041" calcext:value-type="float">
            <text:p>349.467041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27101" calcext:value-type="float">
            <text:p>12.327101</text:p>
          </table:table-cell>
          <table:table-cell table:formula="of:=[.C62]-[.C6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34" calcext:value-type="float">
            <text:p>1283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7221" calcext:value-type="float">
            <text:p>12.327221</text:p>
          </table:table-cell>
          <table:table-cell table:formula="of:=[.C63]-[.C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25" calcext:value-type="float">
            <text:p>12925</text:p>
          </table:table-cell>
          <table:table-cell office:value-type="float" office:value="349.479797" calcext:value-type="float">
            <text:p>349.479797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755" calcext:value-type="float">
            <text:p>12.32755</text:p>
          </table:table-cell>
          <table:table-cell table:formula="of:=[.C64]-[.C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16" calcext:value-type="float">
            <text:p>1301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7301" calcext:value-type="float">
            <text:p>12.327301</text:p>
          </table:table-cell>
          <table:table-cell table:formula="of:=[.C65]-[.C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07" calcext:value-type="float">
            <text:p>13107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698" calcext:value-type="float">
            <text:p>12.32698</text:p>
          </table:table-cell>
          <table:table-cell table:formula="of:=[.C66]-[.C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98" calcext:value-type="float">
            <text:p>13198</text:p>
          </table:table-cell>
          <table:table-cell office:value-type="float" office:value="349.467041" calcext:value-type="float">
            <text:p>349.467041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7101" calcext:value-type="float">
            <text:p>12.327101</text:p>
          </table:table-cell>
          <table:table-cell table:formula="of:=[.C67]-[.C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89" calcext:value-type="float">
            <text:p>13289</text:p>
          </table:table-cell>
          <table:table-cell office:value-type="float" office:value="349.470032" calcext:value-type="float">
            <text:p>349.47003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7206" calcext:value-type="float">
            <text:p>12.327206</text:p>
          </table:table-cell>
          <table:table-cell table:formula="of:=[.C68]-[.C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80" calcext:value-type="float">
            <text:p>13380</text:p>
          </table:table-cell>
          <table:table-cell office:value-type="float" office:value="349.475708" calcext:value-type="float">
            <text:p>349.475708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7406" calcext:value-type="float">
            <text:p>12.327406</text:p>
          </table:table-cell>
          <table:table-cell table:formula="of:=[.C69]-[.C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71" calcext:value-type="float">
            <text:p>13471</text:p>
          </table:table-cell>
          <table:table-cell office:value-type="float" office:value="349.474335" calcext:value-type="float">
            <text:p>349.474335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7357" calcext:value-type="float">
            <text:p>12.327357</text:p>
          </table:table-cell>
          <table:table-cell table:formula="of:=[.C70]-[.C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62" calcext:value-type="float">
            <text:p>13562</text:p>
          </table:table-cell>
          <table:table-cell office:value-type="float" office:value="349.478882" calcext:value-type="float">
            <text:p>349.478882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27518" calcext:value-type="float">
            <text:p>12.327518</text:p>
          </table:table-cell>
          <table:table-cell table:formula="of:=[.C71]-[.C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53" calcext:value-type="float">
            <text:p>13653</text:p>
          </table:table-cell>
          <table:table-cell office:value-type="float" office:value="349.45929" calcext:value-type="float">
            <text:p>349.4592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6827" calcext:value-type="float">
            <text:p>12.326827</text:p>
          </table:table-cell>
          <table:table-cell table:formula="of:=[.C72]-[.C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44" calcext:value-type="float">
            <text:p>13744</text:p>
          </table:table-cell>
          <table:table-cell office:value-type="float" office:value="349.447479" calcext:value-type="float">
            <text:p>349.44747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641" calcext:value-type="float">
            <text:p>12.32641</text:p>
          </table:table-cell>
          <table:table-cell table:formula="of:=[.C73]-[.C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35" calcext:value-type="float">
            <text:p>13835</text:p>
          </table:table-cell>
          <table:table-cell office:value-type="float" office:value="349.436157" calcext:value-type="float">
            <text:p>349.43615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1" calcext:value-type="float">
            <text:p>12.326011</text:p>
          </table:table-cell>
          <table:table-cell table:formula="of:=[.C74]-[.C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26" calcext:value-type="float">
            <text:p>13926</text:p>
          </table:table-cell>
          <table:table-cell office:value-type="float" office:value="349.437042" calcext:value-type="float">
            <text:p>349.43704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6042" calcext:value-type="float">
            <text:p>12.326042</text:p>
          </table:table-cell>
          <table:table-cell table:formula="of:=[.C75]-[.C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17" calcext:value-type="float">
            <text:p>14017</text:p>
          </table:table-cell>
          <table:table-cell office:value-type="float" office:value="349.445007" calcext:value-type="float">
            <text:p>349.44500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6324" calcext:value-type="float">
            <text:p>12.326324</text:p>
          </table:table-cell>
          <table:table-cell table:formula="of:=[.C76]-[.C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08" calcext:value-type="float">
            <text:p>14108</text:p>
          </table:table-cell>
          <table:table-cell office:value-type="float" office:value="349.442261" calcext:value-type="float">
            <text:p>349.44226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6226" calcext:value-type="float">
            <text:p>12.326226</text:p>
          </table:table-cell>
          <table:table-cell table:formula="of:=[.C77]-[.C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99" calcext:value-type="float">
            <text:p>14199</text:p>
          </table:table-cell>
          <table:table-cell office:value-type="float" office:value="349.452026" calcext:value-type="float">
            <text:p>349.452026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6571" calcext:value-type="float">
            <text:p>12.326571</text:p>
          </table:table-cell>
          <table:table-cell table:formula="of:=[.C78]-[.C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90" calcext:value-type="float">
            <text:p>14290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6194" calcext:value-type="float">
            <text:p>12.326194</text:p>
          </table:table-cell>
          <table:table-cell table:formula="of:=[.C79]-[.C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81" calcext:value-type="float">
            <text:p>14381</text:p>
          </table:table-cell>
          <table:table-cell office:value-type="float" office:value="349.444763" calcext:value-type="float">
            <text:p>349.44476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315" calcext:value-type="float">
            <text:p>12.326315</text:p>
          </table:table-cell>
          <table:table-cell table:formula="of:=[.C80]-[.C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72" calcext:value-type="float">
            <text:p>14472</text:p>
          </table:table-cell>
          <table:table-cell office:value-type="float" office:value="349.434113" calcext:value-type="float">
            <text:p>349.434113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5939" calcext:value-type="float">
            <text:p>12.325939</text:p>
          </table:table-cell>
          <table:table-cell table:formula="of:=[.C81]-[.C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63" calcext:value-type="float">
            <text:p>14563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6147" calcext:value-type="float">
            <text:p>12.326147</text:p>
          </table:table-cell>
          <table:table-cell table:formula="of:=[.C82]-[.C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54" calcext:value-type="float">
            <text:p>14654</text:p>
          </table:table-cell>
          <table:table-cell office:value-type="float" office:value="349.44931" calcext:value-type="float">
            <text:p>349.44931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6475" calcext:value-type="float">
            <text:p>12.326475</text:p>
          </table:table-cell>
          <table:table-cell table:formula="of:=[.C83]-[.C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45" calcext:value-type="float">
            <text:p>14745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5938" calcext:value-type="float">
            <text:p>12.325938</text:p>
          </table:table-cell>
          <table:table-cell table:formula="of:=[.C84]-[.C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36" calcext:value-type="float">
            <text:p>14836</text:p>
          </table:table-cell>
          <table:table-cell office:value-type="float" office:value="349.432953" calcext:value-type="float">
            <text:p>349.432953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898" calcext:value-type="float">
            <text:p>12.325898</text:p>
          </table:table-cell>
          <table:table-cell table:formula="of:=[.C85]-[.C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27" calcext:value-type="float">
            <text:p>14927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5763" calcext:value-type="float">
            <text:p>12.325763</text:p>
          </table:table-cell>
          <table:table-cell table:formula="of:=[.C86]-[.C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18" calcext:value-type="float">
            <text:p>15018</text:p>
          </table:table-cell>
          <table:table-cell office:value-type="float" office:value="349.42572" calcext:value-type="float">
            <text:p>349.4257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5643" calcext:value-type="float">
            <text:p>12.325643</text:p>
          </table:table-cell>
          <table:table-cell table:formula="of:=[.C87]-[.C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09" calcext:value-type="float">
            <text:p>15109</text:p>
          </table:table-cell>
          <table:table-cell office:value-type="float" office:value="349.409576" calcext:value-type="float">
            <text:p>349.409576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5073" calcext:value-type="float">
            <text:p>12.325073</text:p>
          </table:table-cell>
          <table:table-cell table:formula="of:=[.C88]-[.C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00" calcext:value-type="float">
            <text:p>15200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5105" calcext:value-type="float">
            <text:p>12.325105</text:p>
          </table:table-cell>
          <table:table-cell table:formula="of:=[.C89]-[.C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91" calcext:value-type="float">
            <text:p>15291</text:p>
          </table:table-cell>
          <table:table-cell office:value-type="float" office:value="349.405243" calcext:value-type="float">
            <text:p>349.40524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921" calcext:value-type="float">
            <text:p>12.324921</text:p>
          </table:table-cell>
          <table:table-cell table:formula="of:=[.C90]-[.C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82" calcext:value-type="float">
            <text:p>15382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5233" calcext:value-type="float">
            <text:p>12.325233</text:p>
          </table:table-cell>
          <table:table-cell table:formula="of:=[.C91]-[.C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73" calcext:value-type="float">
            <text:p>15473</text:p>
          </table:table-cell>
          <table:table-cell office:value-type="float" office:value="349.412292" calcext:value-type="float">
            <text:p>349.41229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17" calcext:value-type="float">
            <text:p>12.32517</text:p>
          </table:table-cell>
          <table:table-cell table:formula="of:=[.C92]-[.C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64" calcext:value-type="float">
            <text:p>15564</text:p>
          </table:table-cell>
          <table:table-cell office:value-type="float" office:value="349.415009" calcext:value-type="float">
            <text:p>349.415009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5265" calcext:value-type="float">
            <text:p>12.325265</text:p>
          </table:table-cell>
          <table:table-cell table:formula="of:=[.C93]-[.C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55" calcext:value-type="float">
            <text:p>15655</text:p>
          </table:table-cell>
          <table:table-cell office:value-type="float" office:value="349.442322" calcext:value-type="float">
            <text:p>349.442322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26228" calcext:value-type="float">
            <text:p>12.326228</text:p>
          </table:table-cell>
          <table:table-cell table:formula="of:=[.C94]-[.C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46" calcext:value-type="float">
            <text:p>15746</text:p>
          </table:table-cell>
          <table:table-cell office:value-type="float" office:value="349.464355" calcext:value-type="float">
            <text:p>349.464355</text:p>
          </table:table-cell>
          <table:table-cell office:value-type="float" office:value="349.629547" calcext:value-type="float">
            <text:p>349.629547</text:p>
          </table:table-cell>
          <table:table-cell office:value-type="float" office:value="12.327005" calcext:value-type="float">
            <text:p>12.327005</text:p>
          </table:table-cell>
          <table:table-cell table:formula="of:=[.C95]-[.C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37" calcext:value-type="float">
            <text:p>15837</text:p>
          </table:table-cell>
          <table:table-cell office:value-type="float" office:value="349.47345" calcext:value-type="float">
            <text:p>349.4734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327" calcext:value-type="float">
            <text:p>12.327327</text:p>
          </table:table-cell>
          <table:table-cell table:formula="of:=[.C96]-[.C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28" calcext:value-type="float">
            <text:p>15928</text:p>
          </table:table-cell>
          <table:table-cell office:value-type="float" office:value="349.457977" calcext:value-type="float">
            <text:p>349.45797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678" calcext:value-type="float">
            <text:p>12.32678</text:p>
          </table:table-cell>
          <table:table-cell table:formula="of:=[.C97]-[.C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19" calcext:value-type="float">
            <text:p>16019</text:p>
          </table:table-cell>
          <table:table-cell office:value-type="float" office:value="349.44458" calcext:value-type="float">
            <text:p>349.44458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6308" calcext:value-type="float">
            <text:p>12.326308</text:p>
          </table:table-cell>
          <table:table-cell table:formula="of:=[.C98]-[.C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10" calcext:value-type="float">
            <text:p>16110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6788" calcext:value-type="float">
            <text:p>12.326788</text:p>
          </table:table-cell>
          <table:table-cell table:formula="of:=[.C99]-[.C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01" calcext:value-type="float">
            <text:p>16201</text:p>
          </table:table-cell>
          <table:table-cell office:value-type="float" office:value="349.472748" calcext:value-type="float">
            <text:p>349.472748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7302" calcext:value-type="float">
            <text:p>12.327302</text:p>
          </table:table-cell>
          <table:table-cell table:formula="of:=[.C100]-[.C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92" calcext:value-type="float">
            <text:p>16292</text:p>
          </table:table-cell>
          <table:table-cell office:value-type="float" office:value="349.467773" calcext:value-type="float">
            <text:p>349.467773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7127" calcext:value-type="float">
            <text:p>12.327127</text:p>
          </table:table-cell>
          <table:table-cell table:formula="of:=[.C101]-[.C1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83" calcext:value-type="float">
            <text:p>16383</text:p>
          </table:table-cell>
          <table:table-cell office:value-type="float" office:value="349.480713" calcext:value-type="float">
            <text:p>349.480713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7582" calcext:value-type="float">
            <text:p>12.327582</text:p>
          </table:table-cell>
          <table:table-cell table:formula="of:=[.C102]-[.C1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74" calcext:value-type="float">
            <text:p>16474</text:p>
          </table:table-cell>
          <table:table-cell office:value-type="float" office:value="349.472992" calcext:value-type="float">
            <text:p>349.47299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7311" calcext:value-type="float">
            <text:p>12.327311</text:p>
          </table:table-cell>
          <table:table-cell table:formula="of:=[.C103]-[.C1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65" calcext:value-type="float">
            <text:p>16565</text:p>
          </table:table-cell>
          <table:table-cell office:value-type="float" office:value="349.464355" calcext:value-type="float">
            <text:p>349.464355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005" calcext:value-type="float">
            <text:p>12.327005</text:p>
          </table:table-cell>
          <table:table-cell table:formula="of:=[.C104]-[.C1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56" calcext:value-type="float">
            <text:p>16656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6211" calcext:value-type="float">
            <text:p>12.326211</text:p>
          </table:table-cell>
          <table:table-cell table:formula="of:=[.C105]-[.C1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47" calcext:value-type="float">
            <text:p>16747</text:p>
          </table:table-cell>
          <table:table-cell office:value-type="float" office:value="349.436615" calcext:value-type="float">
            <text:p>349.43661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6027" calcext:value-type="float">
            <text:p>12.326027</text:p>
          </table:table-cell>
          <table:table-cell table:formula="of:=[.C106]-[.C1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38" calcext:value-type="float">
            <text:p>16838</text:p>
          </table:table-cell>
          <table:table-cell office:value-type="float" office:value="349.461609" calcext:value-type="float">
            <text:p>349.461609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6909" calcext:value-type="float">
            <text:p>12.326909</text:p>
          </table:table-cell>
          <table:table-cell table:formula="of:=[.C107]-[.C1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29" calcext:value-type="float">
            <text:p>16929</text:p>
          </table:table-cell>
          <table:table-cell office:value-type="float" office:value="349.457947" calcext:value-type="float">
            <text:p>349.45794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6779" calcext:value-type="float">
            <text:p>12.326779</text:p>
          </table:table-cell>
          <table:table-cell table:formula="of:=[.C108]-[.C1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20" calcext:value-type="float">
            <text:p>17020</text:p>
          </table:table-cell>
          <table:table-cell office:value-type="float" office:value="349.441162" calcext:value-type="float">
            <text:p>349.44116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6187" calcext:value-type="float">
            <text:p>12.326187</text:p>
          </table:table-cell>
          <table:table-cell table:formula="of:=[.C109]-[.C1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11" calcext:value-type="float">
            <text:p>17111</text:p>
          </table:table-cell>
          <table:table-cell office:value-type="float" office:value="349.424103" calcext:value-type="float">
            <text:p>349.42410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5585" calcext:value-type="float">
            <text:p>12.325585</text:p>
          </table:table-cell>
          <table:table-cell table:formula="of:=[.C110]-[.C1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02" calcext:value-type="float">
            <text:p>17202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5233" calcext:value-type="float">
            <text:p>12.325233</text:p>
          </table:table-cell>
          <table:table-cell table:formula="of:=[.C111]-[.C1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93" calcext:value-type="float">
            <text:p>17293</text:p>
          </table:table-cell>
          <table:table-cell office:value-type="float" office:value="349.419342" calcext:value-type="float">
            <text:p>349.419342</text:p>
          </table:table-cell>
          <table:table-cell office:value-type="float" office:value="349.595459" calcext:value-type="float">
            <text:p>349.595459</text:p>
          </table:table-cell>
          <table:table-cell office:value-type="float" office:value="12.325418" calcext:value-type="float">
            <text:p>12.325418</text:p>
          </table:table-cell>
          <table:table-cell table:formula="of:=[.C112]-[.C1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84" calcext:value-type="float">
            <text:p>17384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5793" calcext:value-type="float">
            <text:p>12.325793</text:p>
          </table:table-cell>
          <table:table-cell table:formula="of:=[.C113]-[.C1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74" calcext:value-type="float">
            <text:p>17474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5682" calcext:value-type="float">
            <text:p>12.325682</text:p>
          </table:table-cell>
          <table:table-cell table:formula="of:=[.C114]-[.C11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65" calcext:value-type="float">
            <text:p>17565</text:p>
          </table:table-cell>
          <table:table-cell office:value-type="float" office:value="349.447937" calcext:value-type="float">
            <text:p>349.447937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26427" calcext:value-type="float">
            <text:p>12.326427</text:p>
          </table:table-cell>
          <table:table-cell table:formula="of:=[.C115]-[.C1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56" calcext:value-type="float">
            <text:p>17656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6018" calcext:value-type="float">
            <text:p>12.326018</text:p>
          </table:table-cell>
          <table:table-cell table:formula="of:=[.C116]-[.C1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47" calcext:value-type="float">
            <text:p>17747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602" calcext:value-type="float">
            <text:p>12.325602</text:p>
          </table:table-cell>
          <table:table-cell table:formula="of:=[.C117]-[.C1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38" calcext:value-type="float">
            <text:p>17838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6547" calcext:value-type="float">
            <text:p>12.326547</text:p>
          </table:table-cell>
          <table:table-cell table:formula="of:=[.C118]-[.C1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29" calcext:value-type="float">
            <text:p>17929</text:p>
          </table:table-cell>
          <table:table-cell office:value-type="float" office:value="349.461609" calcext:value-type="float">
            <text:p>349.46160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6909" calcext:value-type="float">
            <text:p>12.326909</text:p>
          </table:table-cell>
          <table:table-cell table:formula="of:=[.C119]-[.C1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20" calcext:value-type="float">
            <text:p>18020</text:p>
          </table:table-cell>
          <table:table-cell office:value-type="float" office:value="349.461609" calcext:value-type="float">
            <text:p>349.46160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6909" calcext:value-type="float">
            <text:p>12.326909</text:p>
          </table:table-cell>
          <table:table-cell table:formula="of:=[.C120]-[.C1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11" calcext:value-type="float">
            <text:p>18111</text:p>
          </table:table-cell>
          <table:table-cell office:value-type="float" office:value="349.47229" calcext:value-type="float">
            <text:p>349.47229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7286" calcext:value-type="float">
            <text:p>12.327286</text:p>
          </table:table-cell>
          <table:table-cell table:formula="of:=[.C121]-[.C1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02" calcext:value-type="float">
            <text:p>18202</text:p>
          </table:table-cell>
          <table:table-cell office:value-type="float" office:value="349.437286" calcext:value-type="float">
            <text:p>349.437286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26051" calcext:value-type="float">
            <text:p>12.326051</text:p>
          </table:table-cell>
          <table:table-cell table:formula="of:=[.C122]-[.C1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93" calcext:value-type="float">
            <text:p>18293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6162" calcext:value-type="float">
            <text:p>12.326162</text:p>
          </table:table-cell>
          <table:table-cell table:formula="of:=[.C123]-[.C1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84" calcext:value-type="float">
            <text:p>18384</text:p>
          </table:table-cell>
          <table:table-cell office:value-type="float" office:value="349.436157" calcext:value-type="float">
            <text:p>349.43615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6011" calcext:value-type="float">
            <text:p>12.326011</text:p>
          </table:table-cell>
          <table:table-cell table:formula="of:=[.C124]-[.C1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75" calcext:value-type="float">
            <text:p>18475</text:p>
          </table:table-cell>
          <table:table-cell office:value-type="float" office:value="349.434998" calcext:value-type="float">
            <text:p>349.434998</text:p>
          </table:table-cell>
          <table:table-cell office:value-type="float" office:value="349.604553" calcext:value-type="float">
            <text:p>349.604553</text:p>
          </table:table-cell>
          <table:table-cell office:value-type="float" office:value="12.32597" calcext:value-type="float">
            <text:p>12.32597</text:p>
          </table:table-cell>
          <table:table-cell table:formula="of:=[.C125]-[.C1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66" calcext:value-type="float">
            <text:p>18566</text:p>
          </table:table-cell>
          <table:table-cell office:value-type="float" office:value="349.461792" calcext:value-type="float">
            <text:p>349.461792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6915" calcext:value-type="float">
            <text:p>12.326915</text:p>
          </table:table-cell>
          <table:table-cell table:formula="of:=[.C126]-[.C1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57" calcext:value-type="float">
            <text:p>18657</text:p>
          </table:table-cell>
          <table:table-cell office:value-type="float" office:value="349.452026" calcext:value-type="float">
            <text:p>349.452026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6571" calcext:value-type="float">
            <text:p>12.326571</text:p>
          </table:table-cell>
          <table:table-cell table:formula="of:=[.C127]-[.C1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48" calcext:value-type="float">
            <text:p>18748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6612" calcext:value-type="float">
            <text:p>12.326612</text:p>
          </table:table-cell>
          <table:table-cell table:formula="of:=[.C128]-[.C1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39" calcext:value-type="float">
            <text:p>18839</text:p>
          </table:table-cell>
          <table:table-cell office:value-type="float" office:value="349.46405" calcext:value-type="float">
            <text:p>349.46405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6995" calcext:value-type="float">
            <text:p>12.326995</text:p>
          </table:table-cell>
          <table:table-cell table:formula="of:=[.C129]-[.C1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30" calcext:value-type="float">
            <text:p>18930</text:p>
          </table:table-cell>
          <table:table-cell office:value-type="float" office:value="349.48111" calcext:value-type="float">
            <text:p>349.48111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7597" calcext:value-type="float">
            <text:p>12.327597</text:p>
          </table:table-cell>
          <table:table-cell table:formula="of:=[.C130]-[.C1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21" calcext:value-type="float">
            <text:p>19021</text:p>
          </table:table-cell>
          <table:table-cell office:value-type="float" office:value="349.479736" calcext:value-type="float">
            <text:p>349.479736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7548" calcext:value-type="float">
            <text:p>12.327548</text:p>
          </table:table-cell>
          <table:table-cell table:formula="of:=[.C131]-[.C1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12" calcext:value-type="float">
            <text:p>19112</text:p>
          </table:table-cell>
          <table:table-cell office:value-type="float" office:value="349.496582" calcext:value-type="float">
            <text:p>349.49658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8142" calcext:value-type="float">
            <text:p>12.328142</text:p>
          </table:table-cell>
          <table:table-cell table:formula="of:=[.C132]-[.C1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03" calcext:value-type="float">
            <text:p>19203</text:p>
          </table:table-cell>
          <table:table-cell office:value-type="float" office:value="349.479095" calcext:value-type="float">
            <text:p>349.47909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7525" calcext:value-type="float">
            <text:p>12.327525</text:p>
          </table:table-cell>
          <table:table-cell table:formula="of:=[.C133]-[.C1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94" calcext:value-type="float">
            <text:p>19294</text:p>
          </table:table-cell>
          <table:table-cell office:value-type="float" office:value="349.485901" calcext:value-type="float">
            <text:p>349.485901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7765" calcext:value-type="float">
            <text:p>12.327765</text:p>
          </table:table-cell>
          <table:table-cell table:formula="of:=[.C134]-[.C1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85" calcext:value-type="float">
            <text:p>19385</text:p>
          </table:table-cell>
          <table:table-cell office:value-type="float" office:value="349.461823" calcext:value-type="float">
            <text:p>349.46182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6917" calcext:value-type="float">
            <text:p>12.326917</text:p>
          </table:table-cell>
          <table:table-cell table:formula="of:=[.C135]-[.C1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76" calcext:value-type="float">
            <text:p>19476</text:p>
          </table:table-cell>
          <table:table-cell office:value-type="float" office:value="349.458649" calcext:value-type="float">
            <text:p>349.458649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6804" calcext:value-type="float">
            <text:p>12.326804</text:p>
          </table:table-cell>
          <table:table-cell table:formula="of:=[.C136]-[.C1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67" calcext:value-type="float">
            <text:p>19567</text:p>
          </table:table-cell>
          <table:table-cell office:value-type="float" office:value="349.475922" calcext:value-type="float">
            <text:p>349.475922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7414" calcext:value-type="float">
            <text:p>12.327414</text:p>
          </table:table-cell>
          <table:table-cell table:formula="of:=[.C137]-[.C1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58" calcext:value-type="float">
            <text:p>19658</text:p>
          </table:table-cell>
          <table:table-cell office:value-type="float" office:value="349.469788" calcext:value-type="float">
            <text:p>349.469788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7197" calcext:value-type="float">
            <text:p>12.327197</text:p>
          </table:table-cell>
          <table:table-cell table:formula="of:=[.C138]-[.C1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49" calcext:value-type="float">
            <text:p>19749</text:p>
          </table:table-cell>
          <table:table-cell office:value-type="float" office:value="349.457947" calcext:value-type="float">
            <text:p>349.45794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6779" calcext:value-type="float">
            <text:p>12.326779</text:p>
          </table:table-cell>
          <table:table-cell table:formula="of:=[.C139]-[.C1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40" calcext:value-type="float">
            <text:p>19840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6259" calcext:value-type="float">
            <text:p>12.326259</text:p>
          </table:table-cell>
          <table:table-cell table:formula="of:=[.C140]-[.C1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31" calcext:value-type="float">
            <text:p>19931</text:p>
          </table:table-cell>
          <table:table-cell office:value-type="float" office:value="349.420227" calcext:value-type="float">
            <text:p>349.42022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5449" calcext:value-type="float">
            <text:p>12.325449</text:p>
          </table:table-cell>
          <table:table-cell table:formula="of:=[.C141]-[.C1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22" calcext:value-type="float">
            <text:p>20022</text:p>
          </table:table-cell>
          <table:table-cell office:value-type="float" office:value="349.42453" calcext:value-type="float">
            <text:p>349.42453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5601" calcext:value-type="float">
            <text:p>12.325601</text:p>
          </table:table-cell>
          <table:table-cell table:formula="of:=[.C142]-[.C1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3" calcext:value-type="float">
            <text:p>20113</text:p>
          </table:table-cell>
          <table:table-cell office:value-type="float" office:value="349.449982" calcext:value-type="float">
            <text:p>349.449982</text:p>
          </table:table-cell>
          <table:table-cell office:value-type="float" office:value="349.661377" calcext:value-type="float">
            <text:p>349.661377</text:p>
          </table:table-cell>
          <table:table-cell office:value-type="float" office:value="12.326499" calcext:value-type="float">
            <text:p>12.326499</text:p>
          </table:table-cell>
          <table:table-cell table:formula="of:=[.C143]-[.C1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04" calcext:value-type="float">
            <text:p>20204</text:p>
          </table:table-cell>
          <table:table-cell office:value-type="float" office:value="349.447021" calcext:value-type="float">
            <text:p>349.44702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6394" calcext:value-type="float">
            <text:p>12.326394</text:p>
          </table:table-cell>
          <table:table-cell table:formula="of:=[.C144]-[.C1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95" calcext:value-type="float">
            <text:p>20295</text:p>
          </table:table-cell>
          <table:table-cell office:value-type="float" office:value="349.464996" calcext:value-type="float">
            <text:p>349.464996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7028" calcext:value-type="float">
            <text:p>12.327028</text:p>
          </table:table-cell>
          <table:table-cell table:formula="of:=[.C145]-[.C1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86" calcext:value-type="float">
            <text:p>20386</text:p>
          </table:table-cell>
          <table:table-cell office:value-type="float" office:value="349.467255" calcext:value-type="float">
            <text:p>349.467255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27108" calcext:value-type="float">
            <text:p>12.327108</text:p>
          </table:table-cell>
          <table:table-cell table:formula="of:=[.C146]-[.C1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77" calcext:value-type="float">
            <text:p>20477</text:p>
          </table:table-cell>
          <table:table-cell office:value-type="float" office:value="349.461792" calcext:value-type="float">
            <text:p>349.46179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915" calcext:value-type="float">
            <text:p>12.326915</text:p>
          </table:table-cell>
          <table:table-cell table:formula="of:=[.C147]-[.C1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68" calcext:value-type="float">
            <text:p>20568</text:p>
          </table:table-cell>
          <table:table-cell office:value-type="float" office:value="349.464294" calcext:value-type="float">
            <text:p>349.464294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7003" calcext:value-type="float">
            <text:p>12.327003</text:p>
          </table:table-cell>
          <table:table-cell table:formula="of:=[.C148]-[.C1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59" calcext:value-type="float">
            <text:p>20659</text:p>
          </table:table-cell>
          <table:table-cell office:value-type="float" office:value="349.470886" calcext:value-type="float">
            <text:p>349.47088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236" calcext:value-type="float">
            <text:p>12.327236</text:p>
          </table:table-cell>
          <table:table-cell table:formula="of:=[.C149]-[.C1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50" calcext:value-type="float">
            <text:p>20750</text:p>
          </table:table-cell>
          <table:table-cell office:value-type="float" office:value="349.47113" calcext:value-type="float">
            <text:p>349.4711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7245" calcext:value-type="float">
            <text:p>12.327245</text:p>
          </table:table-cell>
          <table:table-cell table:formula="of:=[.C150]-[.C1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41" calcext:value-type="float">
            <text:p>20841</text:p>
          </table:table-cell>
          <table:table-cell office:value-type="float" office:value="349.495911" calcext:value-type="float">
            <text:p>349.495911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118" calcext:value-type="float">
            <text:p>12.328118</text:p>
          </table:table-cell>
          <table:table-cell table:formula="of:=[.C151]-[.C1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32" calcext:value-type="float">
            <text:p>20932</text:p>
          </table:table-cell>
          <table:table-cell office:value-type="float" office:value="349.496155" calcext:value-type="float">
            <text:p>349.496155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8127" calcext:value-type="float">
            <text:p>12.328127</text:p>
          </table:table-cell>
          <table:table-cell table:formula="of:=[.C152]-[.C1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23" calcext:value-type="float">
            <text:p>21023</text:p>
          </table:table-cell>
          <table:table-cell office:value-type="float" office:value="349.475677" calcext:value-type="float">
            <text:p>349.475677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7405" calcext:value-type="float">
            <text:p>12.327405</text:p>
          </table:table-cell>
          <table:table-cell table:formula="of:=[.C153]-[.C1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14" calcext:value-type="float">
            <text:p>21114</text:p>
          </table:table-cell>
          <table:table-cell office:value-type="float" office:value="349.484558" calcext:value-type="float">
            <text:p>349.484558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7719" calcext:value-type="float">
            <text:p>12.327719</text:p>
          </table:table-cell>
          <table:table-cell table:formula="of:=[.C154]-[.C1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05" calcext:value-type="float">
            <text:p>21205</text:p>
          </table:table-cell>
          <table:table-cell office:value-type="float" office:value="349.464783" calcext:value-type="float">
            <text:p>349.464783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7021" calcext:value-type="float">
            <text:p>12.327021</text:p>
          </table:table-cell>
          <table:table-cell table:formula="of:=[.C155]-[.C1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96" calcext:value-type="float">
            <text:p>21296</text:p>
          </table:table-cell>
          <table:table-cell office:value-type="float" office:value="349.444305" calcext:value-type="float">
            <text:p>349.44430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6299" calcext:value-type="float">
            <text:p>12.326299</text:p>
          </table:table-cell>
          <table:table-cell table:formula="of:=[.C156]-[.C1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87" calcext:value-type="float">
            <text:p>21387</text:p>
          </table:table-cell>
          <table:table-cell office:value-type="float" office:value="349.451111" calcext:value-type="float">
            <text:p>349.451111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6538" calcext:value-type="float">
            <text:p>12.326538</text:p>
          </table:table-cell>
          <table:table-cell table:formula="of:=[.C157]-[.C1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78" calcext:value-type="float">
            <text:p>21478</text:p>
          </table:table-cell>
          <table:table-cell office:value-type="float" office:value="349.459534" calcext:value-type="float">
            <text:p>349.459534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6836" calcext:value-type="float">
            <text:p>12.326836</text:p>
          </table:table-cell>
          <table:table-cell table:formula="of:=[.C158]-[.C1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69" calcext:value-type="float">
            <text:p>21569</text:p>
          </table:table-cell>
          <table:table-cell office:value-type="float" office:value="349.470428" calcext:value-type="float">
            <text:p>349.470428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722" calcext:value-type="float">
            <text:p>12.32722</text:p>
          </table:table-cell>
          <table:table-cell table:formula="of:=[.C159]-[.C1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60" calcext:value-type="float">
            <text:p>21660</text:p>
          </table:table-cell>
          <table:table-cell office:value-type="float" office:value="349.476105" calcext:value-type="float">
            <text:p>349.476105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742" calcext:value-type="float">
            <text:p>12.32742</text:p>
          </table:table-cell>
          <table:table-cell table:formula="of:=[.C160]-[.C1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51" calcext:value-type="float">
            <text:p>21751</text:p>
          </table:table-cell>
          <table:table-cell office:value-type="float" office:value="349.463593" calcext:value-type="float">
            <text:p>349.46359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6979" calcext:value-type="float">
            <text:p>12.326979</text:p>
          </table:table-cell>
          <table:table-cell table:formula="of:=[.C161]-[.C1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42" calcext:value-type="float">
            <text:p>21842</text:p>
          </table:table-cell>
          <table:table-cell office:value-type="float" office:value="349.464081" calcext:value-type="float">
            <text:p>349.464081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96" calcext:value-type="float">
            <text:p>12.326996</text:p>
          </table:table-cell>
          <table:table-cell table:formula="of:=[.C162]-[.C1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33" calcext:value-type="float">
            <text:p>21933</text:p>
          </table:table-cell>
          <table:table-cell office:value-type="float" office:value="349.491821" calcext:value-type="float">
            <text:p>349.491821</text:p>
          </table:table-cell>
          <table:table-cell office:value-type="float" office:value="349.7341" calcext:value-type="float">
            <text:p>349.7341</text:p>
          </table:table-cell>
          <table:table-cell office:value-type="float" office:value="12.327974" calcext:value-type="float">
            <text:p>12.327974</text:p>
          </table:table-cell>
          <table:table-cell table:formula="of:=[.C163]-[.C1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24" calcext:value-type="float">
            <text:p>22024</text:p>
          </table:table-cell>
          <table:table-cell office:value-type="float" office:value="349.46701" calcext:value-type="float">
            <text:p>349.46701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71" calcext:value-type="float">
            <text:p>12.3271</text:p>
          </table:table-cell>
          <table:table-cell table:formula="of:=[.C164]-[.C1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15" calcext:value-type="float">
            <text:p>22115</text:p>
          </table:table-cell>
          <table:table-cell office:value-type="float" office:value="349.470184" calcext:value-type="float">
            <text:p>349.47018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7211" calcext:value-type="float">
            <text:p>12.327211</text:p>
          </table:table-cell>
          <table:table-cell table:formula="of:=[.C165]-[.C1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06" calcext:value-type="float">
            <text:p>22206</text:p>
          </table:table-cell>
          <table:table-cell office:value-type="float" office:value="349.470886" calcext:value-type="float">
            <text:p>349.47088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7236" calcext:value-type="float">
            <text:p>12.327236</text:p>
          </table:table-cell>
          <table:table-cell table:formula="of:=[.C166]-[.C1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97" calcext:value-type="float">
            <text:p>22297</text:p>
          </table:table-cell>
          <table:table-cell office:value-type="float" office:value="349.454285" calcext:value-type="float">
            <text:p>349.45428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6651" calcext:value-type="float">
            <text:p>12.326651</text:p>
          </table:table-cell>
          <table:table-cell table:formula="of:=[.C167]-[.C1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87" calcext:value-type="float">
            <text:p>22387</text:p>
          </table:table-cell>
          <table:table-cell office:value-type="float" office:value="349.444763" calcext:value-type="float">
            <text:p>349.444763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315" calcext:value-type="float">
            <text:p>12.326315</text:p>
          </table:table-cell>
          <table:table-cell table:formula="of:=[.C168]-[.C16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78" calcext:value-type="float">
            <text:p>22478</text:p>
          </table:table-cell>
          <table:table-cell office:value-type="float" office:value="349.428406" calcext:value-type="float">
            <text:p>349.428406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738" calcext:value-type="float">
            <text:p>12.325738</text:p>
          </table:table-cell>
          <table:table-cell table:formula="of:=[.C169]-[.C1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69" calcext:value-type="float">
            <text:p>22569</text:p>
          </table:table-cell>
          <table:table-cell office:value-type="float" office:value="349.418854" calcext:value-type="float">
            <text:p>349.41885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54" calcext:value-type="float">
            <text:p>12.3254</text:p>
          </table:table-cell>
          <table:table-cell table:formula="of:=[.C170]-[.C1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60" calcext:value-type="float">
            <text:p>22660</text:p>
          </table:table-cell>
          <table:table-cell office:value-type="float" office:value="349.41748" calcext:value-type="float">
            <text:p>349.4174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5353" calcext:value-type="float">
            <text:p>12.325353</text:p>
          </table:table-cell>
          <table:table-cell table:formula="of:=[.C171]-[.C1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51" calcext:value-type="float">
            <text:p>22751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24528" calcext:value-type="float">
            <text:p>12.324528</text:p>
          </table:table-cell>
          <table:table-cell table:formula="of:=[.C172]-[.C1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42" calcext:value-type="float">
            <text:p>22842</text:p>
          </table:table-cell>
          <table:table-cell office:value-type="float" office:value="349.418396" calcext:value-type="float">
            <text:p>349.418396</text:p>
          </table:table-cell>
          <table:table-cell office:value-type="float" office:value="349.977264" calcext:value-type="float">
            <text:p>349.977264</text:p>
          </table:table-cell>
          <table:table-cell office:value-type="float" office:value="12.325384" calcext:value-type="float">
            <text:p>12.325384</text:p>
          </table:table-cell>
          <table:table-cell table:formula="of:=[.C173]-[.C1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33" calcext:value-type="float">
            <text:p>22933</text:p>
          </table:table-cell>
          <table:table-cell office:value-type="float" office:value="349.421143" calcext:value-type="float">
            <text:p>349.42114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5481" calcext:value-type="float">
            <text:p>12.325481</text:p>
          </table:table-cell>
          <table:table-cell table:formula="of:=[.C174]-[.C1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24" calcext:value-type="float">
            <text:p>23024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26435" calcext:value-type="float">
            <text:p>12.326435</text:p>
          </table:table-cell>
          <table:table-cell table:formula="of:=[.C175]-[.C1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15" calcext:value-type="float">
            <text:p>23115</text:p>
          </table:table-cell>
          <table:table-cell office:value-type="float" office:value="349.464294" calcext:value-type="float">
            <text:p>349.464294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7003" calcext:value-type="float">
            <text:p>12.327003</text:p>
          </table:table-cell>
          <table:table-cell table:formula="of:=[.C176]-[.C1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06" calcext:value-type="float">
            <text:p>23206</text:p>
          </table:table-cell>
          <table:table-cell office:value-type="float" office:value="349.48819" calcext:value-type="float">
            <text:p>349.48819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27847" calcext:value-type="float">
            <text:p>12.327847</text:p>
          </table:table-cell>
          <table:table-cell table:formula="of:=[.C177]-[.C1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97" calcext:value-type="float">
            <text:p>23297</text:p>
          </table:table-cell>
          <table:table-cell office:value-type="float" office:value="349.477234" calcext:value-type="float">
            <text:p>349.47723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746" calcext:value-type="float">
            <text:p>12.32746</text:p>
          </table:table-cell>
          <table:table-cell table:formula="of:=[.C178]-[.C1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88" calcext:value-type="float">
            <text:p>23388</text:p>
          </table:table-cell>
          <table:table-cell office:value-type="float" office:value="349.479736" calcext:value-type="float">
            <text:p>349.479736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7548" calcext:value-type="float">
            <text:p>12.327548</text:p>
          </table:table-cell>
          <table:table-cell table:formula="of:=[.C179]-[.C1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79" calcext:value-type="float">
            <text:p>23479</text:p>
          </table:table-cell>
          <table:table-cell office:value-type="float" office:value="349.50177" calcext:value-type="float">
            <text:p>349.50177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28325" calcext:value-type="float">
            <text:p>12.328325</text:p>
          </table:table-cell>
          <table:table-cell table:formula="of:=[.C180]-[.C1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70" calcext:value-type="float">
            <text:p>23570</text:p>
          </table:table-cell>
          <table:table-cell office:value-type="float" office:value="349.499969" calcext:value-type="float">
            <text:p>349.49996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8262" calcext:value-type="float">
            <text:p>12.328262</text:p>
          </table:table-cell>
          <table:table-cell table:formula="of:=[.C181]-[.C1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61" calcext:value-type="float">
            <text:p>23661</text:p>
          </table:table-cell>
          <table:table-cell office:value-type="float" office:value="349.539032" calcext:value-type="float">
            <text:p>349.539032</text:p>
          </table:table-cell>
          <table:table-cell office:value-type="float" office:value="349.620453" calcext:value-type="float">
            <text:p>349.620453</text:p>
          </table:table-cell>
          <table:table-cell office:value-type="float" office:value="12.329639" calcext:value-type="float">
            <text:p>12.329639</text:p>
          </table:table-cell>
          <table:table-cell table:formula="of:=[.C182]-[.C1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52" calcext:value-type="float">
            <text:p>23752</text:p>
          </table:table-cell>
          <table:table-cell office:value-type="float" office:value="349.477478" calcext:value-type="float">
            <text:p>349.47747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7469" calcext:value-type="float">
            <text:p>12.327469</text:p>
          </table:table-cell>
          <table:table-cell table:formula="of:=[.C183]-[.C1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43" calcext:value-type="float">
            <text:p>23843</text:p>
          </table:table-cell>
          <table:table-cell office:value-type="float" office:value="349.491089" calcext:value-type="float">
            <text:p>349.491089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7949" calcext:value-type="float">
            <text:p>12.327949</text:p>
          </table:table-cell>
          <table:table-cell table:formula="of:=[.C184]-[.C1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34" calcext:value-type="float">
            <text:p>23934</text:p>
          </table:table-cell>
          <table:table-cell office:value-type="float" office:value="349.466553" calcext:value-type="float">
            <text:p>349.46655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7084" calcext:value-type="float">
            <text:p>12.327084</text:p>
          </table:table-cell>
          <table:table-cell table:formula="of:=[.C185]-[.C1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25" calcext:value-type="float">
            <text:p>24025</text:p>
          </table:table-cell>
          <table:table-cell office:value-type="float" office:value="349.469971" calcext:value-type="float">
            <text:p>349.469971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27204" calcext:value-type="float">
            <text:p>12.327204</text:p>
          </table:table-cell>
          <table:table-cell table:formula="of:=[.C186]-[.C1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16" calcext:value-type="float">
            <text:p>24116</text:p>
          </table:table-cell>
          <table:table-cell office:value-type="float" office:value="349.450897" calcext:value-type="float">
            <text:p>349.450897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6531" calcext:value-type="float">
            <text:p>12.326531</text:p>
          </table:table-cell>
          <table:table-cell table:formula="of:=[.C187]-[.C1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07" calcext:value-type="float">
            <text:p>24207</text:p>
          </table:table-cell>
          <table:table-cell office:value-type="float" office:value="349.462036" calcext:value-type="float">
            <text:p>349.46203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924" calcext:value-type="float">
            <text:p>12.326924</text:p>
          </table:table-cell>
          <table:table-cell table:formula="of:=[.C188]-[.C1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98" calcext:value-type="float">
            <text:p>24298</text:p>
          </table:table-cell>
          <table:table-cell office:value-type="float" office:value="349.48703" calcext:value-type="float">
            <text:p>349.48703</text:p>
          </table:table-cell>
          <table:table-cell office:value-type="float" office:value="349.693176" calcext:value-type="float">
            <text:p>349.693176</text:p>
          </table:table-cell>
          <table:table-cell office:value-type="float" office:value="12.327806" calcext:value-type="float">
            <text:p>12.327806</text:p>
          </table:table-cell>
          <table:table-cell table:formula="of:=[.C189]-[.C1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89" calcext:value-type="float">
            <text:p>24389</text:p>
          </table:table-cell>
          <table:table-cell office:value-type="float" office:value="349.483856" calcext:value-type="float">
            <text:p>349.483856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27694" calcext:value-type="float">
            <text:p>12.327694</text:p>
          </table:table-cell>
          <table:table-cell table:formula="of:=[.C190]-[.C1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80" calcext:value-type="float">
            <text:p>24480</text:p>
          </table:table-cell>
          <table:table-cell office:value-type="float" office:value="349.490662" calcext:value-type="float">
            <text:p>349.49066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7933" calcext:value-type="float">
            <text:p>12.327933</text:p>
          </table:table-cell>
          <table:table-cell table:formula="of:=[.C191]-[.C1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71" calcext:value-type="float">
            <text:p>24571</text:p>
          </table:table-cell>
          <table:table-cell office:value-type="float" office:value="349.464539" calcext:value-type="float">
            <text:p>349.46453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7012" calcext:value-type="float">
            <text:p>12.327012</text:p>
          </table:table-cell>
          <table:table-cell table:formula="of:=[.C192]-[.C1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62" calcext:value-type="float">
            <text:p>24662</text:p>
          </table:table-cell>
          <table:table-cell office:value-type="float" office:value="349.482483" calcext:value-type="float">
            <text:p>349.482483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7645" calcext:value-type="float">
            <text:p>12.327645</text:p>
          </table:table-cell>
          <table:table-cell table:formula="of:=[.C193]-[.C1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53" calcext:value-type="float">
            <text:p>24753</text:p>
          </table:table-cell>
          <table:table-cell office:value-type="float" office:value="349.50116" calcext:value-type="float">
            <text:p>349.50116</text:p>
          </table:table-cell>
          <table:table-cell office:value-type="float" office:value="349.625" calcext:value-type="float">
            <text:p>349.625</text:p>
          </table:table-cell>
          <table:table-cell office:value-type="float" office:value="12.328304" calcext:value-type="float">
            <text:p>12.328304</text:p>
          </table:table-cell>
          <table:table-cell table:formula="of:=[.C194]-[.C1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44" calcext:value-type="float">
            <text:p>24844</text:p>
          </table:table-cell>
          <table:table-cell office:value-type="float" office:value="349.504761" calcext:value-type="float">
            <text:p>349.50476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8431" calcext:value-type="float">
            <text:p>12.328431</text:p>
          </table:table-cell>
          <table:table-cell table:formula="of:=[.C195]-[.C1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35" calcext:value-type="float">
            <text:p>24935</text:p>
          </table:table-cell>
          <table:table-cell office:value-type="float" office:value="349.497925" calcext:value-type="float">
            <text:p>349.497925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19" calcext:value-type="float">
            <text:p>12.32819</text:p>
          </table:table-cell>
          <table:table-cell table:formula="of:=[.C196]-[.C1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26" calcext:value-type="float">
            <text:p>25026</text:p>
          </table:table-cell>
          <table:table-cell office:value-type="float" office:value="349.491577" calcext:value-type="float">
            <text:p>349.49157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7966" calcext:value-type="float">
            <text:p>12.327966</text:p>
          </table:table-cell>
          <table:table-cell table:formula="of:=[.C197]-[.C1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17" calcext:value-type="float">
            <text:p>2511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7942" calcext:value-type="float">
            <text:p>12.327942</text:p>
          </table:table-cell>
          <table:table-cell table:formula="of:=[.C198]-[.C1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08" calcext:value-type="float">
            <text:p>25208</text:p>
          </table:table-cell>
          <table:table-cell office:value-type="float" office:value="349.471619" calcext:value-type="float">
            <text:p>349.471619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7262" calcext:value-type="float">
            <text:p>12.327262</text:p>
          </table:table-cell>
          <table:table-cell table:formula="of:=[.C199]-[.C1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99" calcext:value-type="float">
            <text:p>25299</text:p>
          </table:table-cell>
          <table:table-cell office:value-type="float" office:value="349.473877" calcext:value-type="float">
            <text:p>349.473877</text:p>
          </table:table-cell>
          <table:table-cell office:value-type="float" office:value="349.575012" calcext:value-type="float">
            <text:p>349.575012</text:p>
          </table:table-cell>
          <table:table-cell office:value-type="float" office:value="12.327341" calcext:value-type="float">
            <text:p>12.327341</text:p>
          </table:table-cell>
          <table:table-cell table:formula="of:=[.C200]-[.C1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90" calcext:value-type="float">
            <text:p>25390</text:p>
          </table:table-cell>
          <table:table-cell office:value-type="float" office:value="349.478638" calcext:value-type="float">
            <text:p>349.478638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51" calcext:value-type="float">
            <text:p>12.32751</text:p>
          </table:table-cell>
          <table:table-cell table:formula="of:=[.C201]-[.C2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81" calcext:value-type="float">
            <text:p>25481</text:p>
          </table:table-cell>
          <table:table-cell office:value-type="float" office:value="349.489075" calcext:value-type="float">
            <text:p>349.48907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7878" calcext:value-type="float">
            <text:p>12.327878</text:p>
          </table:table-cell>
          <table:table-cell table:formula="of:=[.C202]-[.C2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72" calcext:value-type="float">
            <text:p>25572</text:p>
          </table:table-cell>
          <table:table-cell office:value-type="float" office:value="349.464081" calcext:value-type="float">
            <text:p>349.46408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6996" calcext:value-type="float">
            <text:p>12.326996</text:p>
          </table:table-cell>
          <table:table-cell table:formula="of:=[.C203]-[.C2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63" calcext:value-type="float">
            <text:p>25663</text:p>
          </table:table-cell>
          <table:table-cell office:value-type="float" office:value="349.44751" calcext:value-type="float">
            <text:p>349.44751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411" calcext:value-type="float">
            <text:p>12.326411</text:p>
          </table:table-cell>
          <table:table-cell table:formula="of:=[.C204]-[.C2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54" calcext:value-type="float">
            <text:p>25754</text:p>
          </table:table-cell>
          <table:table-cell office:value-type="float" office:value="349.445923" calcext:value-type="float">
            <text:p>349.44592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6356" calcext:value-type="float">
            <text:p>12.326356</text:p>
          </table:table-cell>
          <table:table-cell table:formula="of:=[.C205]-[.C2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45" calcext:value-type="float">
            <text:p>25845</text:p>
          </table:table-cell>
          <table:table-cell office:value-type="float" office:value="349.448883" calcext:value-type="float">
            <text:p>349.448883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646" calcext:value-type="float">
            <text:p>12.32646</text:p>
          </table:table-cell>
          <table:table-cell table:formula="of:=[.C206]-[.C2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36" calcext:value-type="float">
            <text:p>2593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7221" calcext:value-type="float">
            <text:p>12.327221</text:p>
          </table:table-cell>
          <table:table-cell table:formula="of:=[.C207]-[.C2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27" calcext:value-type="float">
            <text:p>26027</text:p>
          </table:table-cell>
          <table:table-cell office:value-type="float" office:value="349.47522" calcext:value-type="float">
            <text:p>349.47522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7389" calcext:value-type="float">
            <text:p>12.327389</text:p>
          </table:table-cell>
          <table:table-cell table:formula="of:=[.C208]-[.C2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18" calcext:value-type="float">
            <text:p>26118</text:p>
          </table:table-cell>
          <table:table-cell office:value-type="float" office:value="349.477478" calcext:value-type="float">
            <text:p>349.477478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7469" calcext:value-type="float">
            <text:p>12.327469</text:p>
          </table:table-cell>
          <table:table-cell table:formula="of:=[.C209]-[.C2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09" calcext:value-type="float">
            <text:p>26209</text:p>
          </table:table-cell>
          <table:table-cell office:value-type="float" office:value="349.474762" calcext:value-type="float">
            <text:p>349.474762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7373" calcext:value-type="float">
            <text:p>12.327373</text:p>
          </table:table-cell>
          <table:table-cell table:formula="of:=[.C210]-[.C2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00" calcext:value-type="float">
            <text:p>26300</text:p>
          </table:table-cell>
          <table:table-cell office:value-type="float" office:value="349.467468" calcext:value-type="float">
            <text:p>349.46746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7115" calcext:value-type="float">
            <text:p>12.327115</text:p>
          </table:table-cell>
          <table:table-cell table:formula="of:=[.C211]-[.C2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91" calcext:value-type="float">
            <text:p>26391</text:p>
          </table:table-cell>
          <table:table-cell office:value-type="float" office:value="349.469971" calcext:value-type="float">
            <text:p>349.469971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204" calcext:value-type="float">
            <text:p>12.327204</text:p>
          </table:table-cell>
          <table:table-cell table:formula="of:=[.C212]-[.C2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82" calcext:value-type="float">
            <text:p>26482</text:p>
          </table:table-cell>
          <table:table-cell office:value-type="float" office:value="349.496338" calcext:value-type="float">
            <text:p>349.496338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28134" calcext:value-type="float">
            <text:p>12.328134</text:p>
          </table:table-cell>
          <table:table-cell table:formula="of:=[.C213]-[.C2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73" calcext:value-type="float">
            <text:p>26573</text:p>
          </table:table-cell>
          <table:table-cell office:value-type="float" office:value="349.510437" calcext:value-type="float">
            <text:p>349.510437</text:p>
          </table:table-cell>
          <table:table-cell office:value-type="float" office:value="349.600006" calcext:value-type="float">
            <text:p>349.600006</text:p>
          </table:table-cell>
          <table:table-cell office:value-type="float" office:value="12.328631" calcext:value-type="float">
            <text:p>12.328631</text:p>
          </table:table-cell>
          <table:table-cell table:formula="of:=[.C214]-[.C2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64" calcext:value-type="float">
            <text:p>26664</text:p>
          </table:table-cell>
          <table:table-cell office:value-type="float" office:value="349.51474" calcext:value-type="float">
            <text:p>349.51474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8783" calcext:value-type="float">
            <text:p>12.328783</text:p>
          </table:table-cell>
          <table:table-cell table:formula="of:=[.C215]-[.C2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55" calcext:value-type="float">
            <text:p>26755</text:p>
          </table:table-cell>
          <table:table-cell office:value-type="float" office:value="349.507477" calcext:value-type="float">
            <text:p>349.507477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8526" calcext:value-type="float">
            <text:p>12.328526</text:p>
          </table:table-cell>
          <table:table-cell table:formula="of:=[.C216]-[.C2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46" calcext:value-type="float">
            <text:p>26846</text:p>
          </table:table-cell>
          <table:table-cell office:value-type="float" office:value="349.496155" calcext:value-type="float">
            <text:p>349.496155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8127" calcext:value-type="float">
            <text:p>12.328127</text:p>
          </table:table-cell>
          <table:table-cell table:formula="of:=[.C217]-[.C2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37" calcext:value-type="float">
            <text:p>26937</text:p>
          </table:table-cell>
          <table:table-cell office:value-type="float" office:value="349.48999" calcext:value-type="float">
            <text:p>349.4899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7909" calcext:value-type="float">
            <text:p>12.327909</text:p>
          </table:table-cell>
          <table:table-cell table:formula="of:=[.C218]-[.C2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28" calcext:value-type="float">
            <text:p>27028</text:p>
          </table:table-cell>
          <table:table-cell office:value-type="float" office:value="349.496826" calcext:value-type="float">
            <text:p>349.496826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28151" calcext:value-type="float">
            <text:p>12.328151</text:p>
          </table:table-cell>
          <table:table-cell table:formula="of:=[.C219]-[.C2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19" calcext:value-type="float">
            <text:p>27119</text:p>
          </table:table-cell>
          <table:table-cell office:value-type="float" office:value="349.478851" calcext:value-type="float">
            <text:p>349.47885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7517" calcext:value-type="float">
            <text:p>12.327517</text:p>
          </table:table-cell>
          <table:table-cell table:formula="of:=[.C220]-[.C2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10" calcext:value-type="float">
            <text:p>27210</text:p>
          </table:table-cell>
          <table:table-cell office:value-type="float" office:value="349.48703" calcext:value-type="float">
            <text:p>349.48703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806" calcext:value-type="float">
            <text:p>12.327806</text:p>
          </table:table-cell>
          <table:table-cell table:formula="of:=[.C221]-[.C2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01" calcext:value-type="float">
            <text:p>27301</text:p>
          </table:table-cell>
          <table:table-cell office:value-type="float" office:value="349.498627" calcext:value-type="float">
            <text:p>349.498627</text:p>
          </table:table-cell>
          <table:table-cell office:value-type="float" office:value="349.604553" calcext:value-type="float">
            <text:p>349.604553</text:p>
          </table:table-cell>
          <table:table-cell office:value-type="float" office:value="12.328215" calcext:value-type="float">
            <text:p>12.328215</text:p>
          </table:table-cell>
          <table:table-cell table:formula="of:=[.C222]-[.C2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92" calcext:value-type="float">
            <text:p>27392</text:p>
          </table:table-cell>
          <table:table-cell office:value-type="float" office:value="349.497955" calcext:value-type="float">
            <text:p>349.497955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8191" calcext:value-type="float">
            <text:p>12.328191</text:p>
          </table:table-cell>
          <table:table-cell table:formula="of:=[.C223]-[.C2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82" calcext:value-type="float">
            <text:p>27482</text:p>
          </table:table-cell>
          <table:table-cell office:value-type="float" office:value="349.470001" calcext:value-type="float">
            <text:p>349.47000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7205" calcext:value-type="float">
            <text:p>12.327205</text:p>
          </table:table-cell>
          <table:table-cell table:formula="of:=[.C224]-[.C22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73" calcext:value-type="float">
            <text:p>27573</text:p>
          </table:table-cell>
          <table:table-cell office:value-type="float" office:value="349.463409" calcext:value-type="float">
            <text:p>349.46340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6972" calcext:value-type="float">
            <text:p>12.326972</text:p>
          </table:table-cell>
          <table:table-cell table:formula="of:=[.C225]-[.C2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64" calcext:value-type="float">
            <text:p>27664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6659" calcext:value-type="float">
            <text:p>12.326659</text:p>
          </table:table-cell>
          <table:table-cell table:formula="of:=[.C226]-[.C2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55" calcext:value-type="float">
            <text:p>27755</text:p>
          </table:table-cell>
          <table:table-cell office:value-type="float" office:value="349.469299" calcext:value-type="float">
            <text:p>349.469299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2718" calcext:value-type="float">
            <text:p>12.32718</text:p>
          </table:table-cell>
          <table:table-cell table:formula="of:=[.C227]-[.C2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46" calcext:value-type="float">
            <text:p>27846</text:p>
          </table:table-cell>
          <table:table-cell office:value-type="float" office:value="349.46521" calcext:value-type="float">
            <text:p>349.4652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7036" calcext:value-type="float">
            <text:p>12.327036</text:p>
          </table:table-cell>
          <table:table-cell table:formula="of:=[.C228]-[.C2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37" calcext:value-type="float">
            <text:p>27937</text:p>
          </table:table-cell>
          <table:table-cell office:value-type="float" office:value="349.442719" calcext:value-type="float">
            <text:p>349.44271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6242" calcext:value-type="float">
            <text:p>12.326242</text:p>
          </table:table-cell>
          <table:table-cell table:formula="of:=[.C229]-[.C2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28" calcext:value-type="float">
            <text:p>28028</text:p>
          </table:table-cell>
          <table:table-cell office:value-type="float" office:value="349.460449" calcext:value-type="float">
            <text:p>349.460449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6868" calcext:value-type="float">
            <text:p>12.326868</text:p>
          </table:table-cell>
          <table:table-cell table:formula="of:=[.C230]-[.C2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19" calcext:value-type="float">
            <text:p>28119</text:p>
          </table:table-cell>
          <table:table-cell office:value-type="float" office:value="349.468201" calcext:value-type="float">
            <text:p>349.468201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27142" calcext:value-type="float">
            <text:p>12.327142</text:p>
          </table:table-cell>
          <table:table-cell table:formula="of:=[.C231]-[.C2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10" calcext:value-type="float">
            <text:p>28210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6788" calcext:value-type="float">
            <text:p>12.326788</text:p>
          </table:table-cell>
          <table:table-cell table:formula="of:=[.C232]-[.C2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01" calcext:value-type="float">
            <text:p>28301</text:p>
          </table:table-cell>
          <table:table-cell office:value-type="float" office:value="349.456116" calcext:value-type="float">
            <text:p>349.456116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6715" calcext:value-type="float">
            <text:p>12.326715</text:p>
          </table:table-cell>
          <table:table-cell table:formula="of:=[.C233]-[.C2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92" calcext:value-type="float">
            <text:p>28392</text:p>
          </table:table-cell>
          <table:table-cell office:value-type="float" office:value="349.476593" calcext:value-type="float">
            <text:p>349.476593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7437" calcext:value-type="float">
            <text:p>12.327437</text:p>
          </table:table-cell>
          <table:table-cell table:formula="of:=[.C234]-[.C2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83" calcext:value-type="float">
            <text:p>28483</text:p>
          </table:table-cell>
          <table:table-cell office:value-type="float" office:value="349.485229" calcext:value-type="float">
            <text:p>349.485229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42" calcext:value-type="float">
            <text:p>12.327742</text:p>
          </table:table-cell>
          <table:table-cell table:formula="of:=[.C235]-[.C2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74" calcext:value-type="float">
            <text:p>28574</text:p>
          </table:table-cell>
          <table:table-cell office:value-type="float" office:value="349.502045" calcext:value-type="float">
            <text:p>349.502045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8335" calcext:value-type="float">
            <text:p>12.328335</text:p>
          </table:table-cell>
          <table:table-cell table:formula="of:=[.C236]-[.C2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65" calcext:value-type="float">
            <text:p>28665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7863" calcext:value-type="float">
            <text:p>12.327863</text:p>
          </table:table-cell>
          <table:table-cell table:formula="of:=[.C237]-[.C2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56" calcext:value-type="float">
            <text:p>28756</text:p>
          </table:table-cell>
          <table:table-cell office:value-type="float" office:value="349.501831" calcext:value-type="float">
            <text:p>349.501831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8327" calcext:value-type="float">
            <text:p>12.328327</text:p>
          </table:table-cell>
          <table:table-cell table:formula="of:=[.C238]-[.C2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47" calcext:value-type="float">
            <text:p>28847</text:p>
          </table:table-cell>
          <table:table-cell office:value-type="float" office:value="349.511383" calcext:value-type="float">
            <text:p>349.511383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8665" calcext:value-type="float">
            <text:p>12.328665</text:p>
          </table:table-cell>
          <table:table-cell table:formula="of:=[.C239]-[.C2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38" calcext:value-type="float">
            <text:p>28938</text:p>
          </table:table-cell>
          <table:table-cell office:value-type="float" office:value="349.507751" calcext:value-type="float">
            <text:p>349.507751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36" calcext:value-type="float">
            <text:p>12.328536</text:p>
          </table:table-cell>
          <table:table-cell table:formula="of:=[.C240]-[.C2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29" calcext:value-type="float">
            <text:p>29029</text:p>
          </table:table-cell>
          <table:table-cell office:value-type="float" office:value="349.489563" calcext:value-type="float">
            <text:p>349.48956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7895" calcext:value-type="float">
            <text:p>12.327895</text:p>
          </table:table-cell>
          <table:table-cell table:formula="of:=[.C241]-[.C2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20" calcext:value-type="float">
            <text:p>29120</text:p>
          </table:table-cell>
          <table:table-cell office:value-type="float" office:value="349.486847" calcext:value-type="float">
            <text:p>349.486847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799" calcext:value-type="float">
            <text:p>12.327799</text:p>
          </table:table-cell>
          <table:table-cell table:formula="of:=[.C242]-[.C2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11" calcext:value-type="float">
            <text:p>29211</text:p>
          </table:table-cell>
          <table:table-cell office:value-type="float" office:value="349.479797" calcext:value-type="float">
            <text:p>349.479797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755" calcext:value-type="float">
            <text:p>12.32755</text:p>
          </table:table-cell>
          <table:table-cell table:formula="of:=[.C243]-[.C2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02" calcext:value-type="float">
            <text:p>29302</text:p>
          </table:table-cell>
          <table:table-cell office:value-type="float" office:value="349.489319" calcext:value-type="float">
            <text:p>349.489319</text:p>
          </table:table-cell>
          <table:table-cell office:value-type="float" office:value="349.620453" calcext:value-type="float">
            <text:p>349.620453</text:p>
          </table:table-cell>
          <table:table-cell office:value-type="float" office:value="12.327887" calcext:value-type="float">
            <text:p>12.327887</text:p>
          </table:table-cell>
          <table:table-cell table:formula="of:=[.C244]-[.C2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93" calcext:value-type="float">
            <text:p>29393</text:p>
          </table:table-cell>
          <table:table-cell office:value-type="float" office:value="349.494324" calcext:value-type="float">
            <text:p>349.494324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8063" calcext:value-type="float">
            <text:p>12.328063</text:p>
          </table:table-cell>
          <table:table-cell table:formula="of:=[.C245]-[.C2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84" calcext:value-type="float">
            <text:p>29484</text:p>
          </table:table-cell>
          <table:table-cell office:value-type="float" office:value="349.47525" calcext:value-type="float">
            <text:p>349.4752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739" calcext:value-type="float">
            <text:p>12.32739</text:p>
          </table:table-cell>
          <table:table-cell table:formula="of:=[.C246]-[.C2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75" calcext:value-type="float">
            <text:p>29575</text:p>
          </table:table-cell>
          <table:table-cell office:value-type="float" office:value="349.467041" calcext:value-type="float">
            <text:p>349.46704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7101" calcext:value-type="float">
            <text:p>12.327101</text:p>
          </table:table-cell>
          <table:table-cell table:formula="of:=[.C247]-[.C2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66" calcext:value-type="float">
            <text:p>29666</text:p>
          </table:table-cell>
          <table:table-cell office:value-type="float" office:value="349.460449" calcext:value-type="float">
            <text:p>349.460449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868" calcext:value-type="float">
            <text:p>12.326868</text:p>
          </table:table-cell>
          <table:table-cell table:formula="of:=[.C248]-[.C2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57" calcext:value-type="float">
            <text:p>29757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6659" calcext:value-type="float">
            <text:p>12.326659</text:p>
          </table:table-cell>
          <table:table-cell table:formula="of:=[.C249]-[.C2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48" calcext:value-type="float">
            <text:p>29848</text:p>
          </table:table-cell>
          <table:table-cell office:value-type="float" office:value="349.464996" calcext:value-type="float">
            <text:p>349.464996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27028" calcext:value-type="float">
            <text:p>12.327028</text:p>
          </table:table-cell>
          <table:table-cell table:formula="of:=[.C250]-[.C2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39" calcext:value-type="float">
            <text:p>29939</text:p>
          </table:table-cell>
          <table:table-cell office:value-type="float" office:value="349.484314" calcext:value-type="float">
            <text:p>349.484314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2771" calcext:value-type="float">
            <text:p>12.32771</text:p>
          </table:table-cell>
          <table:table-cell table:formula="of:=[.C251]-[.C2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30" calcext:value-type="float">
            <text:p>30030</text:p>
          </table:table-cell>
          <table:table-cell office:value-type="float" office:value="349.473633" calcext:value-type="float">
            <text:p>349.47363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7332" calcext:value-type="float">
            <text:p>12.327332</text:p>
          </table:table-cell>
          <table:table-cell table:formula="of:=[.C252]-[.C2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21" calcext:value-type="float">
            <text:p>30121</text:p>
          </table:table-cell>
          <table:table-cell office:value-type="float" office:value="349.475922" calcext:value-type="float">
            <text:p>349.475922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414" calcext:value-type="float">
            <text:p>12.327414</text:p>
          </table:table-cell>
          <table:table-cell table:formula="of:=[.C253]-[.C2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12" calcext:value-type="float">
            <text:p>30212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714" calcext:value-type="float">
            <text:p>12.32714</text:p>
          </table:table-cell>
          <table:table-cell table:formula="of:=[.C254]-[.C2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03" calcext:value-type="float">
            <text:p>30303</text:p>
          </table:table-cell>
          <table:table-cell office:value-type="float" office:value="349.457947" calcext:value-type="float">
            <text:p>349.45794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6779" calcext:value-type="float">
            <text:p>12.326779</text:p>
          </table:table-cell>
          <table:table-cell table:formula="of:=[.C255]-[.C2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94" calcext:value-type="float">
            <text:p>30394</text:p>
          </table:table-cell>
          <table:table-cell office:value-type="float" office:value="349.47998" calcext:value-type="float">
            <text:p>349.47998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27557" calcext:value-type="float">
            <text:p>12.327557</text:p>
          </table:table-cell>
          <table:table-cell table:formula="of:=[.C256]-[.C2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85" calcext:value-type="float">
            <text:p>30485</text:p>
          </table:table-cell>
          <table:table-cell office:value-type="float" office:value="349.498383" calcext:value-type="float">
            <text:p>349.498383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8206" calcext:value-type="float">
            <text:p>12.328206</text:p>
          </table:table-cell>
          <table:table-cell table:formula="of:=[.C257]-[.C2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76" calcext:value-type="float">
            <text:p>30576</text:p>
          </table:table-cell>
          <table:table-cell office:value-type="float" office:value="349.48999" calcext:value-type="float">
            <text:p>349.4899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7909" calcext:value-type="float">
            <text:p>12.327909</text:p>
          </table:table-cell>
          <table:table-cell table:formula="of:=[.C258]-[.C2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67" calcext:value-type="float">
            <text:p>30667</text:p>
          </table:table-cell>
          <table:table-cell office:value-type="float" office:value="349.504974" calcext:value-type="float">
            <text:p>349.504974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28439" calcext:value-type="float">
            <text:p>12.328439</text:p>
          </table:table-cell>
          <table:table-cell table:formula="of:=[.C259]-[.C2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58" calcext:value-type="float">
            <text:p>30758</text:p>
          </table:table-cell>
          <table:table-cell office:value-type="float" office:value="349.485229" calcext:value-type="float">
            <text:p>349.48522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7742" calcext:value-type="float">
            <text:p>12.327742</text:p>
          </table:table-cell>
          <table:table-cell table:formula="of:=[.C260]-[.C2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49" calcext:value-type="float">
            <text:p>30849</text:p>
          </table:table-cell>
          <table:table-cell office:value-type="float" office:value="349.480011" calcext:value-type="float">
            <text:p>349.480011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7558" calcext:value-type="float">
            <text:p>12.327558</text:p>
          </table:table-cell>
          <table:table-cell table:formula="of:=[.C261]-[.C2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40" calcext:value-type="float">
            <text:p>30940</text:p>
          </table:table-cell>
          <table:table-cell office:value-type="float" office:value="349.483673" calcext:value-type="float">
            <text:p>349.48367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7687" calcext:value-type="float">
            <text:p>12.327687</text:p>
          </table:table-cell>
          <table:table-cell table:formula="of:=[.C262]-[.C2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31" calcext:value-type="float">
            <text:p>31031</text:p>
          </table:table-cell>
          <table:table-cell office:value-type="float" office:value="349.480255" calcext:value-type="float">
            <text:p>349.480255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7566" calcext:value-type="float">
            <text:p>12.327566</text:p>
          </table:table-cell>
          <table:table-cell table:formula="of:=[.C263]-[.C2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22" calcext:value-type="float">
            <text:p>31122</text:p>
          </table:table-cell>
          <table:table-cell office:value-type="float" office:value="349.477966" calcext:value-type="float">
            <text:p>349.477966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7486" calcext:value-type="float">
            <text:p>12.327486</text:p>
          </table:table-cell>
          <table:table-cell table:formula="of:=[.C264]-[.C2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13" calcext:value-type="float">
            <text:p>31213</text:p>
          </table:table-cell>
          <table:table-cell office:value-type="float" office:value="349.478455" calcext:value-type="float">
            <text:p>349.478455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7503" calcext:value-type="float">
            <text:p>12.327503</text:p>
          </table:table-cell>
          <table:table-cell table:formula="of:=[.C265]-[.C2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04" calcext:value-type="float">
            <text:p>31304</text:p>
          </table:table-cell>
          <table:table-cell office:value-type="float" office:value="349.465698" calcext:value-type="float">
            <text:p>349.46569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7053" calcext:value-type="float">
            <text:p>12.327053</text:p>
          </table:table-cell>
          <table:table-cell table:formula="of:=[.C266]-[.C2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95" calcext:value-type="float">
            <text:p>31395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636353" calcext:value-type="float">
            <text:p>349.636353</text:p>
          </table:table-cell>
          <table:table-cell office:value-type="float" office:value="12.327365" calcext:value-type="float">
            <text:p>12.327365</text:p>
          </table:table-cell>
          <table:table-cell table:formula="of:=[.C267]-[.C2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86" calcext:value-type="float">
            <text:p>31486</text:p>
          </table:table-cell>
          <table:table-cell office:value-type="float" office:value="349.489746" calcext:value-type="float">
            <text:p>349.489746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7901" calcext:value-type="float">
            <text:p>12.327901</text:p>
          </table:table-cell>
          <table:table-cell table:formula="of:=[.C268]-[.C2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77" calcext:value-type="float">
            <text:p>31577</text:p>
          </table:table-cell>
          <table:table-cell office:value-type="float" office:value="349.48407" calcext:value-type="float">
            <text:p>349.48407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7701" calcext:value-type="float">
            <text:p>12.327701</text:p>
          </table:table-cell>
          <table:table-cell table:formula="of:=[.C269]-[.C2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68" calcext:value-type="float">
            <text:p>31668</text:p>
          </table:table-cell>
          <table:table-cell office:value-type="float" office:value="349.480865" calcext:value-type="float">
            <text:p>349.48086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7588" calcext:value-type="float">
            <text:p>12.327588</text:p>
          </table:table-cell>
          <table:table-cell table:formula="of:=[.C270]-[.C2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58" calcext:value-type="float">
            <text:p>31758</text:p>
          </table:table-cell>
          <table:table-cell office:value-type="float" office:value="349.480164" calcext:value-type="float">
            <text:p>349.480164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7563" calcext:value-type="float">
            <text:p>12.327563</text:p>
          </table:table-cell>
          <table:table-cell table:formula="of:=[.C271]-[.C27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49" calcext:value-type="float">
            <text:p>31849</text:p>
          </table:table-cell>
          <table:table-cell office:value-type="float" office:value="349.489258" calcext:value-type="float">
            <text:p>349.489258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7884" calcext:value-type="float">
            <text:p>12.327884</text:p>
          </table:table-cell>
          <table:table-cell table:formula="of:=[.C272]-[.C2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40" calcext:value-type="float">
            <text:p>31940</text:p>
          </table:table-cell>
          <table:table-cell office:value-type="float" office:value="349.478821" calcext:value-type="float">
            <text:p>349.478821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7516" calcext:value-type="float">
            <text:p>12.327516</text:p>
          </table:table-cell>
          <table:table-cell table:formula="of:=[.C273]-[.C2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31" calcext:value-type="float">
            <text:p>32031</text:p>
          </table:table-cell>
          <table:table-cell office:value-type="float" office:value="349.490417" calcext:value-type="float">
            <text:p>349.490417</text:p>
          </table:table-cell>
          <table:table-cell office:value-type="float" office:value="349.636353" calcext:value-type="float">
            <text:p>349.636353</text:p>
          </table:table-cell>
          <table:table-cell office:value-type="float" office:value="12.327925" calcext:value-type="float">
            <text:p>12.327925</text:p>
          </table:table-cell>
          <table:table-cell table:formula="of:=[.C274]-[.C2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22" calcext:value-type="float">
            <text:p>32122</text:p>
          </table:table-cell>
          <table:table-cell office:value-type="float" office:value="349.489502" calcext:value-type="float">
            <text:p>349.489502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7892" calcext:value-type="float">
            <text:p>12.327892</text:p>
          </table:table-cell>
          <table:table-cell table:formula="of:=[.C275]-[.C2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13" calcext:value-type="float">
            <text:p>32213</text:p>
          </table:table-cell>
          <table:table-cell office:value-type="float" office:value="349.48999" calcext:value-type="float">
            <text:p>349.48999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7909" calcext:value-type="float">
            <text:p>12.327909</text:p>
          </table:table-cell>
          <table:table-cell table:formula="of:=[.C276]-[.C2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04" calcext:value-type="float">
            <text:p>32304</text:p>
          </table:table-cell>
          <table:table-cell office:value-type="float" office:value="349.487701" calcext:value-type="float">
            <text:p>349.487701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27829" calcext:value-type="float">
            <text:p>12.327829</text:p>
          </table:table-cell>
          <table:table-cell table:formula="of:=[.C277]-[.C2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95" calcext:value-type="float">
            <text:p>32395</text:p>
          </table:table-cell>
          <table:table-cell office:value-type="float" office:value="349.473602" calcext:value-type="float">
            <text:p>349.47360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7332" calcext:value-type="float">
            <text:p>12.327332</text:p>
          </table:table-cell>
          <table:table-cell table:formula="of:=[.C278]-[.C2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86" calcext:value-type="float">
            <text:p>32486</text:p>
          </table:table-cell>
          <table:table-cell office:value-type="float" office:value="349.476807" calcext:value-type="float">
            <text:p>349.476807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7445" calcext:value-type="float">
            <text:p>12.327445</text:p>
          </table:table-cell>
          <table:table-cell table:formula="of:=[.C279]-[.C2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77" calcext:value-type="float">
            <text:p>32577</text:p>
          </table:table-cell>
          <table:table-cell office:value-type="float" office:value="349.483856" calcext:value-type="float">
            <text:p>349.483856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7694" calcext:value-type="float">
            <text:p>12.327694</text:p>
          </table:table-cell>
          <table:table-cell table:formula="of:=[.C280]-[.C2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float" office:value="349.463654" calcext:value-type="float">
            <text:p>349.46365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6981" calcext:value-type="float">
            <text:p>12.326981</text:p>
          </table:table-cell>
          <table:table-cell table:formula="of:=[.C281]-[.C2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59" calcext:value-type="float">
            <text:p>32759</text:p>
          </table:table-cell>
          <table:table-cell office:value-type="float" office:value="349.446838" calcext:value-type="float">
            <text:p>349.44683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6387" calcext:value-type="float">
            <text:p>12.326387</text:p>
          </table:table-cell>
          <table:table-cell table:formula="of:=[.C282]-[.C2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50" calcext:value-type="float">
            <text:p>32850</text:p>
          </table:table-cell>
          <table:table-cell office:value-type="float" office:value="349.459778" calcext:value-type="float">
            <text:p>349.459778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6844" calcext:value-type="float">
            <text:p>12.326844</text:p>
          </table:table-cell>
          <table:table-cell table:formula="of:=[.C283]-[.C2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41" calcext:value-type="float">
            <text:p>32941</text:p>
          </table:table-cell>
          <table:table-cell office:value-type="float" office:value="349.449341" calcext:value-type="float">
            <text:p>349.449341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6476" calcext:value-type="float">
            <text:p>12.326476</text:p>
          </table:table-cell>
          <table:table-cell table:formula="of:=[.C284]-[.C2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32" calcext:value-type="float">
            <text:p>33032</text:p>
          </table:table-cell>
          <table:table-cell office:value-type="float" office:value="349.458435" calcext:value-type="float">
            <text:p>349.458435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6797" calcext:value-type="float">
            <text:p>12.326797</text:p>
          </table:table-cell>
          <table:table-cell table:formula="of:=[.C285]-[.C2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23" calcext:value-type="float">
            <text:p>33123</text:p>
          </table:table-cell>
          <table:table-cell office:value-type="float" office:value="349.462769" calcext:value-type="float">
            <text:p>349.462769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695" calcext:value-type="float">
            <text:p>12.32695</text:p>
          </table:table-cell>
          <table:table-cell table:formula="of:=[.C286]-[.C2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14" calcext:value-type="float">
            <text:p>33214</text:p>
          </table:table-cell>
          <table:table-cell office:value-type="float" office:value="349.45343" calcext:value-type="float">
            <text:p>349.45343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662" calcext:value-type="float">
            <text:p>12.32662</text:p>
          </table:table-cell>
          <table:table-cell table:formula="of:=[.C287]-[.C2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05" calcext:value-type="float">
            <text:p>33305</text:p>
          </table:table-cell>
          <table:table-cell office:value-type="float" office:value="349.456848" calcext:value-type="float">
            <text:p>349.45684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6741" calcext:value-type="float">
            <text:p>12.326741</text:p>
          </table:table-cell>
          <table:table-cell table:formula="of:=[.C288]-[.C2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96" calcext:value-type="float">
            <text:p>33396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6211" calcext:value-type="float">
            <text:p>12.326211</text:p>
          </table:table-cell>
          <table:table-cell table:formula="of:=[.C289]-[.C2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87" calcext:value-type="float">
            <text:p>33487</text:p>
          </table:table-cell>
          <table:table-cell office:value-type="float" office:value="349.458435" calcext:value-type="float">
            <text:p>349.458435</text:p>
          </table:table-cell>
          <table:table-cell office:value-type="float" office:value="349.620453" calcext:value-type="float">
            <text:p>349.620453</text:p>
          </table:table-cell>
          <table:table-cell office:value-type="float" office:value="12.326797" calcext:value-type="float">
            <text:p>12.326797</text:p>
          </table:table-cell>
          <table:table-cell table:formula="of:=[.C290]-[.C2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78" calcext:value-type="float">
            <text:p>33578</text:p>
          </table:table-cell>
          <table:table-cell office:value-type="float" office:value="349.484802" calcext:value-type="float">
            <text:p>349.484802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27727" calcext:value-type="float">
            <text:p>12.327727</text:p>
          </table:table-cell>
          <table:table-cell table:formula="of:=[.C291]-[.C2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69" calcext:value-type="float">
            <text:p>33669</text:p>
          </table:table-cell>
          <table:table-cell office:value-type="float" office:value="349.508606" calcext:value-type="float">
            <text:p>349.508606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28567" calcext:value-type="float">
            <text:p>12.328567</text:p>
          </table:table-cell>
          <table:table-cell table:formula="of:=[.C292]-[.C2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60" calcext:value-type="float">
            <text:p>33760</text:p>
          </table:table-cell>
          <table:table-cell office:value-type="float" office:value="349.507507" calcext:value-type="float">
            <text:p>349.507507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8527" calcext:value-type="float">
            <text:p>12.328527</text:p>
          </table:table-cell>
          <table:table-cell table:formula="of:=[.C293]-[.C2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51" calcext:value-type="float">
            <text:p>33851</text:p>
          </table:table-cell>
          <table:table-cell office:value-type="float" office:value="349.499329" calcext:value-type="float">
            <text:p>349.499329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8239" calcext:value-type="float">
            <text:p>12.328239</text:p>
          </table:table-cell>
          <table:table-cell table:formula="of:=[.C294]-[.C2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42" calcext:value-type="float">
            <text:p>33942</text:p>
          </table:table-cell>
          <table:table-cell office:value-type="float" office:value="349.492493" calcext:value-type="float">
            <text:p>349.492493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7998" calcext:value-type="float">
            <text:p>12.327998</text:p>
          </table:table-cell>
          <table:table-cell table:formula="of:=[.C295]-[.C2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33" calcext:value-type="float">
            <text:p>34033</text:p>
          </table:table-cell>
          <table:table-cell office:value-type="float" office:value="349.502045" calcext:value-type="float">
            <text:p>349.502045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28335" calcext:value-type="float">
            <text:p>12.328335</text:p>
          </table:table-cell>
          <table:table-cell table:formula="of:=[.C296]-[.C2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24" calcext:value-type="float">
            <text:p>34124</text:p>
          </table:table-cell>
          <table:table-cell office:value-type="float" office:value="349.496582" calcext:value-type="float">
            <text:p>349.496582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8142" calcext:value-type="float">
            <text:p>12.328142</text:p>
          </table:table-cell>
          <table:table-cell table:formula="of:=[.C297]-[.C2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15" calcext:value-type="float">
            <text:p>34215</text:p>
          </table:table-cell>
          <table:table-cell office:value-type="float" office:value="349.521118" calcext:value-type="float">
            <text:p>349.521118</text:p>
          </table:table-cell>
          <table:table-cell office:value-type="float" office:value="349.663635" calcext:value-type="float">
            <text:p>349.663635</text:p>
          </table:table-cell>
          <table:table-cell office:value-type="float" office:value="12.329008" calcext:value-type="float">
            <text:p>12.329008</text:p>
          </table:table-cell>
          <table:table-cell table:formula="of:=[.C298]-[.C2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06" calcext:value-type="float">
            <text:p>34306</text:p>
          </table:table-cell>
          <table:table-cell office:value-type="float" office:value="349.52887" calcext:value-type="float">
            <text:p>349.52887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9282" calcext:value-type="float">
            <text:p>12.329282</text:p>
          </table:table-cell>
          <table:table-cell table:formula="of:=[.C299]-[.C2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97" calcext:value-type="float">
            <text:p>34397</text:p>
          </table:table-cell>
          <table:table-cell office:value-type="float" office:value="349.514771" calcext:value-type="float">
            <text:p>349.51477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8784" calcext:value-type="float">
            <text:p>12.328784</text:p>
          </table:table-cell>
          <table:table-cell table:formula="of:=[.C300]-[.C2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88" calcext:value-type="float">
            <text:p>34488</text:p>
          </table:table-cell>
          <table:table-cell office:value-type="float" office:value="349.505219" calcext:value-type="float">
            <text:p>349.505219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8447" calcext:value-type="float">
            <text:p>12.328447</text:p>
          </table:table-cell>
          <table:table-cell table:formula="of:=[.C301]-[.C3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79" calcext:value-type="float">
            <text:p>34579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7942" calcext:value-type="float">
            <text:p>12.327942</text:p>
          </table:table-cell>
          <table:table-cell table:formula="of:=[.C302]-[.C3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70" calcext:value-type="float">
            <text:p>34670</text:p>
          </table:table-cell>
          <table:table-cell office:value-type="float" office:value="349.505676" calcext:value-type="float">
            <text:p>349.505676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28464" calcext:value-type="float">
            <text:p>12.328464</text:p>
          </table:table-cell>
          <table:table-cell table:formula="of:=[.C303]-[.C3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61" calcext:value-type="float">
            <text:p>34761</text:p>
          </table:table-cell>
          <table:table-cell office:value-type="float" office:value="349.51886" calcext:value-type="float">
            <text:p>349.51886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8928" calcext:value-type="float">
            <text:p>12.328928</text:p>
          </table:table-cell>
          <table:table-cell table:formula="of:=[.C304]-[.C3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52" calcext:value-type="float">
            <text:p>34852</text:p>
          </table:table-cell>
          <table:table-cell office:value-type="float" office:value="349.512939" calcext:value-type="float">
            <text:p>349.51293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8719" calcext:value-type="float">
            <text:p>12.328719</text:p>
          </table:table-cell>
          <table:table-cell table:formula="of:=[.C305]-[.C3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43" calcext:value-type="float">
            <text:p>34943</text:p>
          </table:table-cell>
          <table:table-cell office:value-type="float" office:value="349.505432" calcext:value-type="float">
            <text:p>349.505432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455" calcext:value-type="float">
            <text:p>12.328455</text:p>
          </table:table-cell>
          <table:table-cell table:formula="of:=[.C306]-[.C3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34" calcext:value-type="float">
            <text:p>35034</text:p>
          </table:table-cell>
          <table:table-cell office:value-type="float" office:value="349.498199" calcext:value-type="float">
            <text:p>349.49819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8199" calcext:value-type="float">
            <text:p>12.328199</text:p>
          </table:table-cell>
          <table:table-cell table:formula="of:=[.C307]-[.C3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25" calcext:value-type="float">
            <text:p>35125</text:p>
          </table:table-cell>
          <table:table-cell office:value-type="float" office:value="349.489105" calcext:value-type="float">
            <text:p>349.489105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27879" calcext:value-type="float">
            <text:p>12.327879</text:p>
          </table:table-cell>
          <table:table-cell table:formula="of:=[.C308]-[.C3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16" calcext:value-type="float">
            <text:p>35216</text:p>
          </table:table-cell>
          <table:table-cell office:value-type="float" office:value="349.48822" calcext:value-type="float">
            <text:p>349.4882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7847" calcext:value-type="float">
            <text:p>12.327847</text:p>
          </table:table-cell>
          <table:table-cell table:formula="of:=[.C309]-[.C3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07" calcext:value-type="float">
            <text:p>35307</text:p>
          </table:table-cell>
          <table:table-cell office:value-type="float" office:value="349.476379" calcext:value-type="float">
            <text:p>349.47637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743" calcext:value-type="float">
            <text:p>12.32743</text:p>
          </table:table-cell>
          <table:table-cell table:formula="of:=[.C310]-[.C3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98" calcext:value-type="float">
            <text:p>35398</text:p>
          </table:table-cell>
          <table:table-cell office:value-type="float" office:value="349.476593" calcext:value-type="float">
            <text:p>349.476593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37" calcext:value-type="float">
            <text:p>12.327437</text:p>
          </table:table-cell>
          <table:table-cell table:formula="of:=[.C311]-[.C3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89" calcext:value-type="float">
            <text:p>35489</text:p>
          </table:table-cell>
          <table:table-cell office:value-type="float" office:value="349.487274" calcext:value-type="float">
            <text:p>349.487274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7814" calcext:value-type="float">
            <text:p>12.327814</text:p>
          </table:table-cell>
          <table:table-cell table:formula="of:=[.C312]-[.C3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80" calcext:value-type="float">
            <text:p>35580</text:p>
          </table:table-cell>
          <table:table-cell office:value-type="float" office:value="349.471863" calcext:value-type="float">
            <text:p>349.471863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7271" calcext:value-type="float">
            <text:p>12.327271</text:p>
          </table:table-cell>
          <table:table-cell table:formula="of:=[.C313]-[.C3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71" calcext:value-type="float">
            <text:p>35671</text:p>
          </table:table-cell>
          <table:table-cell office:value-type="float" office:value="349.470673" calcext:value-type="float">
            <text:p>349.470673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27229" calcext:value-type="float">
            <text:p>12.327229</text:p>
          </table:table-cell>
          <table:table-cell table:formula="of:=[.C314]-[.C3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62" calcext:value-type="float">
            <text:p>35762</text:p>
          </table:table-cell>
          <table:table-cell office:value-type="float" office:value="349.472534" calcext:value-type="float">
            <text:p>349.47253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7294" calcext:value-type="float">
            <text:p>12.327294</text:p>
          </table:table-cell>
          <table:table-cell table:formula="of:=[.C315]-[.C3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53" calcext:value-type="float">
            <text:p>35853</text:p>
          </table:table-cell>
          <table:table-cell office:value-type="float" office:value="349.470917" calcext:value-type="float">
            <text:p>349.47091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7237" calcext:value-type="float">
            <text:p>12.327237</text:p>
          </table:table-cell>
          <table:table-cell table:formula="of:=[.C316]-[.C3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44" calcext:value-type="float">
            <text:p>35944</text:p>
          </table:table-cell>
          <table:table-cell office:value-type="float" office:value="349.475922" calcext:value-type="float">
            <text:p>349.47592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7414" calcext:value-type="float">
            <text:p>12.327414</text:p>
          </table:table-cell>
          <table:table-cell table:formula="of:=[.C317]-[.C3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34" calcext:value-type="float">
            <text:p>36034</text:p>
          </table:table-cell>
          <table:table-cell office:value-type="float" office:value="349.460907" calcext:value-type="float">
            <text:p>349.460907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6884" calcext:value-type="float">
            <text:p>12.326884</text:p>
          </table:table-cell>
          <table:table-cell table:formula="of:=[.C318]-[.C31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25" calcext:value-type="float">
            <text:p>36125</text:p>
          </table:table-cell>
          <table:table-cell office:value-type="float" office:value="349.454987" calcext:value-type="float">
            <text:p>349.454987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6675" calcext:value-type="float">
            <text:p>12.326675</text:p>
          </table:table-cell>
          <table:table-cell table:formula="of:=[.C319]-[.C3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16" calcext:value-type="float">
            <text:p>36216</text:p>
          </table:table-cell>
          <table:table-cell office:value-type="float" office:value="349.470215" calcext:value-type="float">
            <text:p>349.470215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7212" calcext:value-type="float">
            <text:p>12.327212</text:p>
          </table:table-cell>
          <table:table-cell table:formula="of:=[.C320]-[.C3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07" calcext:value-type="float">
            <text:p>36307</text:p>
          </table:table-cell>
          <table:table-cell office:value-type="float" office:value="349.477234" calcext:value-type="float">
            <text:p>349.477234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746" calcext:value-type="float">
            <text:p>12.32746</text:p>
          </table:table-cell>
          <table:table-cell table:formula="of:=[.C321]-[.C3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98" calcext:value-type="float">
            <text:p>36398</text:p>
          </table:table-cell>
          <table:table-cell office:value-type="float" office:value="349.478607" calcext:value-type="float">
            <text:p>349.478607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7508" calcext:value-type="float">
            <text:p>12.327508</text:p>
          </table:table-cell>
          <table:table-cell table:formula="of:=[.C322]-[.C3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89" calcext:value-type="float">
            <text:p>36489</text:p>
          </table:table-cell>
          <table:table-cell office:value-type="float" office:value="349.482971" calcext:value-type="float">
            <text:p>349.482971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7662" calcext:value-type="float">
            <text:p>12.327662</text:p>
          </table:table-cell>
          <table:table-cell table:formula="of:=[.C323]-[.C3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80" calcext:value-type="float">
            <text:p>36580</text:p>
          </table:table-cell>
          <table:table-cell office:value-type="float" office:value="349.47113" calcext:value-type="float">
            <text:p>349.47113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7245" calcext:value-type="float">
            <text:p>12.327245</text:p>
          </table:table-cell>
          <table:table-cell table:formula="of:=[.C324]-[.C3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71" calcext:value-type="float">
            <text:p>36671</text:p>
          </table:table-cell>
          <table:table-cell office:value-type="float" office:value="349.479065" calcext:value-type="float">
            <text:p>349.47906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524" calcext:value-type="float">
            <text:p>12.327524</text:p>
          </table:table-cell>
          <table:table-cell table:formula="of:=[.C325]-[.C3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62" calcext:value-type="float">
            <text:p>36762</text:p>
          </table:table-cell>
          <table:table-cell office:value-type="float" office:value="349.494965" calcext:value-type="float">
            <text:p>349.494965</text:p>
          </table:table-cell>
          <table:table-cell office:value-type="float" office:value="349.652283" calcext:value-type="float">
            <text:p>349.652283</text:p>
          </table:table-cell>
          <table:table-cell office:value-type="float" office:value="12.328085" calcext:value-type="float">
            <text:p>12.328085</text:p>
          </table:table-cell>
          <table:table-cell table:formula="of:=[.C326]-[.C3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53" calcext:value-type="float">
            <text:p>36853</text:p>
          </table:table-cell>
          <table:table-cell office:value-type="float" office:value="349.504974" calcext:value-type="float">
            <text:p>349.504974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8439" calcext:value-type="float">
            <text:p>12.328439</text:p>
          </table:table-cell>
          <table:table-cell table:formula="of:=[.C327]-[.C3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44" calcext:value-type="float">
            <text:p>36944</text:p>
          </table:table-cell>
          <table:table-cell office:value-type="float" office:value="349.510895" calcext:value-type="float">
            <text:p>349.51089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8648" calcext:value-type="float">
            <text:p>12.328648</text:p>
          </table:table-cell>
          <table:table-cell table:formula="of:=[.C328]-[.C3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35" calcext:value-type="float">
            <text:p>37035</text:p>
          </table:table-cell>
          <table:table-cell office:value-type="float" office:value="349.519989" calcext:value-type="float">
            <text:p>349.519989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8968" calcext:value-type="float">
            <text:p>12.328968</text:p>
          </table:table-cell>
          <table:table-cell table:formula="of:=[.C329]-[.C3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26" calcext:value-type="float">
            <text:p>37126</text:p>
          </table:table-cell>
          <table:table-cell office:value-type="float" office:value="349.516571" calcext:value-type="float">
            <text:p>349.51657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8848" calcext:value-type="float">
            <text:p>12.328848</text:p>
          </table:table-cell>
          <table:table-cell table:formula="of:=[.C330]-[.C3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17" calcext:value-type="float">
            <text:p>37217</text:p>
          </table:table-cell>
          <table:table-cell office:value-type="float" office:value="349.511169" calcext:value-type="float">
            <text:p>349.511169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657" calcext:value-type="float">
            <text:p>12.328657</text:p>
          </table:table-cell>
          <table:table-cell table:formula="of:=[.C331]-[.C3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08" calcext:value-type="float">
            <text:p>37308</text:p>
          </table:table-cell>
          <table:table-cell office:value-type="float" office:value="349.496155" calcext:value-type="float">
            <text:p>349.49615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8127" calcext:value-type="float">
            <text:p>12.328127</text:p>
          </table:table-cell>
          <table:table-cell table:formula="of:=[.C332]-[.C3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99" calcext:value-type="float">
            <text:p>37399</text:p>
          </table:table-cell>
          <table:table-cell office:value-type="float" office:value="349.503387" calcext:value-type="float">
            <text:p>349.503387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28382" calcext:value-type="float">
            <text:p>12.328382</text:p>
          </table:table-cell>
          <table:table-cell table:formula="of:=[.C333]-[.C3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90" calcext:value-type="float">
            <text:p>37490</text:p>
          </table:table-cell>
          <table:table-cell office:value-type="float" office:value="349.507996" calcext:value-type="float">
            <text:p>349.507996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545" calcext:value-type="float">
            <text:p>12.328545</text:p>
          </table:table-cell>
          <table:table-cell table:formula="of:=[.C334]-[.C3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81" calcext:value-type="float">
            <text:p>37581</text:p>
          </table:table-cell>
          <table:table-cell office:value-type="float" office:value="349.507294" calcext:value-type="float">
            <text:p>349.507294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852" calcext:value-type="float">
            <text:p>12.32852</text:p>
          </table:table-cell>
          <table:table-cell table:formula="of:=[.C335]-[.C3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72" calcext:value-type="float">
            <text:p>37672</text:p>
          </table:table-cell>
          <table:table-cell office:value-type="float" office:value="349.489777" calcext:value-type="float">
            <text:p>349.489777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903" calcext:value-type="float">
            <text:p>12.327903</text:p>
          </table:table-cell>
          <table:table-cell table:formula="of:=[.C336]-[.C3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63" calcext:value-type="float">
            <text:p>37763</text:p>
          </table:table-cell>
          <table:table-cell office:value-type="float" office:value="349.486847" calcext:value-type="float">
            <text:p>349.486847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7799" calcext:value-type="float">
            <text:p>12.327799</text:p>
          </table:table-cell>
          <table:table-cell table:formula="of:=[.C337]-[.C3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54" calcext:value-type="float">
            <text:p>37854</text:p>
          </table:table-cell>
          <table:table-cell office:value-type="float" office:value="349.471832" calcext:value-type="float">
            <text:p>349.47183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727" calcext:value-type="float">
            <text:p>12.32727</text:p>
          </table:table-cell>
          <table:table-cell table:formula="of:=[.C338]-[.C3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45" calcext:value-type="float">
            <text:p>37945</text:p>
          </table:table-cell>
          <table:table-cell office:value-type="float" office:value="349.490234" calcext:value-type="float">
            <text:p>349.490234</text:p>
          </table:table-cell>
          <table:table-cell office:value-type="float" office:value="349.661377" calcext:value-type="float">
            <text:p>349.661377</text:p>
          </table:table-cell>
          <table:table-cell office:value-type="float" office:value="12.327918" calcext:value-type="float">
            <text:p>12.327918</text:p>
          </table:table-cell>
          <table:table-cell table:formula="of:=[.C339]-[.C3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36" calcext:value-type="float">
            <text:p>38036</text:p>
          </table:table-cell>
          <table:table-cell office:value-type="float" office:value="349.487488" calcext:value-type="float">
            <text:p>349.48748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7822" calcext:value-type="float">
            <text:p>12.327822</text:p>
          </table:table-cell>
          <table:table-cell table:formula="of:=[.C340]-[.C3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27" calcext:value-type="float">
            <text:p>38127</text:p>
          </table:table-cell>
          <table:table-cell office:value-type="float" office:value="349.482758" calcext:value-type="float">
            <text:p>349.48275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7655" calcext:value-type="float">
            <text:p>12.327655</text:p>
          </table:table-cell>
          <table:table-cell table:formula="of:=[.C341]-[.C3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18" calcext:value-type="float">
            <text:p>38218</text:p>
          </table:table-cell>
          <table:table-cell office:value-type="float" office:value="349.494781" calcext:value-type="float">
            <text:p>349.494781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079" calcext:value-type="float">
            <text:p>12.328079</text:p>
          </table:table-cell>
          <table:table-cell table:formula="of:=[.C342]-[.C3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09" calcext:value-type="float">
            <text:p>38309</text:p>
          </table:table-cell>
          <table:table-cell office:value-type="float" office:value="349.492981" calcext:value-type="float">
            <text:p>349.492981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8015" calcext:value-type="float">
            <text:p>12.328015</text:p>
          </table:table-cell>
          <table:table-cell table:formula="of:=[.C343]-[.C3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00" calcext:value-type="float">
            <text:p>38400</text:p>
          </table:table-cell>
          <table:table-cell office:value-type="float" office:value="349.482971" calcext:value-type="float">
            <text:p>349.48297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7662" calcext:value-type="float">
            <text:p>12.327662</text:p>
          </table:table-cell>
          <table:table-cell table:formula="of:=[.C344]-[.C3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91" calcext:value-type="float">
            <text:p>38491</text:p>
          </table:table-cell>
          <table:table-cell office:value-type="float" office:value="349.476562" calcext:value-type="float">
            <text:p>349.47656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7436" calcext:value-type="float">
            <text:p>12.327436</text:p>
          </table:table-cell>
          <table:table-cell table:formula="of:=[.C345]-[.C3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82" calcext:value-type="float">
            <text:p>38582</text:p>
          </table:table-cell>
          <table:table-cell office:value-type="float" office:value="349.470642" calcext:value-type="float">
            <text:p>349.470642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7228" calcext:value-type="float">
            <text:p>12.327228</text:p>
          </table:table-cell>
          <table:table-cell table:formula="of:=[.C346]-[.C3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73" calcext:value-type="float">
            <text:p>38673</text:p>
          </table:table-cell>
          <table:table-cell office:value-type="float" office:value="349.463379" calcext:value-type="float">
            <text:p>349.463379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971" calcext:value-type="float">
            <text:p>12.326971</text:p>
          </table:table-cell>
          <table:table-cell table:formula="of:=[.C347]-[.C3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64" calcext:value-type="float">
            <text:p>38764</text:p>
          </table:table-cell>
          <table:table-cell office:value-type="float" office:value="349.473816" calcext:value-type="float">
            <text:p>349.473816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7339" calcext:value-type="float">
            <text:p>12.327339</text:p>
          </table:table-cell>
          <table:table-cell table:formula="of:=[.C348]-[.C3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55" calcext:value-type="float">
            <text:p>38855</text:p>
          </table:table-cell>
          <table:table-cell office:value-type="float" office:value="349.453369" calcext:value-type="float">
            <text:p>349.453369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618" calcext:value-type="float">
            <text:p>12.326618</text:p>
          </table:table-cell>
          <table:table-cell table:formula="of:=[.C349]-[.C3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46" calcext:value-type="float">
            <text:p>38946</text:p>
          </table:table-cell>
          <table:table-cell office:value-type="float" office:value="349.452454" calcext:value-type="float">
            <text:p>349.45245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586" calcext:value-type="float">
            <text:p>12.326586</text:p>
          </table:table-cell>
          <table:table-cell table:formula="of:=[.C350]-[.C3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37" calcext:value-type="float">
            <text:p>39037</text:p>
          </table:table-cell>
          <table:table-cell office:value-type="float" office:value="349.446564" calcext:value-type="float">
            <text:p>349.44656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6378" calcext:value-type="float">
            <text:p>12.326378</text:p>
          </table:table-cell>
          <table:table-cell table:formula="of:=[.C351]-[.C3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28" calcext:value-type="float">
            <text:p>39128</text:p>
          </table:table-cell>
          <table:table-cell office:value-type="float" office:value="349.43634" calcext:value-type="float">
            <text:p>349.43634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6017" calcext:value-type="float">
            <text:p>12.326017</text:p>
          </table:table-cell>
          <table:table-cell table:formula="of:=[.C352]-[.C3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19" calcext:value-type="float">
            <text:p>39219</text:p>
          </table:table-cell>
          <table:table-cell office:value-type="float" office:value="349.44223" calcext:value-type="float">
            <text:p>349.44223</text:p>
          </table:table-cell>
          <table:table-cell office:value-type="float" office:value="349.6091" calcext:value-type="float">
            <text:p>349.6091</text:p>
          </table:table-cell>
          <table:table-cell office:value-type="float" office:value="12.326225" calcext:value-type="float">
            <text:p>12.326225</text:p>
          </table:table-cell>
          <table:table-cell table:formula="of:=[.C353]-[.C3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10" calcext:value-type="float">
            <text:p>39310</text:p>
          </table:table-cell>
          <table:table-cell office:value-type="float" office:value="349.431091" calcext:value-type="float">
            <text:p>349.43109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5832" calcext:value-type="float">
            <text:p>12.325832</text:p>
          </table:table-cell>
          <table:table-cell table:formula="of:=[.C354]-[.C3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01" calcext:value-type="float">
            <text:p>39401</text:p>
          </table:table-cell>
          <table:table-cell office:value-type="float" office:value="349.438171" calcext:value-type="float">
            <text:p>349.438171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6082" calcext:value-type="float">
            <text:p>12.326082</text:p>
          </table:table-cell>
          <table:table-cell table:formula="of:=[.C355]-[.C3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92" calcext:value-type="float">
            <text:p>39492</text:p>
          </table:table-cell>
          <table:table-cell office:value-type="float" office:value="349.444061" calcext:value-type="float">
            <text:p>349.444061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629" calcext:value-type="float">
            <text:p>12.32629</text:p>
          </table:table-cell>
          <table:table-cell table:formula="of:=[.C356]-[.C3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83" calcext:value-type="float">
            <text:p>39583</text:p>
          </table:table-cell>
          <table:table-cell office:value-type="float" office:value="349.44635" calcext:value-type="float">
            <text:p>349.4463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37" calcext:value-type="float">
            <text:p>12.32637</text:p>
          </table:table-cell>
          <table:table-cell table:formula="of:=[.C357]-[.C3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74" calcext:value-type="float">
            <text:p>39674</text:p>
          </table:table-cell>
          <table:table-cell office:value-type="float" office:value="349.4552" calcext:value-type="float">
            <text:p>349.4552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6683" calcext:value-type="float">
            <text:p>12.326683</text:p>
          </table:table-cell>
          <table:table-cell table:formula="of:=[.C358]-[.C3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65" calcext:value-type="float">
            <text:p>39765</text:p>
          </table:table-cell>
          <table:table-cell office:value-type="float" office:value="349.438843" calcext:value-type="float">
            <text:p>349.43884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6106" calcext:value-type="float">
            <text:p>12.326106</text:p>
          </table:table-cell>
          <table:table-cell table:formula="of:=[.C359]-[.C3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56" calcext:value-type="float">
            <text:p>39856</text:p>
          </table:table-cell>
          <table:table-cell office:value-type="float" office:value="349.43158" calcext:value-type="float">
            <text:p>349.43158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585" calcext:value-type="float">
            <text:p>12.32585</text:p>
          </table:table-cell>
          <table:table-cell table:formula="of:=[.C360]-[.C3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47" calcext:value-type="float">
            <text:p>39947</text:p>
          </table:table-cell>
          <table:table-cell office:value-type="float" office:value="349.439301" calcext:value-type="float">
            <text:p>349.439301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122" calcext:value-type="float">
            <text:p>12.326122</text:p>
          </table:table-cell>
          <table:table-cell table:formula="of:=[.C361]-[.C3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38" calcext:value-type="float">
            <text:p>40038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6306" calcext:value-type="float">
            <text:p>12.326306</text:p>
          </table:table-cell>
          <table:table-cell table:formula="of:=[.C362]-[.C3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29" calcext:value-type="float">
            <text:p>40129</text:p>
          </table:table-cell>
          <table:table-cell office:value-type="float" office:value="349.417267" calcext:value-type="float">
            <text:p>349.41726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5345" calcext:value-type="float">
            <text:p>12.325345</text:p>
          </table:table-cell>
          <table:table-cell table:formula="of:=[.C363]-[.C3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20" calcext:value-type="float">
            <text:p>40220</text:p>
          </table:table-cell>
          <table:table-cell office:value-type="float" office:value="349.442017" calcext:value-type="float">
            <text:p>349.442017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6218" calcext:value-type="float">
            <text:p>12.326218</text:p>
          </table:table-cell>
          <table:table-cell table:formula="of:=[.C364]-[.C3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11" calcext:value-type="float">
            <text:p>40311</text:p>
          </table:table-cell>
          <table:table-cell office:value-type="float" office:value="349.439972" calcext:value-type="float">
            <text:p>349.439972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6145" calcext:value-type="float">
            <text:p>12.326145</text:p>
          </table:table-cell>
          <table:table-cell table:formula="of:=[.C365]-[.C3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02" calcext:value-type="float">
            <text:p>40402</text:p>
          </table:table-cell>
          <table:table-cell office:value-type="float" office:value="349.449066" calcext:value-type="float">
            <text:p>349.449066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26467" calcext:value-type="float">
            <text:p>12.326467</text:p>
          </table:table-cell>
          <table:table-cell table:formula="of:=[.C366]-[.C3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93" calcext:value-type="float">
            <text:p>40493</text:p>
          </table:table-cell>
          <table:table-cell office:value-type="float" office:value="349.450439" calcext:value-type="float">
            <text:p>349.450439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6515" calcext:value-type="float">
            <text:p>12.326515</text:p>
          </table:table-cell>
          <table:table-cell table:formula="of:=[.C367]-[.C3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84" calcext:value-type="float">
            <text:p>40584</text:p>
          </table:table-cell>
          <table:table-cell office:value-type="float" office:value="349.436127" calcext:value-type="float">
            <text:p>349.43612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601" calcext:value-type="float">
            <text:p>12.32601</text:p>
          </table:table-cell>
          <table:table-cell table:formula="of:=[.C368]-[.C3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75" calcext:value-type="float">
            <text:p>40675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6483" calcext:value-type="float">
            <text:p>12.326483</text:p>
          </table:table-cell>
          <table:table-cell table:formula="of:=[.C369]-[.C3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66" calcext:value-type="float">
            <text:p>40766</text:p>
          </table:table-cell>
          <table:table-cell office:value-type="float" office:value="349.462952" calcext:value-type="float">
            <text:p>349.462952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6956" calcext:value-type="float">
            <text:p>12.326956</text:p>
          </table:table-cell>
          <table:table-cell table:formula="of:=[.C370]-[.C3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57" calcext:value-type="float">
            <text:p>40857</text:p>
          </table:table-cell>
          <table:table-cell office:value-type="float" office:value="349.461151" calcext:value-type="float">
            <text:p>349.46115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893" calcext:value-type="float">
            <text:p>12.326893</text:p>
          </table:table-cell>
          <table:table-cell table:formula="of:=[.C371]-[.C3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48" calcext:value-type="float">
            <text:p>40948</text:p>
          </table:table-cell>
          <table:table-cell office:value-type="float" office:value="349.477295" calcext:value-type="float">
            <text:p>349.477295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27462" calcext:value-type="float">
            <text:p>12.327462</text:p>
          </table:table-cell>
          <table:table-cell table:formula="of:=[.C372]-[.C3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39" calcext:value-type="float">
            <text:p>41039</text:p>
          </table:table-cell>
          <table:table-cell office:value-type="float" office:value="349.495239" calcext:value-type="float">
            <text:p>349.495239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095" calcext:value-type="float">
            <text:p>12.328095</text:p>
          </table:table-cell>
          <table:table-cell table:formula="of:=[.C373]-[.C3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30" calcext:value-type="float">
            <text:p>41130</text:p>
          </table:table-cell>
          <table:table-cell office:value-type="float" office:value="349.487488" calcext:value-type="float">
            <text:p>349.487488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7822" calcext:value-type="float">
            <text:p>12.327822</text:p>
          </table:table-cell>
          <table:table-cell table:formula="of:=[.C374]-[.C3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20" calcext:value-type="float">
            <text:p>41220</text:p>
          </table:table-cell>
          <table:table-cell office:value-type="float" office:value="349.475464" calcext:value-type="float">
            <text:p>349.47546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7397" calcext:value-type="float">
            <text:p>12.327397</text:p>
          </table:table-cell>
          <table:table-cell table:formula="of:=[.C375]-[.C37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11" calcext:value-type="float">
            <text:p>41311</text:p>
          </table:table-cell>
          <table:table-cell office:value-type="float" office:value="349.477966" calcext:value-type="float">
            <text:p>349.477966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27486" calcext:value-type="float">
            <text:p>12.327486</text:p>
          </table:table-cell>
          <table:table-cell table:formula="of:=[.C376]-[.C3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02" calcext:value-type="float">
            <text:p>41402</text:p>
          </table:table-cell>
          <table:table-cell office:value-type="float" office:value="349.481384" calcext:value-type="float">
            <text:p>349.481384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7606" calcext:value-type="float">
            <text:p>12.327606</text:p>
          </table:table-cell>
          <table:table-cell table:formula="of:=[.C377]-[.C3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93" calcext:value-type="float">
            <text:p>41493</text:p>
          </table:table-cell>
          <table:table-cell office:value-type="float" office:value="349.488861" calcext:value-type="float">
            <text:p>349.48886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787" calcext:value-type="float">
            <text:p>12.32787</text:p>
          </table:table-cell>
          <table:table-cell table:formula="of:=[.C378]-[.C3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84" calcext:value-type="float">
            <text:p>41584</text:p>
          </table:table-cell>
          <table:table-cell office:value-type="float" office:value="349.488403" calcext:value-type="float">
            <text:p>349.48840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7854" calcext:value-type="float">
            <text:p>12.327854</text:p>
          </table:table-cell>
          <table:table-cell table:formula="of:=[.C379]-[.C3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75" calcext:value-type="float">
            <text:p>41675</text:p>
          </table:table-cell>
          <table:table-cell office:value-type="float" office:value="349.488831" calcext:value-type="float">
            <text:p>349.488831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7869" calcext:value-type="float">
            <text:p>12.327869</text:p>
          </table:table-cell>
          <table:table-cell table:formula="of:=[.C380]-[.C3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66" calcext:value-type="float">
            <text:p>41766</text:p>
          </table:table-cell>
          <table:table-cell office:value-type="float" office:value="349.473175" calcext:value-type="float">
            <text:p>349.47317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7317" calcext:value-type="float">
            <text:p>12.327317</text:p>
          </table:table-cell>
          <table:table-cell table:formula="of:=[.C381]-[.C3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57" calcext:value-type="float">
            <text:p>41857</text:p>
          </table:table-cell>
          <table:table-cell office:value-type="float" office:value="349.466766" calcext:value-type="float">
            <text:p>349.466766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2709" calcext:value-type="float">
            <text:p>12.32709</text:p>
          </table:table-cell>
          <table:table-cell table:formula="of:=[.C382]-[.C3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48" calcext:value-type="float">
            <text:p>41948</text:p>
          </table:table-cell>
          <table:table-cell office:value-type="float" office:value="349.467712" calcext:value-type="float">
            <text:p>349.467712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7124" calcext:value-type="float">
            <text:p>12.327124</text:p>
          </table:table-cell>
          <table:table-cell table:formula="of:=[.C383]-[.C3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39" calcext:value-type="float">
            <text:p>42039</text:p>
          </table:table-cell>
          <table:table-cell office:value-type="float" office:value="349.465637" calcext:value-type="float">
            <text:p>349.46563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7051" calcext:value-type="float">
            <text:p>12.327051</text:p>
          </table:table-cell>
          <table:table-cell table:formula="of:=[.C384]-[.C3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30" calcext:value-type="float">
            <text:p>42130</text:p>
          </table:table-cell>
          <table:table-cell office:value-type="float" office:value="349.460419" calcext:value-type="float">
            <text:p>349.46041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6867" calcext:value-type="float">
            <text:p>12.326867</text:p>
          </table:table-cell>
          <table:table-cell table:formula="of:=[.C385]-[.C3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21" calcext:value-type="float">
            <text:p>42221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6659" calcext:value-type="float">
            <text:p>12.326659</text:p>
          </table:table-cell>
          <table:table-cell table:formula="of:=[.C386]-[.C3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12" calcext:value-type="float">
            <text:p>42312</text:p>
          </table:table-cell>
          <table:table-cell office:value-type="float" office:value="349.442017" calcext:value-type="float">
            <text:p>349.442017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6218" calcext:value-type="float">
            <text:p>12.326218</text:p>
          </table:table-cell>
          <table:table-cell table:formula="of:=[.C387]-[.C3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03" calcext:value-type="float">
            <text:p>42403</text:p>
          </table:table-cell>
          <table:table-cell office:value-type="float" office:value="349.44339" calcext:value-type="float">
            <text:p>349.44339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6266" calcext:value-type="float">
            <text:p>12.326266</text:p>
          </table:table-cell>
          <table:table-cell table:formula="of:=[.C388]-[.C3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94" calcext:value-type="float">
            <text:p>42494</text:p>
          </table:table-cell>
          <table:table-cell office:value-type="float" office:value="349.439514" calcext:value-type="float">
            <text:p>349.43951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6129" calcext:value-type="float">
            <text:p>12.326129</text:p>
          </table:table-cell>
          <table:table-cell table:formula="of:=[.C389]-[.C3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85" calcext:value-type="float">
            <text:p>42585</text:p>
          </table:table-cell>
          <table:table-cell office:value-type="float" office:value="349.448639" calcext:value-type="float">
            <text:p>349.448639</text:p>
          </table:table-cell>
          <table:table-cell office:value-type="float" office:value="349.600006" calcext:value-type="float">
            <text:p>349.600006</text:p>
          </table:table-cell>
          <table:table-cell office:value-type="float" office:value="12.326451" calcext:value-type="float">
            <text:p>12.326451</text:p>
          </table:table-cell>
          <table:table-cell table:formula="of:=[.C390]-[.C3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76" calcext:value-type="float">
            <text:p>42676</text:p>
          </table:table-cell>
          <table:table-cell office:value-type="float" office:value="349.467041" calcext:value-type="float">
            <text:p>349.467041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101" calcext:value-type="float">
            <text:p>12.327101</text:p>
          </table:table-cell>
          <table:table-cell table:formula="of:=[.C391]-[.C3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67" calcext:value-type="float">
            <text:p>42767</text:p>
          </table:table-cell>
          <table:table-cell office:value-type="float" office:value="349.455719" calcext:value-type="float">
            <text:p>349.455719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701" calcext:value-type="float">
            <text:p>12.326701</text:p>
          </table:table-cell>
          <table:table-cell table:formula="of:=[.C392]-[.C3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58" calcext:value-type="float">
            <text:p>42858</text:p>
          </table:table-cell>
          <table:table-cell office:value-type="float" office:value="349.450256" calcext:value-type="float">
            <text:p>349.45025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6509" calcext:value-type="float">
            <text:p>12.326509</text:p>
          </table:table-cell>
          <table:table-cell table:formula="of:=[.C393]-[.C3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49" calcext:value-type="float">
            <text:p>42949</text:p>
          </table:table-cell>
          <table:table-cell office:value-type="float" office:value="349.450684" calcext:value-type="float">
            <text:p>349.450684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524" calcext:value-type="float">
            <text:p>12.326524</text:p>
          </table:table-cell>
          <table:table-cell table:formula="of:=[.C394]-[.C3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40" calcext:value-type="float">
            <text:p>43040</text:p>
          </table:table-cell>
          <table:table-cell office:value-type="float" office:value="349.476624" calcext:value-type="float">
            <text:p>349.476624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27438" calcext:value-type="float">
            <text:p>12.327438</text:p>
          </table:table-cell>
          <table:table-cell table:formula="of:=[.C395]-[.C3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31" calcext:value-type="float">
            <text:p>43131</text:p>
          </table:table-cell>
          <table:table-cell office:value-type="float" office:value="349.473206" calcext:value-type="float">
            <text:p>349.473206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7318" calcext:value-type="float">
            <text:p>12.327318</text:p>
          </table:table-cell>
          <table:table-cell table:formula="of:=[.C396]-[.C3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22" calcext:value-type="float">
            <text:p>43222</text:p>
          </table:table-cell>
          <table:table-cell office:value-type="float" office:value="349.469788" calcext:value-type="float">
            <text:p>349.46978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7197" calcext:value-type="float">
            <text:p>12.327197</text:p>
          </table:table-cell>
          <table:table-cell table:formula="of:=[.C397]-[.C3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13" calcext:value-type="float">
            <text:p>43313</text:p>
          </table:table-cell>
          <table:table-cell office:value-type="float" office:value="349.461121" calcext:value-type="float">
            <text:p>349.46112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6892" calcext:value-type="float">
            <text:p>12.326892</text:p>
          </table:table-cell>
          <table:table-cell table:formula="of:=[.C398]-[.C3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04" calcext:value-type="float">
            <text:p>43404</text:p>
          </table:table-cell>
          <table:table-cell office:value-type="float" office:value="349.473206" calcext:value-type="float">
            <text:p>349.47320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7318" calcext:value-type="float">
            <text:p>12.327318</text:p>
          </table:table-cell>
          <table:table-cell table:formula="of:=[.C399]-[.C3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95" calcext:value-type="float">
            <text:p>43495</text:p>
          </table:table-cell>
          <table:table-cell office:value-type="float" office:value="349.451141" calcext:value-type="float">
            <text:p>349.45114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654" calcext:value-type="float">
            <text:p>12.32654</text:p>
          </table:table-cell>
          <table:table-cell table:formula="of:=[.C400]-[.C3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86" calcext:value-type="float">
            <text:p>43586</text:p>
          </table:table-cell>
          <table:table-cell office:value-type="float" office:value="349.465027" calcext:value-type="float">
            <text:p>349.465027</text:p>
          </table:table-cell>
          <table:table-cell office:value-type="float" office:value="349.611359" calcext:value-type="float">
            <text:p>349.611359</text:p>
          </table:table-cell>
          <table:table-cell office:value-type="float" office:value="12.327029" calcext:value-type="float">
            <text:p>12.327029</text:p>
          </table:table-cell>
          <table:table-cell table:formula="of:=[.C401]-[.C4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77" calcext:value-type="float">
            <text:p>43677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6595" calcext:value-type="float">
            <text:p>12.326595</text:p>
          </table:table-cell>
          <table:table-cell table:formula="of:=[.C402]-[.C4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68" calcext:value-type="float">
            <text:p>43768</text:p>
          </table:table-cell>
          <table:table-cell office:value-type="float" office:value="349.460022" calcext:value-type="float">
            <text:p>349.460022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6853" calcext:value-type="float">
            <text:p>12.326853</text:p>
          </table:table-cell>
          <table:table-cell table:formula="of:=[.C403]-[.C4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59" calcext:value-type="float">
            <text:p>43859</text:p>
          </table:table-cell>
          <table:table-cell office:value-type="float" office:value="349.47113" calcext:value-type="float">
            <text:p>349.47113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27245" calcext:value-type="float">
            <text:p>12.327245</text:p>
          </table:table-cell>
          <table:table-cell table:formula="of:=[.C404]-[.C4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50" calcext:value-type="float">
            <text:p>43950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7221" calcext:value-type="float">
            <text:p>12.327221</text:p>
          </table:table-cell>
          <table:table-cell table:formula="of:=[.C405]-[.C4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41" calcext:value-type="float">
            <text:p>44041</text:p>
          </table:table-cell>
          <table:table-cell office:value-type="float" office:value="349.468414" calcext:value-type="float">
            <text:p>349.46841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148" calcext:value-type="float">
            <text:p>12.327148</text:p>
          </table:table-cell>
          <table:table-cell table:formula="of:=[.C406]-[.C4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32" calcext:value-type="float">
            <text:p>44132</text:p>
          </table:table-cell>
          <table:table-cell office:value-type="float" office:value="349.495667" calcext:value-type="float">
            <text:p>349.495667</text:p>
          </table:table-cell>
          <table:table-cell office:value-type="float" office:value="349.625" calcext:value-type="float">
            <text:p>349.625</text:p>
          </table:table-cell>
          <table:table-cell office:value-type="float" office:value="12.32811" calcext:value-type="float">
            <text:p>12.32811</text:p>
          </table:table-cell>
          <table:table-cell table:formula="of:=[.C407]-[.C4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23" calcext:value-type="float">
            <text:p>44223</text:p>
          </table:table-cell>
          <table:table-cell office:value-type="float" office:value="349.515442" calcext:value-type="float">
            <text:p>349.515442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8808" calcext:value-type="float">
            <text:p>12.328808</text:p>
          </table:table-cell>
          <table:table-cell table:formula="of:=[.C408]-[.C4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14" calcext:value-type="float">
            <text:p>44314</text:p>
          </table:table-cell>
          <table:table-cell office:value-type="float" office:value="349.521118" calcext:value-type="float">
            <text:p>349.521118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29008" calcext:value-type="float">
            <text:p>12.329008</text:p>
          </table:table-cell>
          <table:table-cell table:formula="of:=[.C409]-[.C4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05" calcext:value-type="float">
            <text:p>44405</text:p>
          </table:table-cell>
          <table:table-cell office:value-type="float" office:value="349.521545" calcext:value-type="float">
            <text:p>349.52154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9023" calcext:value-type="float">
            <text:p>12.329023</text:p>
          </table:table-cell>
          <table:table-cell table:formula="of:=[.C410]-[.C4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96" calcext:value-type="float">
            <text:p>44496</text:p>
          </table:table-cell>
          <table:table-cell office:value-type="float" office:value="349.514954" calcext:value-type="float">
            <text:p>349.514954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8791" calcext:value-type="float">
            <text:p>12.328791</text:p>
          </table:table-cell>
          <table:table-cell table:formula="of:=[.C411]-[.C4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87" calcext:value-type="float">
            <text:p>44587</text:p>
          </table:table-cell>
          <table:table-cell office:value-type="float" office:value="349.527466" calcext:value-type="float">
            <text:p>349.52746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9232" calcext:value-type="float">
            <text:p>12.329232</text:p>
          </table:table-cell>
          <table:table-cell table:formula="of:=[.C412]-[.C4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78" calcext:value-type="float">
            <text:p>44678</text:p>
          </table:table-cell>
          <table:table-cell office:value-type="float" office:value="349.530426" calcext:value-type="float">
            <text:p>349.530426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29336" calcext:value-type="float">
            <text:p>12.329336</text:p>
          </table:table-cell>
          <table:table-cell table:formula="of:=[.C413]-[.C4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69" calcext:value-type="float">
            <text:p>44769</text:p>
          </table:table-cell>
          <table:table-cell office:value-type="float" office:value="349.51474" calcext:value-type="float">
            <text:p>349.5147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8783" calcext:value-type="float">
            <text:p>12.328783</text:p>
          </table:table-cell>
          <table:table-cell table:formula="of:=[.C414]-[.C4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60" calcext:value-type="float">
            <text:p>44860</text:p>
          </table:table-cell>
          <table:table-cell office:value-type="float" office:value="349.509308" calcext:value-type="float">
            <text:p>349.509308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591" calcext:value-type="float">
            <text:p>12.328591</text:p>
          </table:table-cell>
          <table:table-cell table:formula="of:=[.C415]-[.C4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51" calcext:value-type="float">
            <text:p>44951</text:p>
          </table:table-cell>
          <table:table-cell office:value-type="float" office:value="349.522919" calcext:value-type="float">
            <text:p>349.522919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29071" calcext:value-type="float">
            <text:p>12.329071</text:p>
          </table:table-cell>
          <table:table-cell table:formula="of:=[.C416]-[.C4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42" calcext:value-type="float">
            <text:p>45042</text:p>
          </table:table-cell>
          <table:table-cell office:value-type="float" office:value="349.506104" calcext:value-type="float">
            <text:p>349.506104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8478" calcext:value-type="float">
            <text:p>12.328478</text:p>
          </table:table-cell>
          <table:table-cell table:formula="of:=[.C417]-[.C4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33" calcext:value-type="float">
            <text:p>45133</text:p>
          </table:table-cell>
          <table:table-cell office:value-type="float" office:value="349.495422" calcext:value-type="float">
            <text:p>349.49542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8101" calcext:value-type="float">
            <text:p>12.328101</text:p>
          </table:table-cell>
          <table:table-cell table:formula="of:=[.C418]-[.C4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24" calcext:value-type="float">
            <text:p>45224</text:p>
          </table:table-cell>
          <table:table-cell office:value-type="float" office:value="349.494324" calcext:value-type="float">
            <text:p>349.494324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8063" calcext:value-type="float">
            <text:p>12.328063</text:p>
          </table:table-cell>
          <table:table-cell table:formula="of:=[.C419]-[.C4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15" calcext:value-type="float">
            <text:p>45315</text:p>
          </table:table-cell>
          <table:table-cell office:value-type="float" office:value="349.50296" calcext:value-type="float">
            <text:p>349.5029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8367" calcext:value-type="float">
            <text:p>12.328367</text:p>
          </table:table-cell>
          <table:table-cell table:formula="of:=[.C420]-[.C4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06" calcext:value-type="float">
            <text:p>45406</text:p>
          </table:table-cell>
          <table:table-cell office:value-type="float" office:value="349.495026" calcext:value-type="float">
            <text:p>349.495026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8088" calcext:value-type="float">
            <text:p>12.328088</text:p>
          </table:table-cell>
          <table:table-cell table:formula="of:=[.C421]-[.C4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97" calcext:value-type="float">
            <text:p>45497</text:p>
          </table:table-cell>
          <table:table-cell office:value-type="float" office:value="349.487488" calcext:value-type="float">
            <text:p>349.487488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7822" calcext:value-type="float">
            <text:p>12.327822</text:p>
          </table:table-cell>
          <table:table-cell table:formula="of:=[.C422]-[.C4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88" calcext:value-type="float">
            <text:p>45588</text:p>
          </table:table-cell>
          <table:table-cell office:value-type="float" office:value="349.481384" calcext:value-type="float">
            <text:p>349.481384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7606" calcext:value-type="float">
            <text:p>12.327606</text:p>
          </table:table-cell>
          <table:table-cell table:formula="of:=[.C423]-[.C4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79" calcext:value-type="float">
            <text:p>45679</text:p>
          </table:table-cell>
          <table:table-cell office:value-type="float" office:value="349.485016" calcext:value-type="float">
            <text:p>349.485016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7734" calcext:value-type="float">
            <text:p>12.327734</text:p>
          </table:table-cell>
          <table:table-cell table:formula="of:=[.C424]-[.C4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69" calcext:value-type="float">
            <text:p>45769</text:p>
          </table:table-cell>
          <table:table-cell office:value-type="float" office:value="349.484314" calcext:value-type="float">
            <text:p>349.484314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71" calcext:value-type="float">
            <text:p>12.32771</text:p>
          </table:table-cell>
          <table:table-cell table:formula="of:=[.C425]-[.C42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60" calcext:value-type="float">
            <text:p>45860</text:p>
          </table:table-cell>
          <table:table-cell office:value-type="float" office:value="349.466827" calcext:value-type="float">
            <text:p>349.46682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7093" calcext:value-type="float">
            <text:p>12.327093</text:p>
          </table:table-cell>
          <table:table-cell table:formula="of:=[.C426]-[.C4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51" calcext:value-type="float">
            <text:p>45951</text:p>
          </table:table-cell>
          <table:table-cell office:value-type="float" office:value="349.455231" calcext:value-type="float">
            <text:p>349.455231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6684" calcext:value-type="float">
            <text:p>12.326684</text:p>
          </table:table-cell>
          <table:table-cell table:formula="of:=[.C427]-[.C4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42" calcext:value-type="float">
            <text:p>46042</text:p>
          </table:table-cell>
          <table:table-cell office:value-type="float" office:value="349.450653" calcext:value-type="float">
            <text:p>349.450653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6522" calcext:value-type="float">
            <text:p>12.326522</text:p>
          </table:table-cell>
          <table:table-cell table:formula="of:=[.C428]-[.C4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33" calcext:value-type="float">
            <text:p>46133</text:p>
          </table:table-cell>
          <table:table-cell office:value-type="float" office:value="349.442017" calcext:value-type="float">
            <text:p>349.442017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218" calcext:value-type="float">
            <text:p>12.326218</text:p>
          </table:table-cell>
          <table:table-cell table:formula="of:=[.C429]-[.C4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24" calcext:value-type="float">
            <text:p>46224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6306" calcext:value-type="float">
            <text:p>12.326306</text:p>
          </table:table-cell>
          <table:table-cell table:formula="of:=[.C430]-[.C4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15" calcext:value-type="float">
            <text:p>46315</text:p>
          </table:table-cell>
          <table:table-cell office:value-type="float" office:value="349.435852" calcext:value-type="float">
            <text:p>349.43585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6" calcext:value-type="float">
            <text:p>12.326</text:p>
          </table:table-cell>
          <table:table-cell table:formula="of:=[.C431]-[.C4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06" calcext:value-type="float">
            <text:p>46406</text:p>
          </table:table-cell>
          <table:table-cell office:value-type="float" office:value="349.43338" calcext:value-type="float">
            <text:p>349.4333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5913" calcext:value-type="float">
            <text:p>12.325913</text:p>
          </table:table-cell>
          <table:table-cell table:formula="of:=[.C432]-[.C4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97" calcext:value-type="float">
            <text:p>46497</text:p>
          </table:table-cell>
          <table:table-cell office:value-type="float" office:value="349.433624" calcext:value-type="float">
            <text:p>349.433624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5922" calcext:value-type="float">
            <text:p>12.325922</text:p>
          </table:table-cell>
          <table:table-cell table:formula="of:=[.C433]-[.C4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88" calcext:value-type="float">
            <text:p>46588</text:p>
          </table:table-cell>
          <table:table-cell office:value-type="float" office:value="349.429291" calcext:value-type="float">
            <text:p>349.42929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5768" calcext:value-type="float">
            <text:p>12.325768</text:p>
          </table:table-cell>
          <table:table-cell table:formula="of:=[.C434]-[.C4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79" calcext:value-type="float">
            <text:p>46679</text:p>
          </table:table-cell>
          <table:table-cell office:value-type="float" office:value="349.432007" calcext:value-type="float">
            <text:p>349.432007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5865" calcext:value-type="float">
            <text:p>12.325865</text:p>
          </table:table-cell>
          <table:table-cell table:formula="of:=[.C435]-[.C4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70" calcext:value-type="float">
            <text:p>46770</text:p>
          </table:table-cell>
          <table:table-cell office:value-type="float" office:value="349.436584" calcext:value-type="float">
            <text:p>349.436584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6026" calcext:value-type="float">
            <text:p>12.326026</text:p>
          </table:table-cell>
          <table:table-cell table:formula="of:=[.C436]-[.C4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61" calcext:value-type="float">
            <text:p>46861</text:p>
          </table:table-cell>
          <table:table-cell office:value-type="float" office:value="349.44635" calcext:value-type="float">
            <text:p>349.44635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37" calcext:value-type="float">
            <text:p>12.32637</text:p>
          </table:table-cell>
          <table:table-cell table:formula="of:=[.C437]-[.C4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52" calcext:value-type="float">
            <text:p>46952</text:p>
          </table:table-cell>
          <table:table-cell office:value-type="float" office:value="349.44931" calcext:value-type="float">
            <text:p>349.44931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475" calcext:value-type="float">
            <text:p>12.326475</text:p>
          </table:table-cell>
          <table:table-cell table:formula="of:=[.C438]-[.C4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43" calcext:value-type="float">
            <text:p>47043</text:p>
          </table:table-cell>
          <table:table-cell office:value-type="float" office:value="349.438416" calcext:value-type="float">
            <text:p>349.438416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6091" calcext:value-type="float">
            <text:p>12.326091</text:p>
          </table:table-cell>
          <table:table-cell table:formula="of:=[.C439]-[.C4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34" calcext:value-type="float">
            <text:p>47134</text:p>
          </table:table-cell>
          <table:table-cell office:value-type="float" office:value="349.433411" calcext:value-type="float">
            <text:p>349.43341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5914" calcext:value-type="float">
            <text:p>12.325914</text:p>
          </table:table-cell>
          <table:table-cell table:formula="of:=[.C440]-[.C4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25" calcext:value-type="float">
            <text:p>47225</text:p>
          </table:table-cell>
          <table:table-cell office:value-type="float" office:value="349.429779" calcext:value-type="float">
            <text:p>349.42977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5786" calcext:value-type="float">
            <text:p>12.325786</text:p>
          </table:table-cell>
          <table:table-cell table:formula="of:=[.C441]-[.C4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16" calcext:value-type="float">
            <text:p>47316</text:p>
          </table:table-cell>
          <table:table-cell office:value-type="float" office:value="349.440247" calcext:value-type="float">
            <text:p>349.440247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156" calcext:value-type="float">
            <text:p>12.326156</text:p>
          </table:table-cell>
          <table:table-cell table:formula="of:=[.C442]-[.C4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07" calcext:value-type="float">
            <text:p>47407</text:p>
          </table:table-cell>
          <table:table-cell office:value-type="float" office:value="349.427063" calcext:value-type="float">
            <text:p>349.427063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569" calcext:value-type="float">
            <text:p>12.32569</text:p>
          </table:table-cell>
          <table:table-cell table:formula="of:=[.C443]-[.C4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98" calcext:value-type="float">
            <text:p>47498</text:p>
          </table:table-cell>
          <table:table-cell office:value-type="float" office:value="349.438873" calcext:value-type="float">
            <text:p>349.438873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6107" calcext:value-type="float">
            <text:p>12.326107</text:p>
          </table:table-cell>
          <table:table-cell table:formula="of:=[.C444]-[.C4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89" calcext:value-type="float">
            <text:p>47589</text:p>
          </table:table-cell>
          <table:table-cell office:value-type="float" office:value="349.431122" calcext:value-type="float">
            <text:p>349.431122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5833" calcext:value-type="float">
            <text:p>12.325833</text:p>
          </table:table-cell>
          <table:table-cell table:formula="of:=[.C445]-[.C4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80" calcext:value-type="float">
            <text:p>47680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5521" calcext:value-type="float">
            <text:p>12.325521</text:p>
          </table:table-cell>
          <table:table-cell table:formula="of:=[.C446]-[.C4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71" calcext:value-type="float">
            <text:p>47771</text:p>
          </table:table-cell>
          <table:table-cell office:value-type="float" office:value="349.436584" calcext:value-type="float">
            <text:p>349.436584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6026" calcext:value-type="float">
            <text:p>12.326026</text:p>
          </table:table-cell>
          <table:table-cell table:formula="of:=[.C447]-[.C4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62" calcext:value-type="float">
            <text:p>47862</text:p>
          </table:table-cell>
          <table:table-cell office:value-type="float" office:value="349.446594" calcext:value-type="float">
            <text:p>349.446594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26379" calcext:value-type="float">
            <text:p>12.326379</text:p>
          </table:table-cell>
          <table:table-cell table:formula="of:=[.C448]-[.C4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53" calcext:value-type="float">
            <text:p>47953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6419" calcext:value-type="float">
            <text:p>12.326419</text:p>
          </table:table-cell>
          <table:table-cell table:formula="of:=[.C449]-[.C4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44" calcext:value-type="float">
            <text:p>48044</text:p>
          </table:table-cell>
          <table:table-cell office:value-type="float" office:value="349.435669" calcext:value-type="float">
            <text:p>349.43566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5994" calcext:value-type="float">
            <text:p>12.325994</text:p>
          </table:table-cell>
          <table:table-cell table:formula="of:=[.C450]-[.C4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35" calcext:value-type="float">
            <text:p>48135</text:p>
          </table:table-cell>
          <table:table-cell office:value-type="float" office:value="349.446838" calcext:value-type="float">
            <text:p>349.446838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387" calcext:value-type="float">
            <text:p>12.326387</text:p>
          </table:table-cell>
          <table:table-cell table:formula="of:=[.C451]-[.C4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26" calcext:value-type="float">
            <text:p>48226</text:p>
          </table:table-cell>
          <table:table-cell office:value-type="float" office:value="349.44635" calcext:value-type="float">
            <text:p>349.44635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37" calcext:value-type="float">
            <text:p>12.32637</text:p>
          </table:table-cell>
          <table:table-cell table:formula="of:=[.C452]-[.C4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17" calcext:value-type="float">
            <text:p>48317</text:p>
          </table:table-cell>
          <table:table-cell office:value-type="float" office:value="349.469788" calcext:value-type="float">
            <text:p>349.469788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27197" calcext:value-type="float">
            <text:p>12.327197</text:p>
          </table:table-cell>
          <table:table-cell table:formula="of:=[.C453]-[.C4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08" calcext:value-type="float">
            <text:p>48408</text:p>
          </table:table-cell>
          <table:table-cell office:value-type="float" office:value="349.472473" calcext:value-type="float">
            <text:p>349.472473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7292" calcext:value-type="float">
            <text:p>12.327292</text:p>
          </table:table-cell>
          <table:table-cell table:formula="of:=[.C454]-[.C4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99" calcext:value-type="float">
            <text:p>48499</text:p>
          </table:table-cell>
          <table:table-cell office:value-type="float" office:value="349.463409" calcext:value-type="float">
            <text:p>349.46340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6972" calcext:value-type="float">
            <text:p>12.326972</text:p>
          </table:table-cell>
          <table:table-cell table:formula="of:=[.C455]-[.C4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90" calcext:value-type="float">
            <text:p>48590</text:p>
          </table:table-cell>
          <table:table-cell office:value-type="float" office:value="349.458405" calcext:value-type="float">
            <text:p>349.45840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6796" calcext:value-type="float">
            <text:p>12.326796</text:p>
          </table:table-cell>
          <table:table-cell table:formula="of:=[.C456]-[.C4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81" calcext:value-type="float">
            <text:p>48681</text:p>
          </table:table-cell>
          <table:table-cell office:value-type="float" office:value="349.458618" calcext:value-type="float">
            <text:p>349.458618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26803" calcext:value-type="float">
            <text:p>12.326803</text:p>
          </table:table-cell>
          <table:table-cell table:formula="of:=[.C457]-[.C4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72" calcext:value-type="float">
            <text:p>48772</text:p>
          </table:table-cell>
          <table:table-cell office:value-type="float" office:value="349.444977" calcext:value-type="float">
            <text:p>349.444977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6323" calcext:value-type="float">
            <text:p>12.326323</text:p>
          </table:table-cell>
          <table:table-cell table:formula="of:=[.C458]-[.C4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63" calcext:value-type="float">
            <text:p>48863</text:p>
          </table:table-cell>
          <table:table-cell office:value-type="float" office:value="349.453583" calcext:value-type="float">
            <text:p>349.453583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626" calcext:value-type="float">
            <text:p>12.326626</text:p>
          </table:table-cell>
          <table:table-cell table:formula="of:=[.C459]-[.C4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54" calcext:value-type="float">
            <text:p>48954</text:p>
          </table:table-cell>
          <table:table-cell office:value-type="float" office:value="349.473816" calcext:value-type="float">
            <text:p>349.473816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7339" calcext:value-type="float">
            <text:p>12.327339</text:p>
          </table:table-cell>
          <table:table-cell table:formula="of:=[.C460]-[.C4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45" calcext:value-type="float">
            <text:p>49045</text:p>
          </table:table-cell>
          <table:table-cell office:value-type="float" office:value="349.475647" calcext:value-type="float">
            <text:p>349.475647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404" calcext:value-type="float">
            <text:p>12.327404</text:p>
          </table:table-cell>
          <table:table-cell table:formula="of:=[.C461]-[.C4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36" calcext:value-type="float">
            <text:p>49136</text:p>
          </table:table-cell>
          <table:table-cell office:value-type="float" office:value="349.484283" calcext:value-type="float">
            <text:p>349.484283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7708" calcext:value-type="float">
            <text:p>12.327708</text:p>
          </table:table-cell>
          <table:table-cell table:formula="of:=[.C462]-[.C4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27" calcext:value-type="float">
            <text:p>49227</text:p>
          </table:table-cell>
          <table:table-cell office:value-type="float" office:value="349.478607" calcext:value-type="float">
            <text:p>349.478607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27508" calcext:value-type="float">
            <text:p>12.327508</text:p>
          </table:table-cell>
          <table:table-cell table:formula="of:=[.C463]-[.C4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18" calcext:value-type="float">
            <text:p>49318</text:p>
          </table:table-cell>
          <table:table-cell office:value-type="float" office:value="349.469971" calcext:value-type="float">
            <text:p>349.46997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7204" calcext:value-type="float">
            <text:p>12.327204</text:p>
          </table:table-cell>
          <table:table-cell table:formula="of:=[.C464]-[.C4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09" calcext:value-type="float">
            <text:p>49409</text:p>
          </table:table-cell>
          <table:table-cell office:value-type="float" office:value="349.480652" calcext:value-type="float">
            <text:p>349.48065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758" calcext:value-type="float">
            <text:p>12.32758</text:p>
          </table:table-cell>
          <table:table-cell table:formula="of:=[.C465]-[.C4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00" calcext:value-type="float">
            <text:p>49500</text:p>
          </table:table-cell>
          <table:table-cell office:value-type="float" office:value="349.497253" calcext:value-type="float">
            <text:p>349.497253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166" calcext:value-type="float">
            <text:p>12.328166</text:p>
          </table:table-cell>
          <table:table-cell table:formula="of:=[.C466]-[.C4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91" calcext:value-type="float">
            <text:p>49591</text:p>
          </table:table-cell>
          <table:table-cell office:value-type="float" office:value="349.486572" calcext:value-type="float">
            <text:p>349.486572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789" calcext:value-type="float">
            <text:p>12.327789</text:p>
          </table:table-cell>
          <table:table-cell table:formula="of:=[.C467]-[.C4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82" calcext:value-type="float">
            <text:p>49682</text:p>
          </table:table-cell>
          <table:table-cell office:value-type="float" office:value="349.507965" calcext:value-type="float">
            <text:p>349.507965</text:p>
          </table:table-cell>
          <table:table-cell office:value-type="float" office:value="349.636353" calcext:value-type="float">
            <text:p>349.636353</text:p>
          </table:table-cell>
          <table:table-cell office:value-type="float" office:value="12.328544" calcext:value-type="float">
            <text:p>12.328544</text:p>
          </table:table-cell>
          <table:table-cell table:formula="of:=[.C468]-[.C4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73" calcext:value-type="float">
            <text:p>49773</text:p>
          </table:table-cell>
          <table:table-cell office:value-type="float" office:value="349.513428" calcext:value-type="float">
            <text:p>349.513428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736" calcext:value-type="float">
            <text:p>12.328736</text:p>
          </table:table-cell>
          <table:table-cell table:formula="of:=[.C469]-[.C4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64" calcext:value-type="float">
            <text:p>49864</text:p>
          </table:table-cell>
          <table:table-cell office:value-type="float" office:value="349.500671" calcext:value-type="float">
            <text:p>349.50067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8287" calcext:value-type="float">
            <text:p>12.328287</text:p>
          </table:table-cell>
          <table:table-cell table:formula="of:=[.C470]-[.C4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55" calcext:value-type="float">
            <text:p>49955</text:p>
          </table:table-cell>
          <table:table-cell office:value-type="float" office:value="349.503845" calcext:value-type="float">
            <text:p>349.50384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399" calcext:value-type="float">
            <text:p>12.328399</text:p>
          </table:table-cell>
          <table:table-cell table:formula="of:=[.C471]-[.C4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45" calcext:value-type="float">
            <text:p>50045</text:p>
          </table:table-cell>
          <table:table-cell office:value-type="float" office:value="349.498199" calcext:value-type="float">
            <text:p>349.498199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8199" calcext:value-type="float">
            <text:p>12.328199</text:p>
          </table:table-cell>
          <table:table-cell table:formula="of:=[.C472]-[.C47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36" calcext:value-type="float">
            <text:p>50136</text:p>
          </table:table-cell>
          <table:table-cell office:value-type="float" office:value="349.487732" calcext:value-type="float">
            <text:p>349.48773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783" calcext:value-type="float">
            <text:p>12.32783</text:p>
          </table:table-cell>
          <table:table-cell table:formula="of:=[.C473]-[.C4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27" calcext:value-type="float">
            <text:p>50227</text:p>
          </table:table-cell>
          <table:table-cell office:value-type="float" office:value="349.501129" calcext:value-type="float">
            <text:p>349.501129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8302" calcext:value-type="float">
            <text:p>12.328302</text:p>
          </table:table-cell>
          <table:table-cell table:formula="of:=[.C474]-[.C4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18" calcext:value-type="float">
            <text:p>50318</text:p>
          </table:table-cell>
          <table:table-cell office:value-type="float" office:value="349.499084" calcext:value-type="float">
            <text:p>349.499084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8231" calcext:value-type="float">
            <text:p>12.328231</text:p>
          </table:table-cell>
          <table:table-cell table:formula="of:=[.C475]-[.C4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09" calcext:value-type="float">
            <text:p>50409</text:p>
          </table:table-cell>
          <table:table-cell office:value-type="float" office:value="349.498199" calcext:value-type="float">
            <text:p>349.498199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199" calcext:value-type="float">
            <text:p>12.328199</text:p>
          </table:table-cell>
          <table:table-cell table:formula="of:=[.C476]-[.C4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00" calcext:value-type="float">
            <text:p>50500</text:p>
          </table:table-cell>
          <table:table-cell office:value-type="float" office:value="349.498383" calcext:value-type="float">
            <text:p>349.498383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8206" calcext:value-type="float">
            <text:p>12.328206</text:p>
          </table:table-cell>
          <table:table-cell table:formula="of:=[.C477]-[.C4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91" calcext:value-type="float">
            <text:p>50591</text:p>
          </table:table-cell>
          <table:table-cell office:value-type="float" office:value="349.494537" calcext:value-type="float">
            <text:p>349.494537</text:p>
          </table:table-cell>
          <table:table-cell office:value-type="float" office:value="349.597717" calcext:value-type="float">
            <text:p>349.597717</text:p>
          </table:table-cell>
          <table:table-cell office:value-type="float" office:value="12.328071" calcext:value-type="float">
            <text:p>12.328071</text:p>
          </table:table-cell>
          <table:table-cell table:formula="of:=[.C478]-[.C4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82" calcext:value-type="float">
            <text:p>50682</text:p>
          </table:table-cell>
          <table:table-cell office:value-type="float" office:value="349.517944" calcext:value-type="float">
            <text:p>349.517944</text:p>
          </table:table-cell>
          <table:table-cell office:value-type="float" office:value="349.740906" calcext:value-type="float">
            <text:p>349.740906</text:p>
          </table:table-cell>
          <table:table-cell office:value-type="float" office:value="12.328896" calcext:value-type="float">
            <text:p>12.328896</text:p>
          </table:table-cell>
          <table:table-cell table:formula="of:=[.C479]-[.C4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73" calcext:value-type="float">
            <text:p>50773</text:p>
          </table:table-cell>
          <table:table-cell office:value-type="float" office:value="349.533173" calcext:value-type="float">
            <text:p>349.533173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29433" calcext:value-type="float">
            <text:p>12.329433</text:p>
          </table:table-cell>
          <table:table-cell table:formula="of:=[.C480]-[.C4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64" calcext:value-type="float">
            <text:p>50864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9305" calcext:value-type="float">
            <text:p>12.329305</text:p>
          </table:table-cell>
          <table:table-cell table:formula="of:=[.C481]-[.C4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55" calcext:value-type="float">
            <text:p>50955</text:p>
          </table:table-cell>
          <table:table-cell office:value-type="float" office:value="349.523376" calcext:value-type="float">
            <text:p>349.523376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9087" calcext:value-type="float">
            <text:p>12.329087</text:p>
          </table:table-cell>
          <table:table-cell table:formula="of:=[.C482]-[.C4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46" calcext:value-type="float">
            <text:p>51046</text:p>
          </table:table-cell>
          <table:table-cell office:value-type="float" office:value="349.520905" calcext:value-type="float">
            <text:p>349.52090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9" calcext:value-type="float">
            <text:p>12.329</text:p>
          </table:table-cell>
          <table:table-cell table:formula="of:=[.C483]-[.C4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37" calcext:value-type="float">
            <text:p>51137</text:p>
          </table:table-cell>
          <table:table-cell office:value-type="float" office:value="349.517731" calcext:value-type="float">
            <text:p>349.517731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8889" calcext:value-type="float">
            <text:p>12.328889</text:p>
          </table:table-cell>
          <table:table-cell table:formula="of:=[.C484]-[.C4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28" calcext:value-type="float">
            <text:p>51228</text:p>
          </table:table-cell>
          <table:table-cell office:value-type="float" office:value="349.517731" calcext:value-type="float">
            <text:p>349.51773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8889" calcext:value-type="float">
            <text:p>12.328889</text:p>
          </table:table-cell>
          <table:table-cell table:formula="of:=[.C485]-[.C4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19" calcext:value-type="float">
            <text:p>51319</text:p>
          </table:table-cell>
          <table:table-cell office:value-type="float" office:value="349.525665" calcext:value-type="float">
            <text:p>349.525665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29168" calcext:value-type="float">
            <text:p>12.329168</text:p>
          </table:table-cell>
          <table:table-cell table:formula="of:=[.C486]-[.C4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10" calcext:value-type="float">
            <text:p>51410</text:p>
          </table:table-cell>
          <table:table-cell office:value-type="float" office:value="349.54068" calcext:value-type="float">
            <text:p>349.54068</text:p>
          </table:table-cell>
          <table:table-cell office:value-type="float" office:value="349.629547" calcext:value-type="float">
            <text:p>349.629547</text:p>
          </table:table-cell>
          <table:table-cell office:value-type="float" office:value="12.329698" calcext:value-type="float">
            <text:p>12.329698</text:p>
          </table:table-cell>
          <table:table-cell table:formula="of:=[.C487]-[.C4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01" calcext:value-type="float">
            <text:p>51501</text:p>
          </table:table-cell>
          <table:table-cell office:value-type="float" office:value="349.536591" calcext:value-type="float">
            <text:p>349.536591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29554" calcext:value-type="float">
            <text:p>12.329554</text:p>
          </table:table-cell>
          <table:table-cell table:formula="of:=[.C488]-[.C4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92" calcext:value-type="float">
            <text:p>51592</text:p>
          </table:table-cell>
          <table:table-cell office:value-type="float" office:value="349.524109" calcext:value-type="float">
            <text:p>349.524109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29113" calcext:value-type="float">
            <text:p>12.329113</text:p>
          </table:table-cell>
          <table:table-cell table:formula="of:=[.C489]-[.C4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83" calcext:value-type="float">
            <text:p>51683</text:p>
          </table:table-cell>
          <table:table-cell office:value-type="float" office:value="349.522522" calcext:value-type="float">
            <text:p>349.522522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058" calcext:value-type="float">
            <text:p>12.329058</text:p>
          </table:table-cell>
          <table:table-cell table:formula="of:=[.C490]-[.C4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74" calcext:value-type="float">
            <text:p>51774</text:p>
          </table:table-cell>
          <table:table-cell office:value-type="float" office:value="349.534546" calcext:value-type="float">
            <text:p>349.534546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29481" calcext:value-type="float">
            <text:p>12.329481</text:p>
          </table:table-cell>
          <table:table-cell table:formula="of:=[.C491]-[.C4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65" calcext:value-type="float">
            <text:p>51865</text:p>
          </table:table-cell>
          <table:table-cell office:value-type="float" office:value="349.537506" calcext:value-type="float">
            <text:p>349.53750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9586" calcext:value-type="float">
            <text:p>12.329586</text:p>
          </table:table-cell>
          <table:table-cell table:formula="of:=[.C492]-[.C4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56" calcext:value-type="float">
            <text:p>51956</text:p>
          </table:table-cell>
          <table:table-cell office:value-type="float" office:value="349.535004" calcext:value-type="float">
            <text:p>349.535004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9497" calcext:value-type="float">
            <text:p>12.329497</text:p>
          </table:table-cell>
          <table:table-cell table:formula="of:=[.C493]-[.C4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47" calcext:value-type="float">
            <text:p>52047</text:p>
          </table:table-cell>
          <table:table-cell office:value-type="float" office:value="349.529327" calcext:value-type="float">
            <text:p>349.52932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9297" calcext:value-type="float">
            <text:p>12.329297</text:p>
          </table:table-cell>
          <table:table-cell table:formula="of:=[.C494]-[.C4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38" calcext:value-type="float">
            <text:p>52138</text:p>
          </table:table-cell>
          <table:table-cell office:value-type="float" office:value="349.530914" calcext:value-type="float">
            <text:p>349.530914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9353" calcext:value-type="float">
            <text:p>12.329353</text:p>
          </table:table-cell>
          <table:table-cell table:formula="of:=[.C495]-[.C4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29" calcext:value-type="float">
            <text:p>52229</text:p>
          </table:table-cell>
          <table:table-cell office:value-type="float" office:value="349.534119" calcext:value-type="float">
            <text:p>349.534119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29467" calcext:value-type="float">
            <text:p>12.329467</text:p>
          </table:table-cell>
          <table:table-cell table:formula="of:=[.C496]-[.C4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20" calcext:value-type="float">
            <text:p>52320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29226" calcext:value-type="float">
            <text:p>12.329226</text:p>
          </table:table-cell>
          <table:table-cell table:formula="of:=[.C497]-[.C4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11" calcext:value-type="float">
            <text:p>52411</text:p>
          </table:table-cell>
          <table:table-cell office:value-type="float" office:value="349.514313" calcext:value-type="float">
            <text:p>349.51431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8768" calcext:value-type="float">
            <text:p>12.328768</text:p>
          </table:table-cell>
          <table:table-cell table:formula="of:=[.C498]-[.C4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02" calcext:value-type="float">
            <text:p>52502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28584" calcext:value-type="float">
            <text:p>12.328584</text:p>
          </table:table-cell>
          <table:table-cell table:formula="of:=[.C499]-[.C4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93" calcext:value-type="float">
            <text:p>52593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8584" calcext:value-type="float">
            <text:p>12.328584</text:p>
          </table:table-cell>
          <table:table-cell table:formula="of:=[.C500]-[.C4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1]-[.C500]" office:value-type="float" office:value="-52593" calcext:value-type="float">
            <text:p>-5259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2]-[.C5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3]-[.C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4]-[.C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5]-[.C5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6]-[.C5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7]-[.C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8]-[.C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9]-[.C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0]-[.C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1]-[.C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2]-[.C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3]-[.C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4]-[.C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5]-[.C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6]-[.C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7]-[.C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8]-[.C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9]-[.C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0]-[.C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1]-[.C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2]-[.C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3]-[.C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4]-[.C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5]-[.C5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6]-[.C5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7]-[.C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8]-[.C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9]-[.C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0]-[.C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1]-[.C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2]-[.C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3]-[.C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4]-[.C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5]-[.C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6]-[.C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7]-[.C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8]-[.C5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9]-[.C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0]-[.C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1]-[.C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2]-[.C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3]-[.C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4]-[.C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5]-[.C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6]-[.C5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7]-[.C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8]-[.C5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9]-[.C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0]-[.C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1]-[.C5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2]-[.C5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3]-[.C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4]-[.C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5]-[.C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6]-[.C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7]-[.C5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8]-[.C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9]-[.C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0]-[.C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1]-[.C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2]-[.C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3]-[.C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4]-[.C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5]-[.C5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6]-[.C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7]-[.C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8]-[.C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9]-[.C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0]-[.C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1]-[.C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2]-[.C5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3]-[.C5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4]-[.C5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5]-[.C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6]-[.C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7]-[.C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8]-[.C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9]-[.C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0]-[.C5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1]-[.C5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2]-[.C5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3]-[.C5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4]-[.C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5]-[.C5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6]-[.C5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7]-[.C5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8]-[.C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9]-[.C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0]-[.C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1]-[.C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2]-[.C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3]-[.C5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4]-[.C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5]-[.C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6]-[.C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7]-[.C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8]-[.C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9]-[.C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0]-[.C5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1]-[.C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2]-[.C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3]-[.C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4]-[.C6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5]-[.C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6]-[.C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7]-[.C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8]-[.C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9]-[.C6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0]-[.C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1]-[.C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2]-[.C6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3]-[.C6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4]-[.C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5]-[.C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6]-[.C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7]-[.C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8]-[.C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9]-[.C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0]-[.C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1]-[.C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2]-[.C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3]-[.C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4]-[.C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5]-[.C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6]-[.C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7]-[.C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8]-[.C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9]-[.C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0]-[.C6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1]-[.C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2]-[.C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3]-[.C6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4]-[.C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5]-[.C6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6]-[.C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7]-[.C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8]-[.C6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9]-[.C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0]-[.C6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1]-[.C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2]-[.C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3]-[.C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4]-[.C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5]-[.C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6]-[.C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7]-[.C6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8]-[.C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9]-[.C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0]-[.C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1]-[.C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2]-[.C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3]-[.C6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4]-[.C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5]-[.C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6]-[.C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7]-[.C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8]-[.C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9]-[.C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0]-[.C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1]-[.C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2]-[.C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3]-[.C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4]-[.C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5]-[.C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6]-[.C6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7]-[.C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8]-[.C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9]-[.C6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0]-[.C6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1]-[.C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2]-[.C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3]-[.C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4]-[.C6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5]-[.C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6]-[.C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7]-[.C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8]-[.C6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9]-[.C6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0]-[.C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1]-[.C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2]-[.C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3]-[.C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4]-[.C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5]-[.C6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6]-[.C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7]-[.C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8]-[.C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9]-[.C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0]-[.C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1]-[.C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2]-[.C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3]-[.C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4]-[.C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5]-[.C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6]-[.C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7]-[.C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8]-[.C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9]-[.C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0]-[.C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1]-[.C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2]-[.C7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3]-[.C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4]-[.C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5]-[.C7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6]-[.C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7]-[.C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8]-[.C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9]-[.C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0]-[.C7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1]-[.C7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2]-[.C7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3]-[.C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4]-[.C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5]-[.C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6]-[.C7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7]-[.C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8]-[.C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9]-[.C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0]-[.C7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1]-[.C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2]-[.C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3]-[.C7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4]-[.C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5]-[.C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6]-[.C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7]-[.C7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8]-[.C7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9]-[.C7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0]-[.C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1]-[.C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2]-[.C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3]-[.C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4]-[.C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5]-[.C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6]-[.C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7]-[.C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8]-[.C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9]-[.C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0]-[.C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1]-[.C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2]-[.C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3]-[.C7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4]-[.C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5]-[.C7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6]-[.C7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7]-[.C7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8]-[.C7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9]-[.C7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0]-[.C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1]-[.C7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2]-[.C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3]-[.C7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4]-[.C7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5]-[.C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6]-[.C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7]-[.C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8]-[.C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9]-[.C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0]-[.C7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1]-[.C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2]-[.C7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3]-[.C7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4]-[.C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5]-[.C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6]-[.C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7]-[.C7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8]-[.C7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9]-[.C7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0]-[.C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1]-[.C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2]-[.C7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3]-[.C7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4]-[.C7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5]-[.C7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6]-[.C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7]-[.C7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8]-[.C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9]-[.C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0]-[.C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1]-[.C7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2]-[.C7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3]-[.C7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4]-[.C7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5]-[.C7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6]-[.C7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7]-[.C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8]-[.C7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9]-[.C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0]-[.C7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1]-[.C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2]-[.C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3]-[.C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4]-[.C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5]-[.C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6]-[.C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7]-[.C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8]-[.C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9]-[.C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0]-[.C7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1]-[.C8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2]-[.C8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3]-[.C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4]-[.C8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5]-[.C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6]-[.C8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7]-[.C8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8]-[.C8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9]-[.C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0]-[.C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1]-[.C8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2]-[.C8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3]-[.C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4]-[.C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5]-[.C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6]-[.C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7]-[.C8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8]-[.C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9]-[.C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0]-[.C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1]-[.C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2]-[.C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3]-[.C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4]-[.C8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5]-[.C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6]-[.C8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7]-[.C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8]-[.C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9]-[.C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0]-[.C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1]-[.C8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2]-[.C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3]-[.C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4]-[.C8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5]-[.C8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58:29.34222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06:04.854607327</dc:date>
    <meta:editing-duration>PT3H2M5S</meta:editing-duration>
    <meta:editing-cycles>17</meta:editing-cycles>
    <meta:generator>LibreOffice/7.0.4.2$Linux_X86_64 LibreOffice_project/00$Build-2</meta:generator>
    <meta:document-statistic meta:table-count="1" meta:cell-count="30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19.339cm" xlink:href=".." xlink:type="simple" chart:class="chart:line" chart:style-name="ch1">
        <chart:legend chart:legend-position="end" svg:x="29.281cm" svg:y="9.121cm" style:legend-expansion="high" chart:style-name="ch2"/>
        <chart:plot-area chart:style-name="ch3" table:cell-range-address="Sheet1.D1:Sheet1.E250" svg:x="0.538cm" svg:y="0.171cm" svg:width="27.659cm" svg:height="18.704cm">
          <chart:coordinate-region svg:x="1.636cm" svg:y="0.37cm" svg:width="26.561cm" svg:height="17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422485">
                <text:p>349.422485</text:p>
                <draw:g>
                  <svg:desc>Sheet1.D1:Sheet1.D250</svg:desc>
                </draw:g>
              </table:table-cell>
              <table:table-cell office:value-type="float" office:value="349.577271">
                <text:p>349.577271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433411">
                <text:p>349.433411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437958">
                <text:p>349.437958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43454">
                <text:p>349.43454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420929">
                <text:p>349.420929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413635">
                <text:p>349.413635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411163">
                <text:p>349.411163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44455">
                <text:p>349.44455</text:p>
              </table:table-cell>
              <table:table-cell office:value-type="float" office:value="349.561371">
                <text:p>349.561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449799">
                <text:p>349.449799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442993">
                <text:p>349.442993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439575">
                <text:p>349.439575</text:p>
              </table:table-cell>
              <table:table-cell office:value-type="float" office:value="349.543182">
                <text:p>349.543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450928">
                <text:p>349.450928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453674">
                <text:p>349.453674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462097">
                <text:p>349.462097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447083">
                <text:p>349.447083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445923">
                <text:p>349.445923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434326">
                <text:p>349.434326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410706">
                <text:p>349.410706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411591">
                <text:p>349.411591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413391">
                <text:p>349.413391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416809">
                <text:p>349.416809</text:p>
              </table:table-cell>
              <table:table-cell office:value-type="float" office:value="349.577271">
                <text:p>349.577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405945">
                <text:p>349.405945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407501">
                <text:p>349.407501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411804">
                <text:p>349.411804</text:p>
              </table:table-cell>
              <table:table-cell office:value-type="float" office:value="349.534088">
                <text:p>349.534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405212">
                <text:p>349.405212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411591">
                <text:p>349.411591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425476">
                <text:p>349.425476</text:p>
              </table:table-cell>
              <table:table-cell office:value-type="float" office:value="349.46817">
                <text:p>349.46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442291">
                <text:p>349.442291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432281">
                <text:p>349.432281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432526">
                <text:p>349.432526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416809">
                <text:p>349.416809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427246">
                <text:p>349.427246</text:p>
              </table:table-cell>
              <table:table-cell office:value-type="float" office:value="349.46817">
                <text:p>349.46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436829">
                <text:p>349.436829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436584">
                <text:p>349.436584</text:p>
              </table:table-cell>
              <table:table-cell office:value-type="float" office:value="349.53183">
                <text:p>349.53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437927">
                <text:p>349.437927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438416">
                <text:p>349.438416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43158">
                <text:p>349.43158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423401">
                <text:p>349.423401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436584">
                <text:p>349.436584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434296">
                <text:p>349.434296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435211">
                <text:p>349.435211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446594">
                <text:p>349.446594</text:p>
              </table:table-cell>
              <table:table-cell office:value-type="float" office:value="349.581818">
                <text:p>349.581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432251">
                <text:p>349.432251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417267">
                <text:p>349.417267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437469">
                <text:p>349.437469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419525">
                <text:p>349.419525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411346">
                <text:p>349.411346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414764">
                <text:p>349.414764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423889">
                <text:p>349.423889</text:p>
              </table:table-cell>
              <table:table-cell office:value-type="float" office:value="349.570465">
                <text:p>349.570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436371">
                <text:p>349.436371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441132">
                <text:p>349.441132</text:p>
              </table:table-cell>
              <table:table-cell office:value-type="float" office:value="349.477264">
                <text:p>349.477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429993">
                <text:p>349.429993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444336">
                <text:p>349.444336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451843">
                <text:p>349.451843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452942">
                <text:p>349.452942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467072">
                <text:p>349.467072</text:p>
              </table:table-cell>
              <table:table-cell office:value-type="float" office:value="349.440918">
                <text:p>349.4409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482513">
                <text:p>349.482513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480255">
                <text:p>349.480255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461823">
                <text:p>349.461823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452728">
                <text:p>349.452728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457275">
                <text:p>349.457275</text:p>
              </table:table-cell>
              <table:table-cell office:value-type="float" office:value="349.522736">
                <text:p>349.5227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467041">
                <text:p>349.467041</text:p>
              </table:table-cell>
              <table:table-cell office:value-type="float" office:value="349.568176">
                <text:p>349.568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470459">
                <text:p>349.470459</text:p>
              </table:table-cell>
              <table:table-cell office:value-type="float" office:value="349.518188">
                <text:p>349.518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479797">
                <text:p>349.479797</text:p>
              </table:table-cell>
              <table:table-cell office:value-type="float" office:value="349.549988">
                <text:p>349.5499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472717">
                <text:p>349.472717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463623">
                <text:p>349.463623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467041">
                <text:p>349.467041</text:p>
              </table:table-cell>
              <table:table-cell office:value-type="float" office:value="349.506805">
                <text:p>349.506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470032">
                <text:p>349.470032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475708">
                <text:p>349.475708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474335">
                <text:p>349.474335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478882">
                <text:p>349.478882</text:p>
              </table:table-cell>
              <table:table-cell office:value-type="float" office:value="349.568176">
                <text:p>349.568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45929">
                <text:p>349.45929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447479">
                <text:p>349.447479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436157">
                <text:p>349.436157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437042">
                <text:p>349.437042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445007">
                <text:p>349.445007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442261">
                <text:p>349.442261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452026">
                <text:p>349.452026</text:p>
              </table:table-cell>
              <table:table-cell office:value-type="float" office:value="349.549988">
                <text:p>349.549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441345">
                <text:p>349.441345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444763">
                <text:p>349.444763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434113">
                <text:p>349.434113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440002">
                <text:p>349.440002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44931">
                <text:p>349.44931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434082">
                <text:p>349.434082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432953">
                <text:p>349.432953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429108">
                <text:p>349.429108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42572">
                <text:p>349.42572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409576">
                <text:p>349.409576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410461">
                <text:p>349.410461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405243">
                <text:p>349.405243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414124">
                <text:p>349.414124</text:p>
              </table:table-cell>
              <table:table-cell office:value-type="float" office:value="349.549988">
                <text:p>349.5499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412292">
                <text:p>349.412292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415009">
                <text:p>349.415009</text:p>
              </table:table-cell>
              <table:table-cell office:value-type="float" office:value="349.520447">
                <text:p>349.520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442322">
                <text:p>349.442322</text:p>
              </table:table-cell>
              <table:table-cell office:value-type="float" office:value="349.556824">
                <text:p>349.556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464355">
                <text:p>349.464355</text:p>
              </table:table-cell>
              <table:table-cell office:value-type="float" office:value="349.629547">
                <text:p>349.6295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47345">
                <text:p>349.47345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457977">
                <text:p>349.457977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44458">
                <text:p>349.44458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458191">
                <text:p>349.458191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472748">
                <text:p>349.472748</text:p>
              </table:table-cell>
              <table:table-cell office:value-type="float" office:value="349.547729">
                <text:p>349.547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467773">
                <text:p>349.467773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480713">
                <text:p>349.480713</text:p>
              </table:table-cell>
              <table:table-cell office:value-type="float" office:value="349.543182">
                <text:p>349.543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472992">
                <text:p>349.472992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464355">
                <text:p>349.464355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441833">
                <text:p>349.441833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436615">
                <text:p>349.436615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461609">
                <text:p>349.461609</text:p>
              </table:table-cell>
              <table:table-cell office:value-type="float" office:value="349.540924">
                <text:p>349.5409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457947">
                <text:p>349.457947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441162">
                <text:p>349.44116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424103">
                <text:p>349.424103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414124">
                <text:p>349.414124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419342">
                <text:p>349.419342</text:p>
              </table:table-cell>
              <table:table-cell office:value-type="float" office:value="349.595459">
                <text:p>349.5954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429993">
                <text:p>349.429993</text:p>
              </table:table-cell>
              <table:table-cell office:value-type="float" office:value="349.549988">
                <text:p>349.549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426819">
                <text:p>349.426819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447937">
                <text:p>349.447937</text:p>
              </table:table-cell>
              <table:table-cell office:value-type="float" office:value="349.615906">
                <text:p>349.615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436371">
                <text:p>349.436371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424561">
                <text:p>349.424561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451355">
                <text:p>349.451355</text:p>
              </table:table-cell>
              <table:table-cell office:value-type="float" office:value="349.486359">
                <text:p>349.4863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461609">
                <text:p>349.461609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461609">
                <text:p>349.461609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47229">
                <text:p>349.47229</text:p>
              </table:table-cell>
              <table:table-cell office:value-type="float" office:value="349.506805">
                <text:p>349.5068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437286">
                <text:p>349.437286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44046">
                <text:p>349.44046</text:p>
              </table:table-cell>
              <table:table-cell office:value-type="float" office:value="349.581818">
                <text:p>349.581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436157">
                <text:p>349.436157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434998">
                <text:p>349.434998</text:p>
              </table:table-cell>
              <table:table-cell office:value-type="float" office:value="349.604553">
                <text:p>349.6045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461792">
                <text:p>349.461792</text:p>
              </table:table-cell>
              <table:table-cell office:value-type="float" office:value="349.581818">
                <text:p>349.5818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452026">
                <text:p>349.452026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453186">
                <text:p>349.453186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46405">
                <text:p>349.46405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48111">
                <text:p>349.48111</text:p>
              </table:table-cell>
              <table:table-cell office:value-type="float" office:value="349.547729">
                <text:p>349.5477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479736">
                <text:p>349.479736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496582">
                <text:p>349.496582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479095">
                <text:p>349.479095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485901">
                <text:p>349.485901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461823">
                <text:p>349.461823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458649">
                <text:p>349.458649</text:p>
              </table:table-cell>
              <table:table-cell office:value-type="float" office:value="349.549988">
                <text:p>349.5499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475922">
                <text:p>349.475922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469788">
                <text:p>349.469788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457947">
                <text:p>349.457947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443176">
                <text:p>349.443176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420227">
                <text:p>349.420227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42453">
                <text:p>349.42453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449982">
                <text:p>349.449982</text:p>
              </table:table-cell>
              <table:table-cell office:value-type="float" office:value="349.661377">
                <text:p>349.6613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447021">
                <text:p>349.447021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464996">
                <text:p>349.464996</text:p>
              </table:table-cell>
              <table:table-cell office:value-type="float" office:value="349.543182">
                <text:p>349.5431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467255">
                <text:p>349.467255</text:p>
              </table:table-cell>
              <table:table-cell office:value-type="float" office:value="349.572723">
                <text:p>349.5727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461792">
                <text:p>349.461792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464294">
                <text:p>349.464294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470886">
                <text:p>349.470886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47113">
                <text:p>349.47113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495911">
                <text:p>349.495911</text:p>
              </table:table-cell>
              <table:table-cell office:value-type="float" office:value="349.511353">
                <text:p>349.5113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496155">
                <text:p>349.496155</text:p>
              </table:table-cell>
              <table:table-cell office:value-type="float" office:value="349.459076">
                <text:p>349.4590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475677">
                <text:p>349.475677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484558">
                <text:p>349.484558</text:p>
              </table:table-cell>
              <table:table-cell office:value-type="float" office:value="349.522736">
                <text:p>349.5227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464783">
                <text:p>349.464783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444305">
                <text:p>349.444305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451111">
                <text:p>349.451111</text:p>
              </table:table-cell>
              <table:table-cell office:value-type="float" office:value="349.511353">
                <text:p>349.5113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459534">
                <text:p>349.459534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470428">
                <text:p>349.470428</text:p>
              </table:table-cell>
              <table:table-cell office:value-type="float" office:value="349.581818">
                <text:p>349.5818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476105">
                <text:p>349.476105</text:p>
              </table:table-cell>
              <table:table-cell office:value-type="float" office:value="349.459076">
                <text:p>349.4590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463593">
                <text:p>349.463593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464081">
                <text:p>349.464081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491821">
                <text:p>349.491821</text:p>
              </table:table-cell>
              <table:table-cell office:value-type="float" office:value="349.7341">
                <text:p>349.73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46701">
                <text:p>349.46701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470184">
                <text:p>349.470184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470886">
                <text:p>349.470886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454285">
                <text:p>349.454285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444763">
                <text:p>349.444763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428406">
                <text:p>349.428406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418854">
                <text:p>349.418854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41748">
                <text:p>349.41748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394104">
                <text:p>349.394104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418396">
                <text:p>349.418396</text:p>
              </table:table-cell>
              <table:table-cell office:value-type="float" office:value="349.977264">
                <text:p>349.9772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421143">
                <text:p>349.421143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448181">
                <text:p>349.448181</text:p>
              </table:table-cell>
              <table:table-cell office:value-type="float" office:value="349.647736">
                <text:p>349.6477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464294">
                <text:p>349.464294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48819">
                <text:p>349.48819</text:p>
              </table:table-cell>
              <table:table-cell office:value-type="float" office:value="349.584076">
                <text:p>349.584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477234">
                <text:p>349.477234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479736">
                <text:p>349.479736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50177">
                <text:p>349.50177</text:p>
              </table:table-cell>
              <table:table-cell office:value-type="float" office:value="349.584076">
                <text:p>349.584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499969">
                <text:p>349.499969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539032">
                <text:p>349.539032</text:p>
              </table:table-cell>
              <table:table-cell office:value-type="float" office:value="349.620453">
                <text:p>349.620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477478">
                <text:p>349.477478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491089">
                <text:p>349.491089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466553">
                <text:p>349.466553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469971">
                <text:p>349.469971</text:p>
              </table:table-cell>
              <table:table-cell office:value-type="float" office:value="349.570465">
                <text:p>349.5704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450897">
                <text:p>349.450897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462036">
                <text:p>349.462036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48703">
                <text:p>349.48703</text:p>
              </table:table-cell>
              <table:table-cell office:value-type="float" office:value="349.693176">
                <text:p>349.6931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483856">
                <text:p>349.483856</text:p>
              </table:table-cell>
              <table:table-cell office:value-type="float" office:value="349.552277">
                <text:p>349.5522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490662">
                <text:p>349.490662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464539">
                <text:p>349.464539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482483">
                <text:p>349.482483</text:p>
              </table:table-cell>
              <table:table-cell office:value-type="float" office:value="349.540924">
                <text:p>349.540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50116">
                <text:p>349.50116</text:p>
              </table:table-cell>
              <table:table-cell office:value-type="float" office:value="349.625">
                <text:p>349.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504761">
                <text:p>349.504761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497925">
                <text:p>349.497925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491577">
                <text:p>349.491577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490906">
                <text:p>349.490906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471619">
                <text:p>349.471619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473877">
                <text:p>349.473877</text:p>
              </table:table-cell>
              <table:table-cell office:value-type="float" office:value="349.575012">
                <text:p>349.5750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478638">
                <text:p>349.478638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489075">
                <text:p>349.489075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464081">
                <text:p>349.464081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44751">
                <text:p>349.44751</text:p>
              </table:table-cell>
              <table:table-cell office:value-type="float" office:value="349.459076">
                <text:p>349.4590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445923">
                <text:p>349.445923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448883">
                <text:p>349.448883</text:p>
              </table:table-cell>
              <table:table-cell office:value-type="float" office:value="349.53183">
                <text:p>349.531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470459">
                <text:p>349.470459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47522">
                <text:p>349.47522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477478">
                <text:p>349.477478</text:p>
              </table:table-cell>
              <table:table-cell office:value-type="float" office:value="349.522736">
                <text:p>349.5227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474762">
                <text:p>349.474762</text:p>
              </table:table-cell>
              <table:table-cell office:value-type="float" office:value="349.547729">
                <text:p>349.5477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467468">
                <text:p>349.467468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469971">
                <text:p>349.469971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496338">
                <text:p>349.496338</text:p>
              </table:table-cell>
              <table:table-cell office:value-type="float" office:value="349.554535">
                <text:p>349.5545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510437">
                <text:p>349.510437</text:p>
              </table:table-cell>
              <table:table-cell office:value-type="float" office:value="349.600006">
                <text:p>349.600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51474">
                <text:p>349.51474</text:p>
              </table:table-cell>
              <table:table-cell office:value-type="float" office:value="349.465912">
                <text:p>349.4659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507477">
                <text:p>349.507477</text:p>
              </table:table-cell>
              <table:table-cell office:value-type="float" office:value="349.459076">
                <text:p>349.4590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496155">
                <text:p>349.496155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48999">
                <text:p>349.48999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496826">
                <text:p>349.496826</text:p>
              </table:table-cell>
              <table:table-cell office:value-type="float" office:value="349.590912">
                <text:p>349.5909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478851">
                <text:p>349.478851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48703">
                <text:p>349.48703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498627">
                <text:p>349.498627</text:p>
              </table:table-cell>
              <table:table-cell office:value-type="float" office:value="349.604553">
                <text:p>349.6045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497955">
                <text:p>349.497955</text:p>
              </table:table-cell>
              <table:table-cell office:value-type="float" office:value="349.547729">
                <text:p>349.5477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470001">
                <text:p>349.470001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463409">
                <text:p>349.463409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454529">
                <text:p>349.454529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469299">
                <text:p>349.469299</text:p>
              </table:table-cell>
              <table:table-cell office:value-type="float" office:value="349.579559">
                <text:p>349.5795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46521">
                <text:p>349.46521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442719">
                <text:p>349.442719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460449">
                <text:p>349.460449</text:p>
              </table:table-cell>
              <table:table-cell office:value-type="float" office:value="349.545441">
                <text:p>349.5454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468201">
                <text:p>349.468201</text:p>
              </table:table-cell>
              <table:table-cell office:value-type="float" office:value="349.556824">
                <text:p>349.556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458191">
                <text:p>349.458191</text:p>
              </table:table-cell>
              <table:table-cell office:value-type="float" office:value="349.504547">
                <text:p>349.5045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456116">
                <text:p>349.456116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476593">
                <text:p>349.476593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485229">
                <text:p>349.485229</text:p>
              </table:table-cell>
              <table:table-cell office:value-type="float" office:value="349.486359">
                <text:p>349.4863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502045">
                <text:p>349.502045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488647">
                <text:p>349.488647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501831">
                <text:p>349.501831</text:p>
              </table:table-cell>
              <table:table-cell office:value-type="float" office:value="349.522736">
                <text:p>349.5227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511383">
                <text:p>349.511383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507751">
                <text:p>349.507751</text:p>
              </table:table-cell>
              <table:table-cell office:value-type="float" office:value="349.509094">
                <text:p>349.509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489563">
                <text:p>349.489563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486847">
                <text:p>349.486847</text:p>
              </table:table-cell>
              <table:table-cell office:value-type="float" office:value="349.477264">
                <text:p>349.4772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479797">
                <text:p>349.479797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489319">
                <text:p>349.489319</text:p>
              </table:table-cell>
              <table:table-cell office:value-type="float" office:value="349.620453">
                <text:p>349.6204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494324">
                <text:p>349.494324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47525">
                <text:p>349.47525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467041">
                <text:p>349.467041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460449">
                <text:p>349.460449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454529">
                <text:p>349.454529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464996">
                <text:p>349.464996</text:p>
              </table:table-cell>
              <table:table-cell office:value-type="float" office:value="349.613647">
                <text:p>349.613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